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42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491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65cm"/>
    </style:style>
    <style:style style:name="co8" style:family="table-column">
      <style:table-column-properties fo:break-before="auto" style:column-width="9.7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8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4" style:family="table-cell" style:parent-style-name="Default">
      <style:table-cell-properties fo:border="0.06pt solid #000000" style:rotation-angle="90"/>
      <style:text-properties style:text-line-through-style="none" style:text-line-through-type="none"/>
    </style:style>
    <style:style style:name="ce5" style:family="table-cell" style:parent-style-name="Default">
      <style:table-cell-properties fo:background-color="#ffffd7" fo:border="0.06pt solid #000000" style:rotation-angle="0"/>
      <style:text-properties style:text-line-through-style="none" style:text-line-through-type="none"/>
    </style:style>
    <style:style style:name="ce9" style:family="table-cell" style:parent-style-name="Default">
      <style:table-cell-properties fo:background-color="#ffdbb6" fo:border="0.06pt solid #000000" style:rotation-angle="0"/>
      <style:text-properties style:text-line-through-style="none" style:text-line-through-type="none"/>
    </style:style>
    <style:style style:name="ce12" style:family="table-cell" style:parent-style-name="Default">
      <style:table-cell-properties fo:background-color="#ffdbb6" fo:border="0.06pt solid #000000"/>
      <style:text-properties style:text-line-through-style="none" style:text-line-through-type="none"/>
    </style:style>
    <style:style style:name="ce15" style:family="table-cell" style:parent-style-name="Default">
      <style:table-cell-properties fo:background-color="#ffd7d7" fo:border="0.06pt solid #000000" style:rotation-angle="0"/>
      <style:text-properties style:text-line-through-style="none" style:text-line-through-type="none"/>
    </style:style>
    <style:style style:name="ce17" style:family="table-cell" style:parent-style-name="Default">
      <style:table-cell-properties fo:background-color="#ffd7d7" fo:border="0.06pt solid #000000"/>
      <style:text-properties style:text-line-through-style="none" style:text-line-through-type="none"/>
    </style:style>
    <style:style style:name="ce19" style:family="table-cell" style:parent-style-name="Default">
      <style:table-cell-properties fo:background-color="#e0c2cd" fo:border="0.06pt solid #000000" style:rotation-angle="0"/>
      <style:text-properties style:text-line-through-style="none" style:text-line-through-type="none"/>
    </style:style>
    <style:style style:name="ce21" style:family="table-cell" style:parent-style-name="Default">
      <style:table-cell-properties fo:background-color="#e0c2cd" fo:border="0.06pt solid #000000"/>
      <style:text-properties style:text-line-through-style="none" style:text-line-through-type="none"/>
    </style:style>
    <style:style style:name="ce22" style:family="table-cell" style:parent-style-name="Default">
      <style:table-cell-properties fo:background-color="#dee6ef" fo:border="0.06pt solid #000000" style:rotation-angle="0"/>
      <style:text-properties style:text-line-through-style="none" style:text-line-through-type="none"/>
    </style:style>
    <style:style style:name="ce23" style:family="table-cell" style:parent-style-name="Default">
      <style:table-cell-properties fo:background-color="#dee6ef" fo:border="0.06pt solid #000000"/>
      <style:text-properties style:text-line-through-style="none" style:text-line-through-type="none"/>
    </style:style>
    <style:style style:name="ce24" style:family="table-cell" style:parent-style-name="Default">
      <style:table-cell-properties fo:background-color="transparent" fo:border="0.06pt solid #000000"/>
      <style:text-properties style:text-line-through-style="none" style:text-line-through-type="none"/>
    </style:style>
    <style:style style:name="ce25" style:family="table-cell" style:parent-style-name="Default">
      <style:text-properties style:text-line-through-style="none" style:text-line-through-type="none"/>
    </style:style>
    <style:style style:name="ce26" style:family="table-cell" style:parent-style-name="Default">
      <style:table-cell-properties fo:background-color="#ffffd7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28" style:family="table-cell" style:parent-style-name="Default">
      <style:table-cell-properties fo:background-color="#ffffd7" style:text-align-source="fix" style:repeat-content="false" fo:wrap-option="wrap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29" style:family="table-cell" style:parent-style-name="Default">
      <style:table-cell-properties fo:background-color="#ffffd7" fo:wrap-option="wrap" fo:border="0.06pt solid #000000" style:rotation-angle="0"/>
      <style:text-properties style:text-line-through-style="none" style:text-line-through-type="none"/>
    </style:style>
    <style:style style:name="ce31" style:family="table-cell" style:parent-style-name="Default">
      <style:table-cell-properties fo:background-color="#ffdbb6" style:text-align-source="fix" style:repeat-content="false" fo:wrap-option="wrap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34" style:family="table-cell" style:parent-style-name="Default">
      <style:table-cell-properties fo:background-color="#ffdbb6" fo:wrap-option="wrap" fo:border="0.06pt solid #000000" style:rotation-angle="0"/>
      <style:text-properties style:text-line-through-style="none" style:text-line-through-type="none"/>
    </style:style>
    <style:style style:name="ce35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6" style:family="table-cell" style:parent-style-name="Default">
      <style:table-cell-properties fo:background-color="#ffdbb6" fo:wrap-option="wrap" fo:border="0.06pt solid #000000"/>
      <style:text-properties style:text-line-through-style="none" style:text-line-through-type="none"/>
    </style:style>
    <style:style style:name="ce40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9" style:family="table-cell" style:parent-style-name="Default">
      <style:table-cell-properties fo:background-color="#ffd7d7" fo:wrap-option="wrap" fo:border="0.06pt solid #000000"/>
      <style:text-properties style:text-line-through-style="none" style:text-line-through-type="none"/>
    </style:style>
    <style:style style:name="ce45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1" style:family="table-cell" style:parent-style-name="Default">
      <style:table-cell-properties fo:background-color="#e0c2cd" fo:wrap-option="wrap" fo:border="0.06pt solid #000000"/>
      <style:text-properties style:text-line-through-style="none" style:text-line-through-type="none"/>
    </style:style>
    <style:style style:name="ce47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3" style:family="table-cell" style:parent-style-name="Default">
      <style:table-cell-properties fo:background-color="#dee6ef" fo:wrap-option="wrap" fo:border="0.06pt solid #000000"/>
      <style:text-properties style:text-line-through-style="none" style:text-line-through-type="none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50" style:family="table-cell" style:parent-style-name="Default">
      <style:table-cell-properties fo:background-color="#ffdbb6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52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53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57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5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60" style:family="table-cell" style:parent-style-name="Default">
      <style:table-cell-properties fo:background-color="#ffffd7" style:text-align-source="fix" style:repeat-content="false" fo:border="0.06pt solid #000000" style:rotation-angle="0" style:vertical-align="middle"/>
      <style:paragraph-properties fo:text-align="center" fo:margin-left="0cm"/>
      <style:text-properties style:text-line-through-style="none" style:text-line-through-type="none"/>
    </style:style>
    <style:style style:name="ce44" style:family="table-cell" style:parent-style-name="Default">
      <style:table-cell-properties fo:background-color="#ffffd7" style:text-align-source="fix" style:repeat-content="false" fo:border="0.06pt solid #000000" style:rotation-angle="0"/>
      <style:paragraph-properties fo:text-align="center" fo:margin-left="0cm"/>
      <style:text-properties style:text-line-through-style="none" style:text-line-through-type="none"/>
    </style:style>
    <style:style style:name="ce62" style:family="table-cell" style:parent-style-name="Default">
      <style:table-cell-properties fo:background-color="#ffdbb6" style:text-align-source="fix" style:repeat-content="false" fo:border="0.06pt solid #000000" style:rotation-angle="0"/>
      <style:paragraph-properties fo:text-align="center" fo:margin-left="0cm"/>
      <style:text-properties style:text-line-through-style="none" style:text-line-through-type="none"/>
    </style:style>
    <style:style style:name="ce71" style:family="table-cell" style:parent-style-name="Default">
      <style:table-cell-properties fo:background-color="#ffd7d7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73" style:family="table-cell" style:parent-style-name="Default">
      <style:table-cell-properties fo:background-color="#e0c2cd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77" style:family="table-cell" style:parent-style-name="Default">
      <style:table-cell-properties fo:background-color="#dee6ef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78" style:family="table-cell" style:parent-style-name="Default">
      <style:table-cell-properties fo:background-color="#ffdbb6" style:text-align-source="fix" style:repeat-content="false" fo:border="0.06pt solid #000000" style:rotation-angle="0" style:vertical-align="middle"/>
      <style:paragraph-properties fo:text-align="center" fo:margin-left="0cm"/>
      <style:text-properties style:text-line-through-style="none" style:text-line-through-type="none"/>
    </style:style>
    <style:style style:name="ce80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82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8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8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85" style:family="table-cell" style:parent-style-name="Default">
      <style:table-cell-properties fo:border="0.06pt solid #000000" style:rotation-angle="90"/>
      <style:text-properties fo:color="#c9211e" style:text-line-through-style="none" style:text-line-through-type="none"/>
    </style:style>
    <style:style style:name="ce88" style:family="table-cell" style:parent-style-name="Default">
      <style:table-cell-properties fo:background-color="#ffffd7" fo:border="0.06pt solid #000000" style:rotation-angle="0"/>
      <style:text-properties fo:color="#c9211e" style:text-line-through-style="none" style:text-line-through-type="none"/>
    </style:style>
    <style:style style:name="ce89" style:family="table-cell" style:parent-style-name="Default">
      <style:table-cell-properties fo:background-color="#ffdbb6" fo:border="0.06pt solid #000000" style:rotation-angle="0"/>
      <style:text-properties fo:color="#c9211e" style:text-line-through-style="none" style:text-line-through-type="none"/>
    </style:style>
    <style:style style:name="ce90" style:family="table-cell" style:parent-style-name="Default">
      <style:table-cell-properties fo:background-color="#ffd7d7" fo:border="0.06pt solid #000000" style:rotation-angle="0"/>
      <style:text-properties fo:color="#c9211e" style:text-line-through-style="none" style:text-line-through-type="none"/>
    </style:style>
    <style:style style:name="ce91" style:family="table-cell" style:parent-style-name="Default">
      <style:table-cell-properties fo:background-color="#e0c2cd" fo:border="0.06pt solid #000000" style:rotation-angle="0"/>
      <style:text-properties fo:color="#c9211e" style:text-line-through-style="none" style:text-line-through-type="none"/>
    </style:style>
    <style:style style:name="ce92" style:family="table-cell" style:parent-style-name="Default">
      <style:table-cell-properties fo:background-color="#dee6ef" fo:border="0.06pt solid #000000" style:rotation-angle="0"/>
      <style:text-properties fo:color="#c9211e" style:text-line-through-style="none" style:text-line-through-type="none"/>
    </style:style>
    <style:style style:name="ce93" style:family="table-cell" style:parent-style-name="Default">
      <style:table-cell-properties fo:background-color="transparent" fo:border="0.06pt solid #000000" style:rotation-angle="0"/>
      <style:text-properties fo:color="#c9211e" style:text-line-through-style="none" style:text-line-through-type="none"/>
    </style:style>
    <style:style style:name="ce94" style:family="table-cell" style:parent-style-name="Default">
      <style:text-properties fo:color="#c9211e" style:text-line-through-style="none" style:text-line-through-type="none"/>
    </style:style>
    <style:style style:name="ce95" style:family="table-cell" style:parent-style-name="Default">
      <style:table-cell-properties fo:border="0.06pt solid #000000" style:rotation-angle="90"/>
      <style:text-properties fo:color="#000000" style:text-line-through-style="none" style:text-line-through-type="none"/>
    </style:style>
    <style:style style:name="ce96" style:family="table-cell" style:parent-style-name="Default">
      <style:table-cell-properties fo:background-color="#ffffd7" fo:border="0.06pt solid #000000" style:rotation-angle="0"/>
      <style:text-properties fo:color="#000000" style:text-line-through-style="none" style:text-line-through-type="none"/>
    </style:style>
    <style:style style:name="ce97" style:family="table-cell" style:parent-style-name="Default">
      <style:table-cell-properties fo:background-color="#ffdbb6" fo:border="0.06pt solid #000000" style:rotation-angle="0"/>
      <style:text-properties fo:color="#000000" style:text-line-through-style="none" style:text-line-through-type="none"/>
    </style:style>
    <style:style style:name="ce98" style:family="table-cell" style:parent-style-name="Default">
      <style:table-cell-properties fo:background-color="#ffdbb6" fo:border="0.06pt solid #000000"/>
      <style:text-properties fo:color="#000000" style:text-line-through-style="none" style:text-line-through-type="none"/>
    </style:style>
    <style:style style:name="ce99" style:family="table-cell" style:parent-style-name="Default">
      <style:table-cell-properties fo:background-color="#ffd7d7" fo:border="0.06pt solid #000000"/>
      <style:text-properties fo:color="#000000" style:text-line-through-style="none" style:text-line-through-type="none"/>
    </style:style>
    <style:style style:name="ce100" style:family="table-cell" style:parent-style-name="Default">
      <style:table-cell-properties fo:background-color="#e0c2cd" fo:border="0.06pt solid #000000"/>
      <style:text-properties fo:color="#000000" style:text-line-through-style="none" style:text-line-through-type="none"/>
    </style:style>
    <style:style style:name="ce101" style:family="table-cell" style:parent-style-name="Default">
      <style:table-cell-properties fo:background-color="#dee6ef" fo:border="0.06pt solid #000000"/>
      <style:text-properties fo:color="#000000" style:text-line-through-style="none" style:text-line-through-type="none"/>
    </style:style>
    <style:style style:name="ce102" style:family="table-cell" style:parent-style-name="Default">
      <style:table-cell-properties fo:background-color="transparent" fo:border="0.06pt solid #000000"/>
      <style:text-properties fo:color="#000000" style:text-line-through-style="none" style:text-line-through-type="none"/>
    </style:style>
    <style:style style:name="ce103" style:family="table-cell" style:parent-style-name="Default">
      <style:text-properties fo:color="#000000" style:text-line-through-style="none" style:text-line-through-type="none"/>
    </style:style>
    <style:style style:name="ce104" style:family="table-cell" style:parent-style-name="Default">
      <style:table-cell-properties fo:background-color="#ffdbb6" fo:border="0.06pt solid #000000"/>
      <style:text-properties fo:color="#c9211e" style:text-line-through-style="none" style:text-line-through-type="none"/>
    </style:style>
    <style:style style:name="ce105" style:family="table-cell" style:parent-style-name="Default">
      <style:table-cell-properties fo:background-color="#ffd7d7" fo:border="0.06pt solid #000000"/>
      <style:text-properties fo:color="#c9211e" style:text-line-through-style="none" style:text-line-through-type="none"/>
    </style:style>
    <style:style style:name="ce106" style:family="table-cell" style:parent-style-name="Default">
      <style:table-cell-properties fo:background-color="#e0c2cd" fo:border="0.06pt solid #000000"/>
      <style:text-properties fo:color="#c9211e" style:text-line-through-style="none" style:text-line-through-type="none"/>
    </style:style>
    <style:style style:name="ce107" style:family="table-cell" style:parent-style-name="Default">
      <style:table-cell-properties fo:background-color="#dee6ef" fo:border="0.06pt solid #000000"/>
      <style:text-properties fo:color="#c9211e" style:text-line-through-style="none" style:text-line-through-type="none"/>
    </style:style>
    <style:style style:name="ce108" style:family="table-cell" style:parent-style-name="Default">
      <style:table-cell-properties fo:background-color="transparent" fo:border="0.06pt solid #000000"/>
      <style:text-properties fo:color="#c9211e" style:text-line-through-style="none" style:text-line-through-type="none"/>
    </style:style>
    <style:style style:name="ce109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color="#000000" style:text-line-through-style="none" style:text-line-through-type="none" fo:font-size="22pt" style:font-size-asian="22pt" style:font-size-complex="22pt"/>
    </style:style>
    <style:style style:name="ce110" style:family="table-cell" style:parent-style-name="Default">
      <style:table-cell-properties fo:background-color="#ffffd7" style:text-align-source="fix" style:repeat-content="false" fo:border="0.06pt solid #000000" style:rotation-angle="0" style:vertical-align="middle"/>
      <style:paragraph-properties fo:text-align="center"/>
      <style:text-properties fo:color="#c9211e" style:text-line-through-style="none" style:text-line-through-type="none"/>
    </style:style>
    <style:style style:name="ce51" style:family="table-cell" style:parent-style-name="Default">
      <style:table-cell-properties fo:background-color="#ffffd7" fo:border="0.06pt solid #000000" style:rotation-angle="0"/>
      <style:text-properties fo:color="#c9211e" style:text-line-through-style="none" style:text-line-through-type="none"/>
    </style:style>
    <style:style style:name="ce113" style:family="table-cell" style:parent-style-name="Default">
      <style:table-cell-properties fo:background-color="#ffdbb6" style:text-align-source="fix" style:repeat-content="false" fo:border="0.06pt solid #000000" style:rotation-angle="0" style:vertical-align="middle"/>
      <style:paragraph-properties fo:text-align="center"/>
      <style:text-properties fo:color="#c9211e" style:text-line-through-style="none" style:text-line-through-type="none"/>
    </style:style>
    <style:style style:name="ce72" style:family="table-cell" style:parent-style-name="Default">
      <style:table-cell-properties fo:background-color="#ffdbb6" fo:border="0.06pt solid #000000" style:rotation-angle="0"/>
      <style:text-properties fo:color="#c9211e" style:text-line-through-style="none" style:text-line-through-type="none"/>
    </style:style>
    <style:style style:name="ce126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fo:color="#c9211e" style:text-line-through-style="none" style:text-line-through-type="none"/>
    </style:style>
    <style:style style:name="ce70" style:family="table-cell" style:parent-style-name="Default">
      <style:table-cell-properties fo:background-color="#ffdbb6" fo:border="0.06pt solid #000000"/>
      <style:text-properties fo:color="#c9211e" style:text-line-through-style="none" style:text-line-through-type="none"/>
    </style:style>
    <style:style style:name="ce130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fo:color="#c9211e" style:text-line-through-style="none" style:text-line-through-type="none"/>
    </style:style>
    <style:style style:name="ce79" style:family="table-cell" style:parent-style-name="Default">
      <style:table-cell-properties fo:background-color="#ffd7d7" fo:border="0.06pt solid #000000"/>
      <style:text-properties fo:color="#c9211e" style:text-line-through-style="none" style:text-line-through-type="none"/>
    </style:style>
    <style:style style:name="ce1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fo:color="#c9211e" style:text-line-through-style="none" style:text-line-through-type="none"/>
    </style:style>
    <style:style style:name="ce81" style:family="table-cell" style:parent-style-name="Default">
      <style:table-cell-properties fo:background-color="#e0c2cd" fo:border="0.06pt solid #000000"/>
      <style:text-properties fo:color="#c9211e" style:text-line-through-style="none" style:text-line-through-type="none"/>
    </style:style>
    <style:style style:name="ce13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color="#c9211e" style:text-line-through-style="none" style:text-line-through-type="none"/>
    </style:style>
    <style:style style:name="ce86" style:family="table-cell" style:parent-style-name="Default">
      <style:table-cell-properties fo:background-color="#dee6ef" fo:border="0.06pt solid #000000"/>
      <style:text-properties fo:color="#c9211e" style:text-line-through-style="none" style:text-line-through-type="none"/>
    </style:style>
    <style:style style:name="ce1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c9211e" style:text-line-through-style="none" style:text-line-through-type="none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 style:rotation-angle="90"/>
      <style:paragraph-properties fo:text-align="end" fo:margin-left="0cm"/>
      <style:text-properties fo:color="#000000" style:text-line-through-style="none" style:text-line-through-type="none"/>
    </style:style>
    <style:style style:name="ce138" style:family="table-cell" style:parent-style-name="Default">
      <style:table-cell-properties style:text-align-source="fix" style:repeat-content="false" fo:background-color="transparent" fo:border="0.06pt solid #000000" style:rotation-angle="90"/>
      <style:paragraph-properties fo:text-align="end" fo:margin-left="0cm"/>
      <style:text-properties fo:color="#c9211e" style:text-line-through-style="none" style:text-line-through-type="none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 style:rotation-angle="0" style:vertical-align="middle"/>
      <style:paragraph-properties fo:text-align="end" fo:margin-left="0cm"/>
      <style:text-properties fo:color="#c9211e" style:text-line-through-style="none" style:text-line-through-type="none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 style:rotation-angle="0"/>
      <style:paragraph-properties fo:text-align="end" fo:margin-left="0cm"/>
      <style:text-properties fo:color="#c9211e" style:text-line-through-style="none" style:text-line-through-type="none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fo:color="#c9211e" style:text-line-through-style="none" style:text-line-through-type="none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fo:color="#c9211e" style:text-line-through-style="none" style:text-line-through-type="none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text-line-through-style="none" style:text-line-through-type="none"/>
    </style:style>
    <style:style style:name="ce14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line-through-style="none" style:text-line-through-type="none"/>
    </style:style>
    <style:style style:name="ce14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end" fo:margin-left="0cm"/>
      <style:text-properties fo:color="#000000" style:text-line-through-style="none" style:text-line-through-type="none"/>
    </style:style>
    <style:style style:name="ce146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end" fo:margin-left="0cm"/>
      <style:text-properties fo:color="#c9211e" style:text-line-through-style="none" style:text-line-through-type="none"/>
    </style:style>
    <style:style style:name="ce147" style:family="table-cell" style:parent-style-name="Default">
      <style:table-cell-properties style:text-align-source="fix" style:repeat-content="false" fo:background-color="transparent" fo:border="none" style:rotation-angle="0" style:vertical-align="middle"/>
      <style:paragraph-properties fo:text-align="end" fo:margin-left="0cm"/>
      <style:text-properties fo:color="#c9211e" style:text-line-through-style="none" style:text-line-through-type="none"/>
    </style:style>
    <style:style style:name="ce148" style:family="table-cell" style:parent-style-name="Default">
      <style:table-cell-properties style:text-align-source="fix" style:repeat-content="false" fo:background-color="transparent" fo:border="none" style:rotation-angle="0"/>
      <style:paragraph-properties fo:text-align="end" fo:margin-left="0cm"/>
      <style:text-properties fo:color="#c9211e" style:text-line-through-style="none" style:text-line-through-type="none"/>
    </style:style>
    <style:style style:name="ce14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cm"/>
      <style:text-properties fo:color="#c9211e" style:text-line-through-style="none" style:text-line-through-type="none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color="#c9211e" style:text-line-through-style="none" style:text-line-through-type="none"/>
    </style:style>
    <style:style style:name="ce15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text-line-through-style="none" style:text-line-through-type="none"/>
    </style:style>
    <style:style style:name="ce2" style:family="table-cell" style:parent-style-name="Default">
      <style:table-cell-properties style:rotation-angle="90"/>
      <style:text-properties style:text-line-through-style="none" style:text-line-through-type="none"/>
    </style:style>
    <style:style style:name="ce153" style:family="table-cell" style:parent-style-name="Default">
      <style:text-properties style:text-line-through-style="none" style:text-line-through-type="none" style:text-overline-style="none" style:text-overline-color="font-color"/>
    </style:style>
    <style:style style:name="ce154" style:family="table-cell" style:parent-style-name="Default" style:data-style-name="N11">
      <style:text-properties style:text-line-through-style="none" style:text-line-through-type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cm" svg:height="11.24cm" svg:x="52.451cm" svg:y="48.175cm">
            <draw:object draw:notify-on-update-of-ranges="Sheet1.T88:Sheet1.X88 Sheet1.S89:Sheet1.S89 Sheet1.T89:Sheet1.X89 Sheet1.S90:Sheet1.S90 Sheet1.T90:Sheet1.X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11.26cm" svg:x="55.279cm" svg:y="57.015cm">
            <draw:object draw:notify-on-update-of-ranges="Sheet1.T88:Sheet1.U88 Sheet1.S90:Sheet1.S90 Sheet1.T90:Sheet1.U9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cm" svg:height="11.25cm" svg:x="51.675cm" svg:y="72.803cm">
            <draw:object draw:notify-on-update-of-ranges="Sheet1.T143:Sheet1.X143 Sheet1.S144:Sheet1.S144 Sheet1.T144:Sheet1.X144 Sheet1.S145:Sheet1.S145 Sheet1.T145:Sheet1.X1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0cm" svg:height="11.25cm" svg:x="40.496cm" svg:y="83.708cm">
            <draw:object draw:notify-on-update-of-ranges="Sheet1.T143:Sheet1.X143 Sheet1.S145:Sheet1.S145 Sheet1.T145:Sheet1.U14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0cm" svg:height="11.25cm" svg:x="40.543cm" svg:y="96.058cm">
            <draw:object draw:notify-on-update-of-ranges="Sheet1.T143:Sheet1.X143 Sheet1.S144:Sheet1.S144 Sheet1.T144:Sheet1.X14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0cm" svg:height="11.25cm" svg:x="41.386cm" svg:y="110.749cm">
            <draw:object draw:notify-on-update-of-ranges="Sheet1.S230:Sheet1.S230 Sheet1.S232:Sheet1.S232 Sheet1.T230:Sheet1.X2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0cm" svg:height="11.25cm" svg:x="42.682cm" svg:y="125.939cm">
            <draw:object draw:notify-on-update-of-ranges="Sheet1.T263:Sheet1.X263 Sheet1.S264:Sheet1.S264 Sheet1.T264:Sheet1.X26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20cm" svg:height="11.25cm" svg:x="64.111cm" svg:y="59.654cm">
            <draw:object draw:notify-on-update-of-ranges="Sheet1.T143:Sheet1.X143 Sheet1.S144:Sheet1.S144 Sheet1.T144:Sheet1.X144 Sheet1.S145:Sheet1.S145 Sheet1.T145:Sheet1.X14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20cm" svg:height="11.25cm" svg:x="63.946cm" svg:y="57.848cm">
            <draw:object draw:notify-on-update-of-ranges="Sheet1.T143:Sheet1.X143 Sheet1.S144:Sheet1.S144 Sheet1.T144:Sheet1.X144 Sheet1.S145:Sheet1.S145 Sheet1.T145:Sheet1.X14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number-columns-repeated="2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94"/>
        <table:table-column table:style-name="co6" table:number-columns-repeated="2" table:default-cell-style-name="ce103"/>
        <table:table-column table:style-name="co6" table:default-cell-style-name="ce94"/>
        <table:table-column table:style-name="co6" table:number-columns-repeated="2" table:default-cell-style-name="ce103"/>
        <table:table-column table:style-name="co6" table:default-cell-style-name="ce94"/>
        <table:table-column table:style-name="co6" table:default-cell-style-name="ce25"/>
        <table:table-column table:style-name="co6" table:default-cell-style-name="ce144"/>
        <table:table-column table:style-name="co8" table:number-columns-repeated="2" table:default-cell-style-name="ce144"/>
        <table:table-column table:style-name="co8" table:default-cell-style-name="ce25"/>
        <table:table-column table:style-name="co6" table:number-columns-repeated="1005" table:default-cell-style-name="ce25"/>
        <table:table-row table:style-name="ro1">
          <table:table-cell table:style-name="ce3" office:value-type="string" calcext:value-type="string" table:number-columns-spanned="11" table:number-rows-spanned="1">
            <text:p>Measurements</text:p>
          </table:table-cell>
          <table:covered-table-cell table:number-columns-repeated="6" table:style-name="ce4"/>
          <table:covered-table-cell table:style-name="ce85"/>
          <table:covered-table-cell table:number-columns-repeated="2" table:style-name="ce95"/>
          <table:covered-table-cell table:style-name="ce85"/>
          <table:table-cell table:style-name="ce95" table:number-columns-repeated="4"/>
          <table:table-cell table:style-name="ce119" table:number-columns-repeated="2"/>
          <table:table-cell table:style-name="ce145"/>
          <table:table-cell table:style-name="ce2" table:number-columns-repeated="1006"/>
        </table:table-row>
        <table:table-row table:style-name="ro2"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Input Source</text:p>
          </table:table-cell>
          <table:table-cell table:style-name="ce4" office:value-type="string" calcext:value-type="string">
            <text:p>Measurement style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Measurement</text:p>
            <text:p> Duration [s]</text:p>
          </table:table-cell>
          <table:table-cell table:style-name="ce4" office:value-type="string" calcext:value-type="string">
            <text:p>Average Power [w]</text:p>
          </table:table-cell>
          <table:table-cell table:style-name="ce85" office:value-type="string" calcext:value-type="string">
            <text:p>Energy Consumed [Wh] <text:s/></text:p>
          </table:table-cell>
          <table:table-cell table:style-name="ce95" office:value-type="string" calcext:value-type="string">
            <text:p>Average FPS</text:p>
          </table:table-cell>
          <table:table-cell table:style-name="ce95" office:value-type="string" calcext:value-type="string">
            <text:p>Frame Count</text:p>
          </table:table-cell>
          <table:table-cell table:style-name="ce85" office:value-type="string" calcext:value-type="string">
            <text:p><text:span text:style-name="T1">Energy consumed</text:span></text:p>
            <text:p><text:span text:style-name="T1">Per frame [mWh/frame]</text:span></text:p>
          </table:table-cell>
          <table:table-cell table:style-name="ce85" office:value-type="string" calcext:value-type="string">
            <text:p>Watts per Frame</text:p>
          </table:table-cell>
          <table:table-cell table:style-name="ce109" office:value-type="string" calcext:value-type="string" table:number-columns-spanned="1" table:number-rows-spanned="88">
            <text:p>AVERAGED VALUES </text:p>
          </table:table-cell>
          <table:table-cell table:style-name="ce85" office:value-type="string" calcext:value-type="string">
            <text:p>Average FPS</text:p>
            <text:p>MEASUREMENT</text:p>
            <text:p>AVERAGED</text:p>
          </table:table-cell>
          <table:table-cell table:style-name="ce85" office:value-type="string" calcext:value-type="string">
            <text:p><text:span text:style-name="T1">Energy consumed</text:span></text:p>
            <text:p><text:span text:style-name="T1">Per frame [mWh/frame]</text:span></text:p>
            <text:p><text:span text:style-name="T1">AVERAGED</text:span></text:p>
          </table:table-cell>
          <table:table-cell table:style-name="ce138" office:value-type="string" calcext:value-type="string">
            <text:p>Relative inaccuracy</text:p>
            <text:p>During power measuring</text:p>
          </table:table-cell>
          <table:table-cell table:style-name="ce138" office:value-type="string" calcext:value-type="string">
            <text:p>Effective FPS</text:p>
            <text:p> (For AWS Services)</text:p>
          </table:table-cell>
          <table:table-cell table:style-name="ce146"/>
          <table:table-cell table:style-name="ce2" table:number-columns-repeated="1006"/>
        </table:table-row>
        <table:table-row table:style-name="ro1">
          <table:table-cell table:style-name="ce5" office:value-type="string" calcext:value-type="string">
            <text:p>yoloV5n_20s_sensor_reported#1</text:p>
          </table:table-cell>
          <table:table-cell table:style-name="ce26" office:value-type="string" calcext:value-type="string" table:number-columns-spanned="1" table:number-rows-spanned="19">
            <text:p>YoloV5n</text:p>
            <text:p>(640 x 640)</text:p>
          </table:table-cell>
          <table:table-cell table:style-name="ce26" office:value-type="string" calcext:value-type="string" table:number-columns-spanned="1" table:number-rows-spanned="14">
            <text:p>COCO2017 </text:p>
            <text:p>VAL</text:p>
          </table:table-cell>
          <table:table-cell table:style-name="ce26" office:value-type="string" calcext:value-type="string" table:number-columns-spanned="1" table:number-rows-spanned="9">
            <text:p>Sensor monitoring</text:p>
            <text:p>Using thread</text:p>
            <text:p/>
            <text:p>(LynSyn GPIO </text:p>
            <text:p>Commanded)</text:p>
          </table:table-cell>
          <table:table-cell table:style-name="ce26" office:value-type="string" calcext:value-type="string" table:number-columns-spanned="1" table:number-rows-spanned="5">
            <text:p>Nvidia Jetson Nano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.743" calcext:value-type="float">
            <text:p>6.743</text:p>
          </table:table-cell>
          <table:table-cell table:style-name="ce88" table:formula="of:=ROUND(([.F3]*[.G3])/3600;5)" office:value-type="float" office:value="0.03746" calcext:value-type="float">
            <text:p>0.03746</text:p>
          </table:table-cell>
          <table:table-cell table:style-name="ce96" office:value-type="float" office:value="11.91" calcext:value-type="float">
            <text:p>11.91</text:p>
          </table:table-cell>
          <table:table-cell table:style-name="ce96" office:value-type="float" office:value="238" calcext:value-type="float">
            <text:p>238</text:p>
          </table:table-cell>
          <table:table-cell table:style-name="ce88" table:formula="of:=ROUND(([.H3]/[.J3])*1000;4)" office:value-type="float" office:value="0.1574" calcext:value-type="float">
            <text:p>0.1574</text:p>
          </table:table-cell>
          <table:table-cell table:style-name="ce88" table:formula="of:=([.G3]/[.I3])" office:value-type="float" office:value="0.566162888329135" calcext:value-type="float">
            <text:p>0.566162888329135</text:p>
          </table:table-cell>
          <table:covered-table-cell table:style-name="ce88"/>
          <table:table-cell table:style-name="ce110" table:formula="of:=AVERAGE([.I3:.I7])" office:value-type="float" office:value="11.902" calcext:value-type="float" table:number-columns-spanned="1" table:number-rows-spanned="5">
            <text:p>11.902</text:p>
          </table:table-cell>
          <table:table-cell table:style-name="ce110" table:formula="of:=AVERAGE([.K3:.K7])" office:value-type="float" office:value="0.15908" calcext:value-type="float" table:number-columns-spanned="1" table:number-rows-spanned="5">
            <text:p>0.15908</text:p>
          </table:table-cell>
          <table:table-cell table:style-name="ce139" table:formula="of:=ROUND(( ABS(([.G3] - AVERAGE([.G3:.G7];[.G12:.G21]))) / AVERAGE([.G3:.G7];[.G12:.G21] )) *100 ;3)" office:value-type="float" office:value="1.471" calcext:value-type="float">
            <text:p>1.471</text:p>
          </table:table-cell>
          <table:table-cell table:style-name="ce139"/>
          <table:table-cell table:style-name="ce147"/>
          <table:table-cell table:style-name="ce2" table:number-columns-repeated="1006"/>
        </table:table-row>
        <table:table-row table:style-name="ro1">
          <table:table-cell table:style-name="ce5" office:value-type="string" calcext:value-type="string">
            <text:p>yoloV5n_20s_sensor_reported#2</text:p>
          </table:table-cell>
          <table:covered-table-cell table:number-columns-repeated="4"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6.76" calcext:value-type="float">
            <text:p>6.76</text:p>
          </table:table-cell>
          <table:table-cell table:style-name="ce88" table:formula="of:=ROUND(([.F4]*[.G4])/3600;5)" office:value-type="float" office:value="0.03756" calcext:value-type="float">
            <text:p>0.03756</text:p>
          </table:table-cell>
          <table:table-cell table:style-name="ce96" office:value-type="float" office:value="11.94" calcext:value-type="float">
            <text:p>11.94</text:p>
          </table:table-cell>
          <table:table-cell table:style-name="ce96" office:value-type="float" office:value="239" calcext:value-type="float">
            <text:p>239</text:p>
          </table:table-cell>
          <table:table-cell table:style-name="ce88" table:formula="of:=ROUND(([.H4]/[.J4])*1000;4)" office:value-type="float" office:value="0.1572" calcext:value-type="float">
            <text:p>0.1572</text:p>
          </table:table-cell>
          <table:table-cell table:style-name="ce88" table:formula="of:=([.G4]/[.I4])" office:value-type="float" office:value="0.566164154103853" calcext:value-type="float">
            <text:p>0.566164154103853</text:p>
          </table:table-cell>
          <table:covered-table-cell table:style-name="ce88"/>
          <table:covered-table-cell table:number-columns-repeated="2" table:style-name="ce51"/>
          <table:table-cell table:style-name="ce140" table:formula="of:=ROUND(( ABS(([.G4] - AVERAGE([.G3:.G7];[.G12:.G21]))) / AVERAGE([.G3:.G7];[.G12:.G21] )) *100 ;3)" office:value-type="float" office:value="1.223" calcext:value-type="float">
            <text:p>1.223</text:p>
          </table:table-cell>
          <table:table-cell table:style-name="ce140"/>
          <table:table-cell table:style-name="ce148"/>
          <table:table-cell table:style-name="ce2" table:number-columns-repeated="1006"/>
        </table:table-row>
        <table:table-row table:style-name="ro1">
          <table:table-cell table:style-name="ce5" office:value-type="string" calcext:value-type="string">
            <text:p>yoloV5n_40s_sensor_reported#1</text:p>
          </table:table-cell>
          <table:covered-table-cell table:number-columns-repeated="4" table:style-name="ce5"/>
          <table:table-cell table:style-name="ce5" office:value-type="float" office:value="40" calcext:value-type="float">
            <text:p>40</text:p>
          </table:table-cell>
          <table:table-cell table:style-name="ce5" office:value-type="float" office:value="6.764" calcext:value-type="float">
            <text:p>6.764</text:p>
          </table:table-cell>
          <table:table-cell table:style-name="ce88" table:formula="of:=ROUND(([.F5]*[.G5])/3600;5)" office:value-type="float" office:value="0.07516" calcext:value-type="float">
            <text:p>0.07516</text:p>
          </table:table-cell>
          <table:table-cell table:style-name="ce96" office:value-type="float" office:value="11.8" calcext:value-type="float">
            <text:p>11.8</text:p>
          </table:table-cell>
          <table:table-cell table:style-name="ce96" office:value-type="float" office:value="471" calcext:value-type="float">
            <text:p>471</text:p>
          </table:table-cell>
          <table:table-cell table:style-name="ce88" table:formula="of:=ROUND(([.H5]/[.J5])*1000;4)" office:value-type="float" office:value="0.1596" calcext:value-type="float">
            <text:p>0.1596</text:p>
          </table:table-cell>
          <table:table-cell table:style-name="ce88" table:formula="of:=([.G5]/[.I5])" office:value-type="float" office:value="0.573220338983051" calcext:value-type="float">
            <text:p>0.573220338983051</text:p>
          </table:table-cell>
          <table:covered-table-cell table:style-name="ce88"/>
          <table:covered-table-cell table:number-columns-repeated="2" table:style-name="ce51"/>
          <table:table-cell table:style-name="ce140" table:formula="of:=ROUND(( ABS(([.G5] - AVERAGE([.G3:.G7];[.G12:.G21]))) / AVERAGE([.G3:.G7];[.G12:.G21] )) *100 ;3)" office:value-type="float" office:value="1.165" calcext:value-type="float">
            <text:p>1.165</text:p>
          </table:table-cell>
          <table:table-cell table:style-name="ce140"/>
          <table:table-cell table:style-name="ce148"/>
          <table:table-cell table:style-name="ce2" table:number-columns-repeated="1006"/>
        </table:table-row>
        <table:table-row table:style-name="ro1">
          <table:table-cell table:style-name="ce5" office:value-type="string" calcext:value-type="string">
            <text:p>yoloV5n_40s_sensor_reported#2</text:p>
          </table:table-cell>
          <table:covered-table-cell table:number-columns-repeated="4" table:style-name="ce5"/>
          <table:table-cell table:style-name="ce5" office:value-type="float" office:value="40" calcext:value-type="float">
            <text:p>40</text:p>
          </table:table-cell>
          <table:table-cell table:style-name="ce5" office:value-type="float" office:value="6.856" calcext:value-type="float">
            <text:p>6.856</text:p>
          </table:table-cell>
          <table:table-cell table:style-name="ce88" table:formula="of:=ROUND(([.F6]*[.G6])/3600;5)" office:value-type="float" office:value="0.07618" calcext:value-type="float">
            <text:p>0.07618</text:p>
          </table:table-cell>
          <table:table-cell table:style-name="ce96" office:value-type="float" office:value="11.93" calcext:value-type="float">
            <text:p>11.93</text:p>
          </table:table-cell>
          <table:table-cell table:style-name="ce96" office:value-type="float" office:value="476" calcext:value-type="float">
            <text:p>476</text:p>
          </table:table-cell>
          <table:table-cell table:style-name="ce88" table:formula="of:=ROUND(([.H6]/[.J6])*1000;4)" office:value-type="float" office:value="0.16" calcext:value-type="float">
            <text:p>0.16</text:p>
          </table:table-cell>
          <table:table-cell table:style-name="ce88" table:formula="of:=([.G6]/[.I6])" office:value-type="float" office:value="0.574685666387259" calcext:value-type="float">
            <text:p>0.574685666387259</text:p>
          </table:table-cell>
          <table:covered-table-cell table:style-name="ce88"/>
          <table:covered-table-cell table:number-columns-repeated="2" table:style-name="ce51"/>
          <table:table-cell table:style-name="ce140" table:formula="of:=ROUND(( ABS(([.G6] - AVERAGE([.G3:.G7];[.G12:.G21]))) / AVERAGE([.G3:.G7];[.G12:.G21] )) *100 ;3)" office:value-type="float" office:value="0.18" calcext:value-type="float">
            <text:p>0.18</text:p>
          </table:table-cell>
          <table:table-cell table:style-name="ce140"/>
          <table:table-cell table:style-name="ce148"/>
          <table:table-cell table:style-name="ce2" table:number-columns-repeated="1006"/>
        </table:table-row>
        <table:table-row table:style-name="ro1">
          <table:table-cell table:style-name="ce5" office:value-type="string" calcext:value-type="string">
            <text:p>yoloV5n_60s_sensor_reported#1</text:p>
          </table:table-cell>
          <table:covered-table-cell table:number-columns-repeated="4" table:style-name="ce5"/>
          <table:table-cell table:style-name="ce5" office:value-type="float" office:value="60" calcext:value-type="float">
            <text:p>60</text:p>
          </table:table-cell>
          <table:table-cell table:style-name="ce5" office:value-type="float" office:value="6.908" calcext:value-type="float">
            <text:p>6.908</text:p>
          </table:table-cell>
          <table:table-cell table:style-name="ce88" table:formula="of:=ROUND(([.F7]*[.G7])/3600;5)" office:value-type="float" office:value="0.11513" calcext:value-type="float">
            <text:p>0.11513</text:p>
          </table:table-cell>
          <table:table-cell table:style-name="ce96" office:value-type="float" office:value="11.93" calcext:value-type="float">
            <text:p>11.93</text:p>
          </table:table-cell>
          <table:table-cell table:style-name="ce96" office:value-type="float" office:value="714" calcext:value-type="float">
            <text:p>714</text:p>
          </table:table-cell>
          <table:table-cell table:style-name="ce88" table:formula="of:=ROUND(([.H7]/[.J7])*1000;4)" office:value-type="float" office:value="0.1612" calcext:value-type="float">
            <text:p>0.1612</text:p>
          </table:table-cell>
          <table:table-cell table:style-name="ce88" table:formula="of:=([.G7]/[.I7])" office:value-type="float" office:value="0.579044425817267" calcext:value-type="float">
            <text:p>0.579044425817267</text:p>
          </table:table-cell>
          <table:covered-table-cell table:style-name="ce88"/>
          <table:covered-table-cell table:number-columns-repeated="2" table:style-name="ce51"/>
          <table:table-cell table:style-name="ce140" table:formula="of:=ROUND(( ABS(([.G7] - AVERAGE([.G3:.G7];[.G12:.G21]))) / AVERAGE([.G3:.G7];[.G12:.G21] )) *100 ;3)" office:value-type="float" office:value="0.94" calcext:value-type="float">
            <text:p>0.94</text:p>
          </table:table-cell>
          <table:table-cell table:style-name="ce140"/>
          <table:table-cell table:style-name="ce148"/>
          <table:table-cell table:style-name="ce2" table:number-columns-repeated="1006"/>
        </table:table-row>
        <table:table-row table:style-name="ro1">
          <table:table-cell table:style-name="ce5" office:value-type="string" calcext:value-type="string">
            <text:p>yoloV5n_20s_sensor_reported_jetson_cpu#1</text:p>
          </table:table-cell>
          <table:covered-table-cell table:number-columns-repeated="3" table:style-name="ce5"/>
          <table:table-cell table:style-name="ce26" office:value-type="string" calcext:value-type="string" table:number-columns-spanned="1" table:number-rows-spanned="4">
            <text:p>Nvidia Jetson Nano</text:p>
            <text:p>(CPU)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.609" calcext:value-type="float">
            <text:p>3.609</text:p>
          </table:table-cell>
          <table:table-cell table:style-name="ce88" table:formula="of:=ROUND(([.F8]*[.G8])/3600;5)" office:value-type="float" office:value="0.02005" calcext:value-type="float">
            <text:p>0.02005</text:p>
          </table:table-cell>
          <table:table-cell table:style-name="ce96" office:value-type="float" office:value="0.42" calcext:value-type="float">
            <text:p>0.42</text:p>
          </table:table-cell>
          <table:table-cell table:style-name="ce96" office:value-type="float" office:value="9" calcext:value-type="float">
            <text:p>9</text:p>
          </table:table-cell>
          <table:table-cell table:style-name="ce88" table:formula="of:=ROUND(([.H8]/[.J8])*1000;4)" office:value-type="float" office:value="2.2278" calcext:value-type="float">
            <text:p>2.2278</text:p>
          </table:table-cell>
          <table:table-cell table:style-name="ce88" table:formula="of:=([.G8]/[.I8])" office:value-type="float" office:value="8.59285714285714" calcext:value-type="float">
            <text:p>8.59285714285714</text:p>
          </table:table-cell>
          <table:covered-table-cell table:style-name="ce88"/>
          <table:table-cell table:style-name="ce110" table:formula="of:=AVERAGE([.I8:.I11])" office:value-type="float" office:value="0.4375" calcext:value-type="float" table:number-columns-spanned="1" table:number-rows-spanned="4">
            <text:p>0.4375</text:p>
          </table:table-cell>
          <table:table-cell table:style-name="ce110" table:formula="of:=AVERAGE([.K8:.K11])" office:value-type="float" office:value="2.18315" calcext:value-type="float" table:number-columns-spanned="1" table:number-rows-spanned="4">
            <text:p>2.18315</text:p>
          </table:table-cell>
          <table:table-cell table:style-name="ce139" table:number-columns-repeated="2"/>
          <table:table-cell table:style-name="ce147"/>
          <table:table-cell table:style-name="ce2" table:number-columns-repeated="1006"/>
        </table:table-row>
        <table:table-row table:style-name="ro1">
          <table:table-cell table:style-name="ce5" office:value-type="string" calcext:value-type="string">
            <text:p>yoloV5n_20s_sensor_reported_jetson_cpu#2</text:p>
          </table:table-cell>
          <table:covered-table-cell table:number-columns-repeated="4"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3.665" calcext:value-type="float">
            <text:p>3.665</text:p>
          </table:table-cell>
          <table:table-cell table:style-name="ce88" table:formula="of:=ROUND(([.F9]*[.G9])/3600;5)" office:value-type="float" office:value="0.02036" calcext:value-type="float">
            <text:p>0.02036</text:p>
          </table:table-cell>
          <table:table-cell table:style-name="ce96" office:value-type="float" office:value="0.42" calcext:value-type="float">
            <text:p>0.42</text:p>
          </table:table-cell>
          <table:table-cell table:style-name="ce96" office:value-type="float" office:value="9" calcext:value-type="float">
            <text:p>9</text:p>
          </table:table-cell>
          <table:table-cell table:style-name="ce88" table:formula="of:=ROUND(([.H9]/[.J9])*1000;4)" office:value-type="float" office:value="2.2622" calcext:value-type="float">
            <text:p>2.2622</text:p>
          </table:table-cell>
          <table:table-cell table:style-name="ce88" table:formula="of:=([.G9]/[.I9])" office:value-type="float" office:value="8.72619047619048" calcext:value-type="float">
            <text:p>8.72619047619048</text:p>
          </table:table-cell>
          <table:covered-table-cell table:style-name="ce88"/>
          <table:covered-table-cell table:number-columns-repeated="2" table:style-name="ce51"/>
          <table:table-cell table:style-name="ce140" table:number-columns-repeated="2"/>
          <table:table-cell table:style-name="ce148"/>
          <table:table-cell table:style-name="ce2" table:number-columns-repeated="1006"/>
        </table:table-row>
        <table:table-row table:style-name="ro1">
          <table:table-cell table:style-name="ce5" office:value-type="string" calcext:value-type="string">
            <text:p>yoloV5n_40s_sensor_reported_jetson_cpu#1</text:p>
          </table:table-cell>
          <table:covered-table-cell table:number-columns-repeated="4" table:style-name="ce5"/>
          <table:table-cell table:style-name="ce5" office:value-type="float" office:value="40" calcext:value-type="float">
            <text:p>40</text:p>
          </table:table-cell>
          <table:table-cell table:style-name="ce5" office:value-type="float" office:value="3.625" calcext:value-type="float">
            <text:p>3.625</text:p>
          </table:table-cell>
          <table:table-cell table:style-name="ce88" table:formula="of:=ROUND(([.F10]*[.G10])/3600;5)" office:value-type="float" office:value="0.04028" calcext:value-type="float">
            <text:p>0.04028</text:p>
          </table:table-cell>
          <table:table-cell table:style-name="ce96" office:value-type="float" office:value="0.46" calcext:value-type="float">
            <text:p>0.46</text:p>
          </table:table-cell>
          <table:table-cell table:style-name="ce96" office:value-type="float" office:value="19" calcext:value-type="float">
            <text:p>19</text:p>
          </table:table-cell>
          <table:table-cell table:style-name="ce88" table:formula="of:=ROUND(([.H10]/[.J10])*1000;4)" office:value-type="float" office:value="2.12" calcext:value-type="float">
            <text:p>2.12</text:p>
          </table:table-cell>
          <table:table-cell table:style-name="ce88" table:formula="of:=([.G10]/[.I10])" office:value-type="float" office:value="7.8804347826087" calcext:value-type="float">
            <text:p>7.8804347826087</text:p>
          </table:table-cell>
          <table:covered-table-cell table:style-name="ce88"/>
          <table:covered-table-cell table:number-columns-repeated="2" table:style-name="ce51"/>
          <table:table-cell table:style-name="ce140" table:number-columns-repeated="2"/>
          <table:table-cell table:style-name="ce148"/>
          <table:table-cell table:style-name="ce2" table:number-columns-repeated="1006"/>
        </table:table-row>
        <table:table-row table:style-name="ro1">
          <table:table-cell table:style-name="ce5" office:value-type="string" calcext:value-type="string">
            <text:p>yoloV5n_40s_sensor_reported_jetson_cpu#2</text:p>
          </table:table-cell>
          <table:covered-table-cell table:number-columns-repeated="4" table:style-name="ce5"/>
          <table:table-cell table:style-name="ce5" office:value-type="float" office:value="40" calcext:value-type="float">
            <text:p>40</text:p>
          </table:table-cell>
          <table:table-cell table:style-name="ce5" office:value-type="float" office:value="3.63" calcext:value-type="float">
            <text:p>3.63</text:p>
          </table:table-cell>
          <table:table-cell table:style-name="ce88" table:formula="of:=ROUND(([.F11]*[.G11])/3600;5)" office:value-type="float" office:value="0.04033" calcext:value-type="float">
            <text:p>0.04033</text:p>
          </table:table-cell>
          <table:table-cell table:style-name="ce96" office:value-type="float" office:value="0.45" calcext:value-type="float">
            <text:p>0.45</text:p>
          </table:table-cell>
          <table:table-cell table:style-name="ce96" office:value-type="float" office:value="19" calcext:value-type="float">
            <text:p>19</text:p>
          </table:table-cell>
          <table:table-cell table:style-name="ce88" table:formula="of:=ROUND(([.H11]/[.J11])*1000;4)" office:value-type="float" office:value="2.1226" calcext:value-type="float">
            <text:p>2.1226</text:p>
          </table:table-cell>
          <table:table-cell table:style-name="ce88" table:formula="of:=([.G11]/[.I11])" office:value-type="float" office:value="8.06666666666667" calcext:value-type="float">
            <text:p>8.06666666666667</text:p>
          </table:table-cell>
          <table:covered-table-cell table:style-name="ce88"/>
          <table:covered-table-cell table:number-columns-repeated="2" table:style-name="ce51"/>
          <table:table-cell table:style-name="ce140" table:number-columns-repeated="2"/>
          <table:table-cell table:style-name="ce148"/>
          <table:table-cell table:style-name="ce2" table:number-columns-repeated="1006"/>
        </table:table-row>
        <table:table-row table:style-name="ro1">
          <table:table-cell table:style-name="ce5" office:value-type="string" calcext:value-type="string">
            <text:p>yoloV5n_20s_synced_lynsyn_testimg#1</text:p>
          </table:table-cell>
          <table:covered-table-cell table:style-name="ce28"/>
          <table:covered-table-cell table:style-name="ce26"/>
          <table:table-cell table:style-name="ce60" office:value-type="string" calcext:value-type="string" table:number-columns-spanned="1" table:number-rows-spanned="10">
            <text:p>On LynSyn Status</text:p>
          </table:table-cell>
          <table:table-cell table:style-name="ce26" office:value-type="string" calcext:value-type="string" table:number-columns-spanned="1" table:number-rows-spanned="10">
            <text:p>Nvidia Jetson Nano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.72687" calcext:value-type="float">
            <text:p>6.72687</text:p>
          </table:table-cell>
          <table:table-cell table:style-name="ce88" table:formula="of:=ROUND(([.F12]*[.G12])/3600;5)" office:value-type="float" office:value="0.03737" calcext:value-type="float">
            <text:p>0.03737</text:p>
          </table:table-cell>
          <table:table-cell table:style-name="ce96" office:value-type="float" office:value="11.4" calcext:value-type="float">
            <text:p>11.4</text:p>
          </table:table-cell>
          <table:table-cell table:style-name="ce96" office:value-type="float" office:value="228" calcext:value-type="float">
            <text:p>228</text:p>
          </table:table-cell>
          <table:table-cell table:style-name="ce88" table:formula="of:=ROUND(([.H12]/[.J12])*1000;4)" office:value-type="float" office:value="0.1639" calcext:value-type="float">
            <text:p>0.1639</text:p>
          </table:table-cell>
          <table:table-cell table:style-name="ce88" table:formula="of:=([.G12]/[.I12])" office:value-type="float" office:value="0.590076315789474" calcext:value-type="float">
            <text:p>0.590076315789474</text:p>
          </table:table-cell>
          <table:covered-table-cell table:style-name="ce88"/>
          <table:table-cell table:style-name="ce110" table:formula="of:=AVERAGE([.I12:.I16])" office:value-type="float" office:value="11.672" calcext:value-type="float" table:number-columns-spanned="1" table:number-rows-spanned="5">
            <text:p>11.672</text:p>
          </table:table-cell>
          <table:table-cell table:style-name="ce110" table:formula="of:=AVERAGE([.K12:.K16])" office:value-type="float" office:value="0.16134" calcext:value-type="float" table:number-columns-spanned="1" table:number-rows-spanned="5">
            <text:p>0.16134</text:p>
          </table:table-cell>
          <table:table-cell table:style-name="ce139" table:formula="of:=ROUND(( ABS(([.G12]- AVERAGE([.G3:.G7];[.G12:.G21]))) / AVERAGE([.G3:.G7];[.G12:.G21] ));3)" office:value-type="float" office:value="0.017" calcext:value-type="float">
            <text:p>0.017</text:p>
          </table:table-cell>
          <table:table-cell table:style-name="ce139"/>
          <table:table-cell table:style-name="ce147"/>
          <table:table-cell table:number-columns-repeated="1006"/>
        </table:table-row>
        <table:table-row table:style-name="ro1">
          <table:table-cell table:style-name="ce5" office:value-type="string" calcext:value-type="string">
            <text:p>yoloV5n_20s_synced_lynsyn_testimg#2</text:p>
          </table:table-cell>
          <table:covered-table-cell table:style-name="ce29"/>
          <table:covered-table-cell table:style-name="ce5"/>
          <table:covered-table-cell table:style-name="ce44"/>
          <table:covered-table-cell table:style-name="ce60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6.788231" calcext:value-type="float">
            <text:p>6.788231</text:p>
          </table:table-cell>
          <table:table-cell table:style-name="ce88" table:formula="of:=ROUND(([.F13]*[.G13])/3600;5)" office:value-type="float" office:value="0.03771" calcext:value-type="float">
            <text:p>0.03771</text:p>
          </table:table-cell>
          <table:table-cell table:style-name="ce96" office:value-type="float" office:value="11.4" calcext:value-type="float">
            <text:p>11.4</text:p>
          </table:table-cell>
          <table:table-cell table:style-name="ce96" office:value-type="float" office:value="228" calcext:value-type="float">
            <text:p>228</text:p>
          </table:table-cell>
          <table:table-cell table:style-name="ce88" table:formula="of:=ROUND(([.H13]/[.J13])*1000;4)" office:value-type="float" office:value="0.1654" calcext:value-type="float">
            <text:p>0.1654</text:p>
          </table:table-cell>
          <table:table-cell table:style-name="ce88" table:formula="of:=([.G13]/[.I13])" office:value-type="float" office:value="0.595458859649123" calcext:value-type="float">
            <text:p>0.595458859649123</text:p>
          </table:table-cell>
          <table:covered-table-cell table:style-name="ce88"/>
          <table:covered-table-cell table:number-columns-repeated="2" table:style-name="ce51"/>
          <table:table-cell table:style-name="ce140" table:formula="of:=ROUND(( ABS(([.G13]- AVERAGE([.G3:.G7];[.G12:.G21]))) / AVERAGE([.G3:.G7];[.G12:.G21] ));3)" office:value-type="float" office:value="0.008" calcext:value-type="float">
            <text:p>0.008</text:p>
          </table:table-cell>
          <table:table-cell table:style-name="ce140"/>
          <table:table-cell table:style-name="ce148"/>
          <table:table-cell table:number-columns-repeated="1006"/>
        </table:table-row>
        <table:table-row table:style-name="ro1">
          <table:table-cell table:style-name="ce5" office:value-type="string" calcext:value-type="string">
            <text:p>yoloV5n_40s_synced_lynsyn_testimg#1</text:p>
          </table:table-cell>
          <table:covered-table-cell table:style-name="ce29"/>
          <table:covered-table-cell table:style-name="ce5"/>
          <table:covered-table-cell table:style-name="ce44"/>
          <table:covered-table-cell table:style-name="ce60"/>
          <table:table-cell table:style-name="ce5" office:value-type="float" office:value="40" calcext:value-type="float">
            <text:p>40</text:p>
          </table:table-cell>
          <table:table-cell table:style-name="ce5" office:value-type="float" office:value="6.76152" calcext:value-type="float">
            <text:p>6.76152</text:p>
          </table:table-cell>
          <table:table-cell table:style-name="ce88" table:formula="of:=ROUND(([.F14]*[.G14])/3600;5)" office:value-type="float" office:value="0.07513" calcext:value-type="float">
            <text:p>0.07513</text:p>
          </table:table-cell>
          <table:table-cell table:style-name="ce96" office:value-type="float" office:value="11.84" calcext:value-type="float">
            <text:p>11.84</text:p>
          </table:table-cell>
          <table:table-cell table:style-name="ce96" office:value-type="float" office:value="473" calcext:value-type="float">
            <text:p>473</text:p>
          </table:table-cell>
          <table:table-cell table:style-name="ce88" table:formula="of:=ROUND(([.H14]/[.J14])*1000;4)" office:value-type="float" office:value="0.1588" calcext:value-type="float">
            <text:p>0.1588</text:p>
          </table:table-cell>
          <table:table-cell table:style-name="ce88" table:formula="of:=([.G14]/[.I14])" office:value-type="float" office:value="0.571074324324324" calcext:value-type="float">
            <text:p>0.571074324324324</text:p>
          </table:table-cell>
          <table:covered-table-cell table:style-name="ce88"/>
          <table:covered-table-cell table:number-columns-repeated="2" table:style-name="ce51"/>
          <table:table-cell table:style-name="ce140" table:formula="of:=ROUND(( ABS(([.G14]-AVERAGE([.G3:.G7];[.G12:.G21]))) / AVERAGE([.G3:.G7];[.G12:.G21] ));3)" office:value-type="float" office:value="0.012" calcext:value-type="float">
            <text:p>0.012</text:p>
          </table:table-cell>
          <table:table-cell table:style-name="ce140"/>
          <table:table-cell table:style-name="ce148"/>
          <table:table-cell table:number-columns-repeated="1006"/>
        </table:table-row>
        <table:table-row table:style-name="ro1">
          <table:table-cell table:style-name="ce5" office:value-type="string" calcext:value-type="string">
            <text:p>yoloV5n_40s_synced_lynsyn_testimg#2</text:p>
          </table:table-cell>
          <table:covered-table-cell table:style-name="ce29"/>
          <table:covered-table-cell table:style-name="ce5"/>
          <table:covered-table-cell table:style-name="ce44"/>
          <table:covered-table-cell table:style-name="ce60"/>
          <table:table-cell table:style-name="ce5" office:value-type="float" office:value="40" calcext:value-type="float">
            <text:p>40</text:p>
          </table:table-cell>
          <table:table-cell table:style-name="ce5" office:value-type="float" office:value="6.77034" calcext:value-type="float">
            <text:p>6.77034</text:p>
          </table:table-cell>
          <table:table-cell table:style-name="ce88" table:formula="of:=ROUND(([.F15]*[.G15])/3600;5)" office:value-type="float" office:value="0.07523" calcext:value-type="float">
            <text:p>0.07523</text:p>
          </table:table-cell>
          <table:table-cell table:style-name="ce96" office:value-type="float" office:value="11.84" calcext:value-type="float">
            <text:p>11.84</text:p>
          </table:table-cell>
          <table:table-cell table:style-name="ce96" office:value-type="float" office:value="473" calcext:value-type="float">
            <text:p>473</text:p>
          </table:table-cell>
          <table:table-cell table:style-name="ce88" table:formula="of:=ROUND(([.H15]/[.J15])*1000;4)" office:value-type="float" office:value="0.159" calcext:value-type="float">
            <text:p>0.159</text:p>
          </table:table-cell>
          <table:table-cell table:style-name="ce88" table:formula="of:=([.G15]/[.I15])" office:value-type="float" office:value="0.571819256756757" calcext:value-type="float">
            <text:p>0.571819256756757</text:p>
          </table:table-cell>
          <table:covered-table-cell table:style-name="ce88"/>
          <table:covered-table-cell table:number-columns-repeated="2" table:style-name="ce51"/>
          <table:table-cell table:style-name="ce140" table:formula="of:=ROUND(( ABS(([.G15]- AVERAGE([.G3:.G7];[.G12:.G21]))) / AVERAGE([.G3:.G7];[.G12:.G21] ));3)" office:value-type="float" office:value="0.011" calcext:value-type="float">
            <text:p>0.011</text:p>
          </table:table-cell>
          <table:table-cell table:style-name="ce140"/>
          <table:table-cell table:style-name="ce148"/>
          <table:table-cell table:number-columns-repeated="1006"/>
        </table:table-row>
        <table:table-row table:style-name="ro1">
          <table:table-cell table:style-name="ce5" office:value-type="string" calcext:value-type="string">
            <text:p>yoloV5n_60s_synced_lynsyn_testimg#1</text:p>
          </table:table-cell>
          <table:covered-table-cell table:style-name="ce29"/>
          <table:covered-table-cell table:style-name="ce5"/>
          <table:covered-table-cell table:style-name="ce44"/>
          <table:covered-table-cell table:style-name="ce60"/>
          <table:table-cell table:style-name="ce5" office:value-type="float" office:value="60" calcext:value-type="float">
            <text:p>60</text:p>
          </table:table-cell>
          <table:table-cell table:style-name="ce5" office:value-type="float" office:value="6.80769" calcext:value-type="float">
            <text:p>6.80769</text:p>
          </table:table-cell>
          <table:table-cell table:style-name="ce88" table:formula="of:=ROUND(([.F16]*[.G16])/3600;5)" office:value-type="float" office:value="0.11346" calcext:value-type="float">
            <text:p>0.11346</text:p>
          </table:table-cell>
          <table:table-cell table:style-name="ce96" office:value-type="float" office:value="11.88" calcext:value-type="float">
            <text:p>11.88</text:p>
          </table:table-cell>
          <table:table-cell table:style-name="ce96" office:value-type="float" office:value="711" calcext:value-type="float">
            <text:p>711</text:p>
          </table:table-cell>
          <table:table-cell table:style-name="ce88" table:formula="of:=ROUND(([.H16]/[.J16])*1000;4)" office:value-type="float" office:value="0.1596" calcext:value-type="float">
            <text:p>0.1596</text:p>
          </table:table-cell>
          <table:table-cell table:style-name="ce88" table:formula="of:=([.G16]/[.I16])" office:value-type="float" office:value="0.573037878787879" calcext:value-type="float">
            <text:p>0.573037878787879</text:p>
          </table:table-cell>
          <table:covered-table-cell table:style-name="ce88"/>
          <table:covered-table-cell table:number-columns-repeated="2" table:style-name="ce51"/>
          <table:table-cell table:style-name="ce140" table:formula="of:=ROUND(( ABS(([.G16]-AVERAGE([.G3:.G7];[.G12:.G21]))) / AVERAGE([.G3:.G7];[.G12:.G21] ));3)" office:value-type="float" office:value="0.005" calcext:value-type="float">
            <text:p>0.005</text:p>
          </table:table-cell>
          <table:table-cell table:style-name="ce140"/>
          <table:table-cell table:style-name="ce148"/>
          <table:table-cell table:number-columns-repeated="1006"/>
        </table:table-row>
        <table:table-row table:style-name="ro1">
          <table:table-cell table:style-name="ce5" office:value-type="string" calcext:value-type="string">
            <text:p>yoloV5n_20s_synced_lynsyn_testvideo#1</text:p>
          </table:table-cell>
          <table:covered-table-cell table:style-name="ce29"/>
          <table:table-cell table:style-name="ce26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44"/>
          <table:covered-table-cell table:style-name="ce60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6.97445" calcext:value-type="float">
            <text:p>6.97445</text:p>
          </table:table-cell>
          <table:table-cell table:style-name="ce88" table:formula="of:=ROUND(([.F17]*[.G17])/3600;5)" office:value-type="float" office:value="0.03875" calcext:value-type="float">
            <text:p>0.03875</text:p>
          </table:table-cell>
          <table:table-cell table:style-name="ce96" office:value-type="float" office:value="13.69" calcext:value-type="float">
            <text:p>13.69</text:p>
          </table:table-cell>
          <table:table-cell table:style-name="ce96" office:value-type="float" office:value="274" calcext:value-type="float">
            <text:p>274</text:p>
          </table:table-cell>
          <table:table-cell table:style-name="ce88" table:formula="of:=ROUND(([.H17]/[.J17])*1000;4)" office:value-type="float" office:value="0.1414" calcext:value-type="float">
            <text:p>0.1414</text:p>
          </table:table-cell>
          <table:table-cell table:style-name="ce88" table:formula="of:=([.G17]/[.I17])" office:value-type="float" office:value="0.50945580715851" calcext:value-type="float">
            <text:p>0.50945580715851</text:p>
          </table:table-cell>
          <table:covered-table-cell table:style-name="ce88"/>
          <table:table-cell table:style-name="ce110" table:formula="of:=AVERAGE([.I17:.I21])" office:value-type="float" office:value="13.472" calcext:value-type="float" table:number-columns-spanned="1" table:number-rows-spanned="5">
            <text:p>13.472</text:p>
          </table:table-cell>
          <table:table-cell table:style-name="ce110" table:formula="of:=AVERAGE([.K17:.K21])" office:value-type="float" office:value="0.14306" calcext:value-type="float" table:number-columns-spanned="1" table:number-rows-spanned="5">
            <text:p>0.14306</text:p>
          </table:table-cell>
          <table:table-cell table:style-name="ce139" table:formula="of:=ROUND(( ABS(([.G17]-AVERAGE([.G3:.G7];[.G12:.G21]))) / AVERAGE([.G3:.G7];[.G12:.G21] ));3)" office:value-type="float" office:value="0.019" calcext:value-type="float">
            <text:p>0.019</text:p>
          </table:table-cell>
          <table:table-cell table:style-name="ce139"/>
          <table:table-cell table:style-name="ce147"/>
          <table:table-cell table:number-columns-repeated="1006"/>
        </table:table-row>
        <table:table-row table:style-name="ro1">
          <table:table-cell table:style-name="ce5" office:value-type="string" calcext:value-type="string">
            <text:p>yoloV5n_20s_synced_lynsyn_testvideo#2</text:p>
          </table:table-cell>
          <table:covered-table-cell table:style-name="ce29"/>
          <table:covered-table-cell table:style-name="ce5"/>
          <table:covered-table-cell table:style-name="ce44"/>
          <table:covered-table-cell table:style-name="ce60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6.92799" calcext:value-type="float">
            <text:p>6.92799</text:p>
          </table:table-cell>
          <table:table-cell table:style-name="ce88" table:formula="of:=ROUND(([.F18]*[.G18])/3600;5)" office:value-type="float" office:value="0.03849" calcext:value-type="float">
            <text:p>0.03849</text:p>
          </table:table-cell>
          <table:table-cell table:style-name="ce96" office:value-type="float" office:value="13.56" calcext:value-type="float">
            <text:p>13.56</text:p>
          </table:table-cell>
          <table:table-cell table:style-name="ce96" office:value-type="float" office:value="271" calcext:value-type="float">
            <text:p>271</text:p>
          </table:table-cell>
          <table:table-cell table:style-name="ce88" table:formula="of:=ROUND(([.H18]/[.J18])*1000;4)" office:value-type="float" office:value="0.142" calcext:value-type="float">
            <text:p>0.142</text:p>
          </table:table-cell>
          <table:table-cell table:style-name="ce88" table:formula="of:=([.G18]/[.I18])" office:value-type="float" office:value="0.510913716814159" calcext:value-type="float">
            <text:p>0.510913716814159</text:p>
          </table:table-cell>
          <table:covered-table-cell table:style-name="ce88"/>
          <table:covered-table-cell table:number-columns-repeated="2" table:style-name="ce51"/>
          <table:table-cell table:style-name="ce140" table:formula="of:=ROUND(( ABS(([.G18]- AVERAGE([.G3:.G7];[.G12:.G21]))) / AVERAGE([.G3:.G7];[.G12:.G21] ));3)" office:value-type="float" office:value="0.012" calcext:value-type="float">
            <text:p>0.012</text:p>
          </table:table-cell>
          <table:table-cell table:style-name="ce140"/>
          <table:table-cell table:style-name="ce148"/>
          <table:table-cell table:number-columns-repeated="1006"/>
        </table:table-row>
        <table:table-row table:style-name="ro1">
          <table:table-cell table:style-name="ce5" office:value-type="string" calcext:value-type="string">
            <text:p>yoloV5n_40s_synced_lynsyn_testvideo#1</text:p>
          </table:table-cell>
          <table:covered-table-cell table:style-name="ce29"/>
          <table:covered-table-cell table:style-name="ce5"/>
          <table:covered-table-cell table:style-name="ce44"/>
          <table:covered-table-cell table:style-name="ce60"/>
          <table:table-cell table:style-name="ce5" office:value-type="float" office:value="40" calcext:value-type="float">
            <text:p>40</text:p>
          </table:table-cell>
          <table:table-cell table:style-name="ce5" office:value-type="float" office:value="6.855" calcext:value-type="float">
            <text:p>6.855</text:p>
          </table:table-cell>
          <table:table-cell table:style-name="ce88" table:formula="of:=ROUND(([.F19]*[.G19])/3600;5)" office:value-type="float" office:value="0.07617" calcext:value-type="float">
            <text:p>0.07617</text:p>
          </table:table-cell>
          <table:table-cell table:style-name="ce96" office:value-type="float" office:value="13.29" calcext:value-type="float">
            <text:p>13.29</text:p>
          </table:table-cell>
          <table:table-cell table:style-name="ce96" office:value-type="float" office:value="540" calcext:value-type="float">
            <text:p>540</text:p>
          </table:table-cell>
          <table:table-cell table:style-name="ce88" table:formula="of:=ROUND(([.H19]/[.J19])*1000;4)" office:value-type="float" office:value="0.1411" calcext:value-type="float">
            <text:p>0.1411</text:p>
          </table:table-cell>
          <table:table-cell table:style-name="ce88" table:formula="of:=([.G19]/[.I19])" office:value-type="float" office:value="0.515801354401806" calcext:value-type="float">
            <text:p>0.515801354401806</text:p>
          </table:table-cell>
          <table:covered-table-cell table:style-name="ce88"/>
          <table:covered-table-cell table:number-columns-repeated="2" table:style-name="ce51"/>
          <table:table-cell table:style-name="ce140" table:formula="of:=ROUND(( ABS(([.G19]- AVERAGE([.G3:.G7];[.G12:.G21]))) / AVERAGE([.G3:.G7];[.G12:.G21] ));3)" office:value-type="float" office:value="0.002" calcext:value-type="float">
            <text:p>0.002</text:p>
          </table:table-cell>
          <table:table-cell table:style-name="ce140"/>
          <table:table-cell table:style-name="ce148"/>
          <table:table-cell table:number-columns-repeated="1006"/>
        </table:table-row>
        <table:table-row table:style-name="ro1">
          <table:table-cell table:style-name="ce5" office:value-type="string" calcext:value-type="string">
            <text:p>yoloV5n_40s_synced_lynsyn_testvideo#2</text:p>
          </table:table-cell>
          <table:covered-table-cell table:style-name="ce29"/>
          <table:covered-table-cell table:style-name="ce5"/>
          <table:covered-table-cell table:style-name="ce44"/>
          <table:covered-table-cell table:style-name="ce60"/>
          <table:table-cell table:style-name="ce5" office:value-type="float" office:value="40" calcext:value-type="float">
            <text:p>40</text:p>
          </table:table-cell>
          <table:table-cell table:style-name="ce5" office:value-type="float" office:value="6.99317" calcext:value-type="float">
            <text:p>6.99317</text:p>
          </table:table-cell>
          <table:table-cell table:style-name="ce88" table:formula="of:=ROUND(([.F20]*[.G20])/3600;5)" office:value-type="float" office:value="0.0777" calcext:value-type="float">
            <text:p>0.0777</text:p>
          </table:table-cell>
          <table:table-cell table:style-name="ce96" office:value-type="float" office:value="13.67" calcext:value-type="float">
            <text:p>13.67</text:p>
          </table:table-cell>
          <table:table-cell table:style-name="ce96" office:value-type="float" office:value="546" calcext:value-type="float">
            <text:p>546</text:p>
          </table:table-cell>
          <table:table-cell table:style-name="ce88" table:formula="of:=ROUND(([.H20]/[.J20])*1000;4)" office:value-type="float" office:value="0.1423" calcext:value-type="float">
            <text:p>0.1423</text:p>
          </table:table-cell>
          <table:table-cell table:style-name="ce88" table:formula="of:=([.G20]/[.I20])" office:value-type="float" office:value="0.511570592538405" calcext:value-type="float">
            <text:p>0.511570592538405</text:p>
          </table:table-cell>
          <table:covered-table-cell table:style-name="ce88"/>
          <table:covered-table-cell table:number-columns-repeated="2" table:style-name="ce51"/>
          <table:table-cell table:style-name="ce140" table:formula="of:=ROUND(( ABS(([.G20]- AVERAGE([.G3:.G7];[.G12:.G21]))) / AVERAGE([.G3:.G7];[.G12:.G21] ));3)" office:value-type="float" office:value="0.022" calcext:value-type="float">
            <text:p>0.022</text:p>
          </table:table-cell>
          <table:table-cell table:style-name="ce140"/>
          <table:table-cell table:style-name="ce148"/>
          <table:table-cell table:number-columns-repeated="1006"/>
        </table:table-row>
        <table:table-row table:style-name="ro1">
          <table:table-cell table:style-name="ce5" office:value-type="string" calcext:value-type="string">
            <text:p>yoloV5n_60s_synced_lynsyn_testvideo#1</text:p>
          </table:table-cell>
          <table:covered-table-cell table:style-name="ce29"/>
          <table:covered-table-cell table:style-name="ce5"/>
          <table:covered-table-cell table:style-name="ce44"/>
          <table:covered-table-cell table:style-name="ce60"/>
          <table:table-cell table:style-name="ce5" office:value-type="float" office:value="60" calcext:value-type="float">
            <text:p>60</text:p>
          </table:table-cell>
          <table:table-cell table:style-name="ce5" office:value-type="float" office:value="7.01927" calcext:value-type="float">
            <text:p>7.01927</text:p>
          </table:table-cell>
          <table:table-cell table:style-name="ce88" table:formula="of:=ROUND(([.F21]*[.G21])/3600;5)" office:value-type="float" office:value="0.11699" calcext:value-type="float">
            <text:p>0.11699</text:p>
          </table:table-cell>
          <table:table-cell table:style-name="ce96" office:value-type="float" office:value="13.15" calcext:value-type="float">
            <text:p>13.15</text:p>
          </table:table-cell>
          <table:table-cell table:style-name="ce96" office:value-type="float" office:value="788" calcext:value-type="float">
            <text:p>788</text:p>
          </table:table-cell>
          <table:table-cell table:style-name="ce88" table:formula="of:=ROUND(([.H21]/[.J21])*1000;4)" office:value-type="float" office:value="0.1485" calcext:value-type="float">
            <text:p>0.1485</text:p>
          </table:table-cell>
          <table:table-cell table:style-name="ce88" table:formula="of:=([.G21]/[.I21])" office:value-type="float" office:value="0.533784790874525" calcext:value-type="float">
            <text:p>0.533784790874525</text:p>
          </table:table-cell>
          <table:covered-table-cell table:style-name="ce88"/>
          <table:covered-table-cell table:number-columns-repeated="2" table:style-name="ce51"/>
          <table:table-cell table:style-name="ce140" table:formula="of:=ROUND(( ABS(([.G21]-AVERAGE([.G3:.G7];[.G12:.G21]))) / AVERAGE([.G3:.G7];[.G12:.G21] ));3)" office:value-type="float" office:value="0.026" calcext:value-type="float">
            <text:p>0.026</text:p>
          </table:table-cell>
          <table:table-cell table:style-name="ce140"/>
          <table:table-cell table:style-name="ce148"/>
          <table:table-cell table:number-columns-repeated="1006"/>
        </table:table-row>
        <table:table-row table:style-name="ro1">
          <table:table-cell table:style-name="ce9" office:value-type="string" calcext:value-type="string">
            <text:p>yoloV5s_20s_sensor_reported#1</text:p>
          </table:table-cell>
          <table:table-cell table:style-name="ce31" office:value-type="string" calcext:value-type="string" table:number-columns-spanned="1" table:number-rows-spanned="19">
            <text:p>YoloV5s(640 x 640)</text:p>
          </table:table-cell>
          <table:table-cell table:style-name="ce50" office:value-type="string" calcext:value-type="string" table:number-columns-spanned="1" table:number-rows-spanned="14">
            <text:p>COCO2017 </text:p>
            <text:p>VAL</text:p>
          </table:table-cell>
          <table:table-cell table:style-name="ce50" office:value-type="string" calcext:value-type="string" table:number-columns-spanned="1" table:number-rows-spanned="9">
            <text:p>Sensor monitoring</text:p>
            <text:p>Using thread</text:p>
            <text:p/>
            <text:p>(LynSyn GPIO </text:p>
            <text:p>Commanded)</text:p>
          </table:table-cell>
          <table:table-cell table:style-name="ce78" office:value-type="string" calcext:value-type="string" table:number-columns-spanned="1" table:number-rows-spanned="5">
            <text:p>Nvidia Jetson Nano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7.546" calcext:value-type="float">
            <text:p>7.546</text:p>
          </table:table-cell>
          <table:table-cell table:style-name="ce89" table:formula="of:=ROUND(([.F22]*[.G22])/3600;5)" office:value-type="float" office:value="0.04192" calcext:value-type="float">
            <text:p>0.04192</text:p>
          </table:table-cell>
          <table:table-cell table:style-name="ce97" office:value-type="float" office:value="5.99" calcext:value-type="float">
            <text:p>5.99</text:p>
          </table:table-cell>
          <table:table-cell table:style-name="ce97" office:value-type="float" office:value="120" calcext:value-type="float">
            <text:p>120</text:p>
          </table:table-cell>
          <table:table-cell table:style-name="ce104" table:formula="of:=ROUND(([.H22]/[.J22])*1000;4)" office:value-type="float" office:value="0.3493" calcext:value-type="float">
            <text:p>0.3493</text:p>
          </table:table-cell>
          <table:table-cell table:style-name="ce89" table:formula="of:=([.G22]/[.I22])" office:value-type="float" office:value="1.25976627712855" calcext:value-type="float">
            <text:p>1.25976627712855</text:p>
          </table:table-cell>
          <table:covered-table-cell table:style-name="ce89"/>
          <table:table-cell table:style-name="ce113" table:formula="of:=AVERAGE([.I22:.I26])" office:value-type="float" office:value="5.926" calcext:value-type="float" table:number-columns-spanned="1" table:number-rows-spanned="5">
            <text:p>5.926</text:p>
          </table:table-cell>
          <table:table-cell table:style-name="ce113" table:formula="of:=AVERAGE([.K22:.K26])" office:value-type="float" office:value="0.35438" calcext:value-type="float" table:number-columns-spanned="1" table:number-rows-spanned="5">
            <text:p>0.35438</text:p>
          </table:table-cell>
          <table:table-cell table:style-name="ce139" table:formula="of:=ROUND(( ABS(([.G22] - AVERAGE([.G22:.G26];[.G31:.G40]))) / AVERAGE([.G22:.G26];[.G31:.G40])) *100 ;3)" office:value-type="float" office:value="1.031" calcext:value-type="float">
            <text:p>1.031</text:p>
          </table:table-cell>
          <table:table-cell table:style-name="ce139"/>
          <table:table-cell table:style-name="ce147"/>
          <table:table-cell table:number-columns-repeated="1006"/>
        </table:table-row>
        <table:table-row table:style-name="ro1">
          <table:table-cell table:style-name="ce9" office:value-type="string" calcext:value-type="string">
            <text:p>yoloV5s_20s_sensor_reported#2</text:p>
          </table:table-cell>
          <table:covered-table-cell table:style-name="ce34"/>
          <table:covered-table-cell table:style-name="ce9"/>
          <table:covered-table-cell table:style-name="ce62"/>
          <table:covered-table-cell table:style-name="ce78"/>
          <table:table-cell table:style-name="ce9" office:value-type="float" office:value="20" calcext:value-type="float">
            <text:p>20</text:p>
          </table:table-cell>
          <table:table-cell table:style-name="ce9" office:value-type="float" office:value="7.5224" calcext:value-type="float">
            <text:p>7.5224</text:p>
          </table:table-cell>
          <table:table-cell table:style-name="ce89" table:formula="of:=ROUND(([.F23]*[.G23])/3600;5)" office:value-type="float" office:value="0.04179" calcext:value-type="float">
            <text:p>0.04179</text:p>
          </table:table-cell>
          <table:table-cell table:style-name="ce97" office:value-type="float" office:value="5.92" calcext:value-type="float">
            <text:p>5.92</text:p>
          </table:table-cell>
          <table:table-cell table:style-name="ce97" office:value-type="float" office:value="119" calcext:value-type="float">
            <text:p>119</text:p>
          </table:table-cell>
          <table:table-cell table:style-name="ce104" table:formula="of:=ROUND(([.H23]/[.J23])*1000;4)" office:value-type="float" office:value="0.3512" calcext:value-type="float">
            <text:p>0.3512</text:p>
          </table:table-cell>
          <table:table-cell table:style-name="ce89" table:formula="of:=([.G23]/[.I23])" office:value-type="float" office:value="1.27067567567568" calcext:value-type="float">
            <text:p>1.27067567567568</text:p>
          </table:table-cell>
          <table:covered-table-cell table:style-name="ce89"/>
          <table:covered-table-cell table:number-columns-repeated="2" table:style-name="ce72"/>
          <table:table-cell table:style-name="ce140" table:formula="of:=ROUND(( ABS(([.G23] - AVERAGE([.G22:.G26];[.G31:.G40]))) / AVERAGE([.G22:.G26];[.G31:.G40])) *100 ;3)" office:value-type="float" office:value="1.341" calcext:value-type="float">
            <text:p>1.341</text:p>
          </table:table-cell>
          <table:table-cell table:style-name="ce140"/>
          <table:table-cell table:style-name="ce148"/>
          <table:table-cell table:number-columns-repeated="1006"/>
        </table:table-row>
        <table:table-row table:style-name="ro1">
          <table:table-cell table:style-name="ce9" office:value-type="string" calcext:value-type="string">
            <text:p>yoloV5s_40s_sensor_reported#1</text:p>
          </table:table-cell>
          <table:covered-table-cell table:style-name="ce34"/>
          <table:covered-table-cell table:style-name="ce9"/>
          <table:covered-table-cell table:style-name="ce62"/>
          <table:covered-table-cell table:style-name="ce78"/>
          <table:table-cell table:style-name="ce9" office:value-type="float" office:value="40" calcext:value-type="float">
            <text:p>40</text:p>
          </table:table-cell>
          <table:table-cell table:style-name="ce9" office:value-type="float" office:value="7.614" calcext:value-type="float">
            <text:p>7.614</text:p>
          </table:table-cell>
          <table:table-cell table:style-name="ce89" table:formula="of:=ROUND(([.F24]*[.G24])/3600;5)" office:value-type="float" office:value="0.0846" calcext:value-type="float">
            <text:p>0.0846</text:p>
          </table:table-cell>
          <table:table-cell table:style-name="ce97" office:value-type="float" office:value="5.92" calcext:value-type="float">
            <text:p>5.92</text:p>
          </table:table-cell>
          <table:table-cell table:style-name="ce97" office:value-type="float" office:value="237" calcext:value-type="float">
            <text:p>237</text:p>
          </table:table-cell>
          <table:table-cell table:style-name="ce104" table:formula="of:=ROUND(([.H24]/[.J24])*1000;4)" office:value-type="float" office:value="0.357" calcext:value-type="float">
            <text:p>0.357</text:p>
          </table:table-cell>
          <table:table-cell table:style-name="ce89" table:formula="of:=([.G24]/[.I24])" office:value-type="float" office:value="1.28614864864865" calcext:value-type="float">
            <text:p>1.28614864864865</text:p>
          </table:table-cell>
          <table:covered-table-cell table:style-name="ce89"/>
          <table:covered-table-cell table:number-columns-repeated="2" table:style-name="ce72"/>
          <table:table-cell table:style-name="ce140" table:formula="of:=ROUND(( ABS(([.G24] - AVERAGE([.G22:.G26];[.G31:.G40]))) / AVERAGE([.G22:.G26];[.G31:.G40])) *100 ;3)" office:value-type="float" office:value="0.14" calcext:value-type="float">
            <text:p>0.14</text:p>
          </table:table-cell>
          <table:table-cell table:style-name="ce140"/>
          <table:table-cell table:style-name="ce148"/>
          <table:table-cell table:number-columns-repeated="1006"/>
        </table:table-row>
        <table:table-row table:style-name="ro1">
          <table:table-cell table:style-name="ce9" office:value-type="string" calcext:value-type="string">
            <text:p>yoloV5s_40s_sensor_reported#2</text:p>
          </table:table-cell>
          <table:covered-table-cell table:style-name="ce34"/>
          <table:covered-table-cell table:style-name="ce9"/>
          <table:covered-table-cell table:style-name="ce62"/>
          <table:covered-table-cell table:style-name="ce78"/>
          <table:table-cell table:style-name="ce9" office:value-type="float" office:value="40" calcext:value-type="float">
            <text:p>40</text:p>
          </table:table-cell>
          <table:table-cell table:style-name="ce9" office:value-type="float" office:value="7.599" calcext:value-type="float">
            <text:p>7.599</text:p>
          </table:table-cell>
          <table:table-cell table:style-name="ce89" table:formula="of:=ROUND(([.F25]*[.G25])/3600;5)" office:value-type="float" office:value="0.08443" calcext:value-type="float">
            <text:p>0.08443</text:p>
          </table:table-cell>
          <table:table-cell table:style-name="ce97" office:value-type="float" office:value="5.89" calcext:value-type="float">
            <text:p>5.89</text:p>
          </table:table-cell>
          <table:table-cell table:style-name="ce97" office:value-type="float" office:value="236" calcext:value-type="float">
            <text:p>236</text:p>
          </table:table-cell>
          <table:table-cell table:style-name="ce104" table:formula="of:=ROUND(([.H25]/[.J25])*1000;4)" office:value-type="float" office:value="0.3578" calcext:value-type="float">
            <text:p>0.3578</text:p>
          </table:table-cell>
          <table:table-cell table:style-name="ce89" table:formula="of:=([.G25]/[.I25])" office:value-type="float" office:value="1.29015280135823" calcext:value-type="float">
            <text:p>1.29015280135823</text:p>
          </table:table-cell>
          <table:covered-table-cell table:style-name="ce89"/>
          <table:covered-table-cell table:number-columns-repeated="2" table:style-name="ce72"/>
          <table:table-cell table:style-name="ce140" table:formula="of:=ROUND(( ABS(([.G25] - AVERAGE([.G22:.G26];[.G31:.G40]))) / AVERAGE([.G22:.G26];[.G31:.G40])) *100 ;3)" office:value-type="float" office:value="0.336" calcext:value-type="float">
            <text:p>0.336</text:p>
          </table:table-cell>
          <table:table-cell table:style-name="ce140"/>
          <table:table-cell table:style-name="ce148"/>
          <table:table-cell table:number-columns-repeated="1006"/>
        </table:table-row>
        <table:table-row table:style-name="ro1">
          <table:table-cell table:style-name="ce9" office:value-type="string" calcext:value-type="string">
            <text:p>yoloV5s_60s_sensor_reported#1</text:p>
          </table:table-cell>
          <table:covered-table-cell table:style-name="ce34"/>
          <table:covered-table-cell table:style-name="ce9"/>
          <table:covered-table-cell table:style-name="ce62"/>
          <table:covered-table-cell table:style-name="ce78"/>
          <table:table-cell table:style-name="ce9" office:value-type="float" office:value="60" calcext:value-type="float">
            <text:p>60</text:p>
          </table:table-cell>
          <table:table-cell table:style-name="ce9" office:value-type="float" office:value="7.596" calcext:value-type="float">
            <text:p>7.596</text:p>
          </table:table-cell>
          <table:table-cell table:style-name="ce89" table:formula="of:=ROUND(([.F26]*[.G26])/3600;5)" office:value-type="float" office:value="0.1266" calcext:value-type="float">
            <text:p>0.1266</text:p>
          </table:table-cell>
          <table:table-cell table:style-name="ce97" office:value-type="float" office:value="5.91" calcext:value-type="float">
            <text:p>5.91</text:p>
          </table:table-cell>
          <table:table-cell table:style-name="ce97" office:value-type="float" office:value="355" calcext:value-type="float">
            <text:p>355</text:p>
          </table:table-cell>
          <table:table-cell table:style-name="ce104" table:formula="of:=ROUND(([.H26]/[.J26])*1000;4)" office:value-type="float" office:value="0.3566" calcext:value-type="float">
            <text:p>0.3566</text:p>
          </table:table-cell>
          <table:table-cell table:style-name="ce89" table:formula="of:=([.G26]/[.I26])" office:value-type="float" office:value="1.28527918781726" calcext:value-type="float">
            <text:p>1.28527918781726</text:p>
          </table:table-cell>
          <table:covered-table-cell table:style-name="ce89"/>
          <table:covered-table-cell table:number-columns-repeated="2" table:style-name="ce72"/>
          <table:table-cell table:style-name="ce140" table:formula="of:=ROUND(( ABS(([.G26] - AVERAGE([.G22:.G26];[.G31:.G40]))) / AVERAGE([.G22:.G26];[.G31:.G40])) *100 ;3)" office:value-type="float" office:value="0.376" calcext:value-type="float">
            <text:p>0.376</text:p>
          </table:table-cell>
          <table:table-cell table:style-name="ce140"/>
          <table:table-cell table:style-name="ce148"/>
          <table:table-cell table:number-columns-repeated="1006"/>
        </table:table-row>
        <table:table-row table:style-name="ro1">
          <table:table-cell table:style-name="ce9" office:value-type="string" calcext:value-type="string">
            <text:p>yoloV5s_20s_sensor_reported_jetson_cpu#1</text:p>
          </table:table-cell>
          <table:covered-table-cell table:style-name="ce34"/>
          <table:covered-table-cell table:style-name="ce9"/>
          <table:covered-table-cell table:style-name="ce62"/>
          <table:table-cell table:style-name="ce50" office:value-type="string" calcext:value-type="string" table:number-columns-spanned="1" table:number-rows-spanned="4">
            <text:p>Nvidia Jetson Nano</text:p>
            <text:p>(CPU)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3.56" calcext:value-type="float">
            <text:p>3.56</text:p>
          </table:table-cell>
          <table:table-cell table:style-name="ce89" table:formula="of:=ROUND(([.F27]*[.G27])/3600;5)" office:value-type="float" office:value="0.01978" calcext:value-type="float">
            <text:p>0.01978</text:p>
          </table:table-cell>
          <table:table-cell table:style-name="ce97" office:value-type="float" office:value="0.11" calcext:value-type="float">
            <text:p>0.11</text:p>
          </table:table-cell>
          <table:table-cell table:style-name="ce97" office:value-type="float" office:value="3" calcext:value-type="float">
            <text:p>3</text:p>
          </table:table-cell>
          <table:table-cell table:style-name="ce104" table:formula="of:=ROUND(([.H27]/[.J27])*1000;4)" office:value-type="float" office:value="6.5933" calcext:value-type="float">
            <text:p>6.5933</text:p>
          </table:table-cell>
          <table:table-cell table:style-name="ce89" table:formula="of:=([.G27]/[.I27])" office:value-type="float" office:value="32.3636363636364" calcext:value-type="float">
            <text:p>32.3636363636364</text:p>
          </table:table-cell>
          <table:covered-table-cell table:style-name="ce89"/>
          <table:table-cell table:style-name="ce113" table:formula="of:=AVERAGE([.I27:.I30])" office:value-type="float" office:value="0.115" calcext:value-type="float" table:number-columns-spanned="1" table:number-rows-spanned="4">
            <text:p>0.115</text:p>
          </table:table-cell>
          <table:table-cell table:style-name="ce113" table:formula="of:=AVERAGE([.K27:.K30])" office:value-type="float" office:value="6.609575" calcext:value-type="float" table:number-columns-spanned="1" table:number-rows-spanned="4">
            <text:p>6.609575</text:p>
          </table:table-cell>
          <table:table-cell table:style-name="ce139" table:number-columns-repeated="2"/>
          <table:table-cell table:style-name="ce147"/>
          <table:table-cell table:number-columns-repeated="1006"/>
        </table:table-row>
        <table:table-row table:style-name="ro1">
          <table:table-cell table:style-name="ce9" office:value-type="string" calcext:value-type="string">
            <text:p>yoloV5s_20s_sensor_reported_jetson_cpu#2</text:p>
          </table:table-cell>
          <table:covered-table-cell table:style-name="ce34"/>
          <table:covered-table-cell table:style-name="ce9"/>
          <table:covered-table-cell table:style-name="ce62"/>
          <table:covered-table-cell table:style-name="ce78"/>
          <table:table-cell table:style-name="ce9" office:value-type="float" office:value="20" calcext:value-type="float">
            <text:p>20</text:p>
          </table:table-cell>
          <table:table-cell table:style-name="ce9" office:value-type="float" office:value="3.568" calcext:value-type="float">
            <text:p>3.568</text:p>
          </table:table-cell>
          <table:table-cell table:style-name="ce89" table:formula="of:=ROUND(([.F28]*[.G28])/3600;5)" office:value-type="float" office:value="0.01982" calcext:value-type="float">
            <text:p>0.01982</text:p>
          </table:table-cell>
          <table:table-cell table:style-name="ce97" office:value-type="float" office:value="0.11" calcext:value-type="float">
            <text:p>0.11</text:p>
          </table:table-cell>
          <table:table-cell table:style-name="ce97" office:value-type="float" office:value="3" calcext:value-type="float">
            <text:p>3</text:p>
          </table:table-cell>
          <table:table-cell table:style-name="ce104" table:formula="of:=ROUND(([.H28]/[.J28])*1000;4)" office:value-type="float" office:value="6.6067" calcext:value-type="float">
            <text:p>6.6067</text:p>
          </table:table-cell>
          <table:table-cell table:style-name="ce89" table:formula="of:=([.G28]/[.I28])" office:value-type="float" office:value="32.4363636363636" calcext:value-type="float">
            <text:p>32.4363636363636</text:p>
          </table:table-cell>
          <table:covered-table-cell table:style-name="ce89"/>
          <table:covered-table-cell table:number-columns-repeated="2" table:style-name="ce72"/>
          <table:table-cell table:style-name="ce140" table:number-columns-repeated="2"/>
          <table:table-cell table:style-name="ce148"/>
          <table:table-cell table:number-columns-repeated="1006"/>
        </table:table-row>
        <table:table-row table:style-name="ro1">
          <table:table-cell table:style-name="ce9" office:value-type="string" calcext:value-type="string">
            <text:p>yoloV5s_40s_sensor_reported_jetson_cpu#1</text:p>
          </table:table-cell>
          <table:covered-table-cell table:style-name="ce34"/>
          <table:covered-table-cell table:style-name="ce9"/>
          <table:covered-table-cell table:style-name="ce62"/>
          <table:covered-table-cell table:style-name="ce78"/>
          <table:table-cell table:style-name="ce9" office:value-type="float" office:value="40" calcext:value-type="float">
            <text:p>40</text:p>
          </table:table-cell>
          <table:table-cell table:style-name="ce9" office:value-type="float" office:value="3.574" calcext:value-type="float">
            <text:p>3.574</text:p>
          </table:table-cell>
          <table:table-cell table:style-name="ce89" table:formula="of:=ROUND(([.F29]*[.G29])/3600;5)" office:value-type="float" office:value="0.03971" calcext:value-type="float">
            <text:p>0.03971</text:p>
          </table:table-cell>
          <table:table-cell table:style-name="ce97" office:value-type="float" office:value="0.12" calcext:value-type="float">
            <text:p>0.12</text:p>
          </table:table-cell>
          <table:table-cell table:style-name="ce97" office:value-type="float" office:value="6" calcext:value-type="float">
            <text:p>6</text:p>
          </table:table-cell>
          <table:table-cell table:style-name="ce104" table:formula="of:=ROUND(([.H29]/[.J29])*1000;4)" office:value-type="float" office:value="6.6183" calcext:value-type="float">
            <text:p>6.6183</text:p>
          </table:table-cell>
          <table:table-cell table:style-name="ce89" table:formula="of:=([.G29]/[.I29])" office:value-type="float" office:value="29.7833333333333" calcext:value-type="float">
            <text:p>29.7833333333333</text:p>
          </table:table-cell>
          <table:covered-table-cell table:style-name="ce89"/>
          <table:covered-table-cell table:number-columns-repeated="2" table:style-name="ce72"/>
          <table:table-cell table:style-name="ce140" table:number-columns-repeated="2"/>
          <table:table-cell table:style-name="ce148"/>
          <table:table-cell table:number-columns-repeated="1006"/>
        </table:table-row>
        <table:table-row table:style-name="ro1">
          <table:table-cell table:style-name="ce9" office:value-type="string" calcext:value-type="string">
            <text:p>yoloV5s_40s_sensor_reported_jetson_cpu#2</text:p>
          </table:table-cell>
          <table:covered-table-cell table:style-name="ce34"/>
          <table:covered-table-cell table:style-name="ce9"/>
          <table:covered-table-cell table:style-name="ce62"/>
          <table:covered-table-cell table:style-name="ce78"/>
          <table:table-cell table:style-name="ce9" office:value-type="float" office:value="40" calcext:value-type="float">
            <text:p>40</text:p>
          </table:table-cell>
          <table:table-cell table:style-name="ce9" office:value-type="float" office:value="3.575" calcext:value-type="float">
            <text:p>3.575</text:p>
          </table:table-cell>
          <table:table-cell table:style-name="ce89" table:formula="of:=ROUND(([.F30]*[.G30])/3600;5)" office:value-type="float" office:value="0.03972" calcext:value-type="float">
            <text:p>0.03972</text:p>
          </table:table-cell>
          <table:table-cell table:style-name="ce97" office:value-type="float" office:value="0.12" calcext:value-type="float">
            <text:p>0.12</text:p>
          </table:table-cell>
          <table:table-cell table:style-name="ce97" office:value-type="float" office:value="6" calcext:value-type="float">
            <text:p>6</text:p>
          </table:table-cell>
          <table:table-cell table:style-name="ce104" table:formula="of:=ROUND(([.H30]/[.J30])*1000;4)" office:value-type="float" office:value="6.62" calcext:value-type="float">
            <text:p>6.62</text:p>
          </table:table-cell>
          <table:table-cell table:style-name="ce89" table:formula="of:=([.G30]/[.I30])" office:value-type="float" office:value="29.7916666666667" calcext:value-type="float">
            <text:p>29.7916666666667</text:p>
          </table:table-cell>
          <table:covered-table-cell table:style-name="ce89"/>
          <table:covered-table-cell table:number-columns-repeated="2" table:style-name="ce72"/>
          <table:table-cell table:style-name="ce140" table:number-columns-repeated="2"/>
          <table:table-cell table:style-name="ce148"/>
          <table:table-cell table:number-columns-repeated="1006"/>
        </table:table-row>
        <table:table-row table:style-name="ro1">
          <table:table-cell table:style-name="ce12" office:value-type="string" calcext:value-type="string">
            <text:p>yoloV5s_20s_synced_lynsyn_testimg#1</text:p>
          </table:table-cell>
          <table:covered-table-cell table:style-name="ce35"/>
          <table:covered-table-cell table:style-name="ce52"/>
          <table:table-cell table:style-name="ce52" office:value-type="string" calcext:value-type="string" table:number-columns-spanned="1" table:number-rows-spanned="10">
            <text:p>On LynSyn Status</text:p>
          </table:table-cell>
          <table:table-cell table:style-name="ce80" office:value-type="string" calcext:value-type="string" table:number-columns-spanned="1" table:number-rows-spanned="10">
            <text:p>Nvidia Jetson Nano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7.414" calcext:value-type="float">
            <text:p>7.414</text:p>
          </table:table-cell>
          <table:table-cell table:style-name="ce89" table:formula="of:=ROUND(([.F31]*[.G31])/3600;5)" office:value-type="float" office:value="0.04119" calcext:value-type="float">
            <text:p>0.04119</text:p>
          </table:table-cell>
          <table:table-cell table:style-name="ce98" office:value-type="float" office:value="5.85" calcext:value-type="float">
            <text:p>5.85</text:p>
          </table:table-cell>
          <table:table-cell table:style-name="ce98" office:value-type="float" office:value="117" calcext:value-type="float">
            <text:p>117</text:p>
          </table:table-cell>
          <table:table-cell table:style-name="ce104" table:formula="of:=ROUND(([.H31]/[.J31])*1000;4)" office:value-type="float" office:value="0.3521" calcext:value-type="float">
            <text:p>0.3521</text:p>
          </table:table-cell>
          <table:table-cell table:style-name="ce89" table:formula="of:=([.G31]/[.I31])" office:value-type="float" office:value="1.26735042735043" calcext:value-type="float">
            <text:p>1.26735042735043</text:p>
          </table:table-cell>
          <table:covered-table-cell table:style-name="ce89"/>
          <table:table-cell table:style-name="ce126" table:formula="of:=AVERAGE([.I31:.I35])" office:value-type="float" office:value="5.796" calcext:value-type="float" table:number-columns-spanned="1" table:number-rows-spanned="5">
            <text:p>5.796</text:p>
          </table:table-cell>
          <table:table-cell table:style-name="ce126" table:formula="of:=AVERAGE([.K31:.K35])" office:value-type="float" office:value="0.36288" calcext:value-type="float" table:number-columns-spanned="1" table:number-rows-spanned="5">
            <text:p>0.36288</text:p>
          </table:table-cell>
          <table:table-cell table:style-name="ce141" table:formula="of:=ROUND(( ABS(([.G31] - AVERAGE([.G22:.G26];[.G31:.G40]))) / AVERAGE([.G22:.G26];[.G31:.G40])) *100 ;3)" office:value-type="float" office:value="2.763" calcext:value-type="float">
            <text:p>2.763</text:p>
          </table:table-cell>
          <table:table-cell table:style-name="ce141"/>
          <table:table-cell table:style-name="ce149"/>
          <table:table-cell table:number-columns-repeated="1006"/>
        </table:table-row>
        <table:table-row table:style-name="ro1">
          <table:table-cell table:style-name="ce12" office:value-type="string" calcext:value-type="string">
            <text:p>yoloV5s_20s_synced_lynsyn_testimg#2</text:p>
          </table:table-cell>
          <table:covered-table-cell table:style-name="ce36"/>
          <table:covered-table-cell table:number-columns-repeated="2" table:style-name="ce12"/>
          <table:covered-table-cell table:style-name="ce80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7.47" calcext:value-type="float">
            <text:p>7.47</text:p>
          </table:table-cell>
          <table:table-cell table:style-name="ce89" table:formula="of:=ROUND(([.F32]*[.G32])/3600;5)" office:value-type="float" office:value="0.0415" calcext:value-type="float">
            <text:p>0.0415</text:p>
          </table:table-cell>
          <table:table-cell table:style-name="ce98" office:value-type="float" office:value="5.69" calcext:value-type="float">
            <text:p>5.69</text:p>
          </table:table-cell>
          <table:table-cell table:style-name="ce98" office:value-type="float" office:value="114" calcext:value-type="float">
            <text:p>114</text:p>
          </table:table-cell>
          <table:table-cell table:style-name="ce104" table:formula="of:=ROUND(([.H32]/[.J32])*1000;4)" office:value-type="float" office:value="0.364" calcext:value-type="float">
            <text:p>0.364</text:p>
          </table:table-cell>
          <table:table-cell table:style-name="ce89" table:formula="of:=([.G32]/[.I32])" office:value-type="float" office:value="1.3128295254833" calcext:value-type="float">
            <text:p>1.3128295254833</text:p>
          </table:table-cell>
          <table:covered-table-cell table:style-name="ce89"/>
          <table:covered-table-cell table:number-columns-repeated="2" table:style-name="ce70"/>
          <table:table-cell table:style-name="ce142" table:formula="of:=ROUND(( ABS(([.G32] - AVERAGE([.G22:.G26];[.G31:.G40]))) / AVERAGE([.G22:.G26];[.G31:.G40])) *100 ;3)" office:value-type="float" office:value="2.028" calcext:value-type="float">
            <text:p>2.028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12" office:value-type="string" calcext:value-type="string">
            <text:p>yoloV5s_40s_synced_lynsyn_testimg#1</text:p>
          </table:table-cell>
          <table:covered-table-cell table:style-name="ce36"/>
          <table:covered-table-cell table:number-columns-repeated="2" table:style-name="ce12"/>
          <table:covered-table-cell table:style-name="ce80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7.65" calcext:value-type="float">
            <text:p>7.65</text:p>
          </table:table-cell>
          <table:table-cell table:style-name="ce89" table:formula="of:=ROUND(([.F33]*[.G33])/3600;5)" office:value-type="float" office:value="0.085" calcext:value-type="float">
            <text:p>0.085</text:p>
          </table:table-cell>
          <table:table-cell table:style-name="ce98" office:value-type="float" office:value="5.8" calcext:value-type="float">
            <text:p>5.8</text:p>
          </table:table-cell>
          <table:table-cell table:style-name="ce98" office:value-type="float" office:value="232" calcext:value-type="float">
            <text:p>232</text:p>
          </table:table-cell>
          <table:table-cell table:style-name="ce104" table:formula="of:=ROUND(([.H33]/[.J33])*1000;4)" office:value-type="float" office:value="0.3664" calcext:value-type="float">
            <text:p>0.3664</text:p>
          </table:table-cell>
          <table:table-cell table:style-name="ce89" table:formula="of:=([.G33]/[.I33])" office:value-type="float" office:value="1.31896551724138" calcext:value-type="float">
            <text:p>1.31896551724138</text:p>
          </table:table-cell>
          <table:covered-table-cell table:style-name="ce89"/>
          <table:covered-table-cell table:number-columns-repeated="2" table:style-name="ce70"/>
          <table:table-cell table:style-name="ce142" table:formula="of:=ROUND(( ABS(([.G33] - AVERAGE([.G22:.G26];[.G31:.G40]))) / AVERAGE([.G22:.G26];[.G31:.G40])) *100 ;3)" office:value-type="float" office:value="0.333" calcext:value-type="float">
            <text:p>0.333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12" office:value-type="string" calcext:value-type="string">
            <text:p>yoloV5s_40s_synced_lynsyn_testimg#2</text:p>
          </table:table-cell>
          <table:covered-table-cell table:style-name="ce36"/>
          <table:covered-table-cell table:number-columns-repeated="2" table:style-name="ce12"/>
          <table:covered-table-cell table:style-name="ce80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7.66" calcext:value-type="float">
            <text:p>7.66</text:p>
          </table:table-cell>
          <table:table-cell table:style-name="ce89" table:formula="of:=ROUND(([.F34]*[.G34])/3600;5)" office:value-type="float" office:value="0.08511" calcext:value-type="float">
            <text:p>0.08511</text:p>
          </table:table-cell>
          <table:table-cell table:style-name="ce98" office:value-type="float" office:value="5.83" calcext:value-type="float">
            <text:p>5.83</text:p>
          </table:table-cell>
          <table:table-cell table:style-name="ce98" office:value-type="float" office:value="233" calcext:value-type="float">
            <text:p>233</text:p>
          </table:table-cell>
          <table:table-cell table:style-name="ce104" table:formula="of:=ROUND(([.H34]/[.J34])*1000;4)" office:value-type="float" office:value="0.3653" calcext:value-type="float">
            <text:p>0.3653</text:p>
          </table:table-cell>
          <table:table-cell table:style-name="ce89" table:formula="of:=([.G34]/[.I34])" office:value-type="float" office:value="1.3138936535163" calcext:value-type="float">
            <text:p>1.3138936535163</text:p>
          </table:table-cell>
          <table:covered-table-cell table:style-name="ce89"/>
          <table:covered-table-cell table:number-columns-repeated="2" table:style-name="ce70"/>
          <table:table-cell table:style-name="ce142" table:formula="of:=ROUND(( ABS(([.G34] - AVERAGE([.G22:.G26];[.G31:.G40]))) / AVERAGE([.G22:.G26];[.G31:.G40])) *100 ;3)" office:value-type="float" office:value="0.464" calcext:value-type="float">
            <text:p>0.464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12" office:value-type="string" calcext:value-type="string">
            <text:p>yoloV5s_60s_synced_lynsyn_testimg#1</text:p>
          </table:table-cell>
          <table:covered-table-cell table:style-name="ce36"/>
          <table:covered-table-cell table:number-columns-repeated="2" table:style-name="ce12"/>
          <table:covered-table-cell table:style-name="ce80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7.677" calcext:value-type="float">
            <text:p>7.677</text:p>
          </table:table-cell>
          <table:table-cell table:style-name="ce89" table:formula="of:=ROUND(([.F35]*[.G35])/3600;5)" office:value-type="float" office:value="0.12795" calcext:value-type="float">
            <text:p>0.12795</text:p>
          </table:table-cell>
          <table:table-cell table:style-name="ce98" office:value-type="float" office:value="5.81" calcext:value-type="float">
            <text:p>5.81</text:p>
          </table:table-cell>
          <table:table-cell table:style-name="ce98" office:value-type="float" office:value="349" calcext:value-type="float">
            <text:p>349</text:p>
          </table:table-cell>
          <table:table-cell table:style-name="ce104" table:formula="of:=ROUND(([.H35]/[.J35])*1000;4)" office:value-type="float" office:value="0.3666" calcext:value-type="float">
            <text:p>0.3666</text:p>
          </table:table-cell>
          <table:table-cell table:style-name="ce89" table:formula="of:=([.G35]/[.I35])" office:value-type="float" office:value="1.32134251290878" calcext:value-type="float">
            <text:p>1.32134251290878</text:p>
          </table:table-cell>
          <table:covered-table-cell table:style-name="ce89"/>
          <table:covered-table-cell table:number-columns-repeated="2" table:style-name="ce70"/>
          <table:table-cell table:style-name="ce142" table:formula="of:=ROUND(( ABS(([.G35]- AVERAGE([.G22:.G26];[.G31:.G40]))) / AVERAGE([.G22:.G26];[.G31:.G40])) *100 ;3)" office:value-type="float" office:value="0.687" calcext:value-type="float">
            <text:p>0.687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12" office:value-type="string" calcext:value-type="string">
            <text:p>yoloV5s_20s_synced_lynsyn_testvideo#1</text:p>
          </table:table-cell>
          <table:covered-table-cell table:style-name="ce36"/>
          <table:table-cell table:style-name="ce52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2"/>
          <table:covered-table-cell table:style-name="ce80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7.70767" calcext:value-type="float">
            <text:p>7.70767</text:p>
          </table:table-cell>
          <table:table-cell table:style-name="ce89" table:formula="of:=ROUND(([.F36]*[.G36])/3600;5)" office:value-type="float" office:value="0.04282" calcext:value-type="float">
            <text:p>0.04282</text:p>
          </table:table-cell>
          <table:table-cell table:style-name="ce98" office:value-type="float" office:value="6.51" calcext:value-type="float">
            <text:p>6.51</text:p>
          </table:table-cell>
          <table:table-cell table:style-name="ce98" office:value-type="float" office:value="131" calcext:value-type="float">
            <text:p>131</text:p>
          </table:table-cell>
          <table:table-cell table:style-name="ce104" table:formula="of:=ROUND(([.H36]/[.J36])*1000;4)" office:value-type="float" office:value="0.3269" calcext:value-type="float">
            <text:p>0.3269</text:p>
          </table:table-cell>
          <table:table-cell table:style-name="ce89" table:formula="of:=([.G36]/[.I36])" office:value-type="float" office:value="1.18397388632873" calcext:value-type="float">
            <text:p>1.18397388632873</text:p>
          </table:table-cell>
          <table:covered-table-cell table:style-name="ce89"/>
          <table:table-cell table:style-name="ce126" table:formula="of:=AVERAGE([.I36:.I40])" office:value-type="float" office:value="6.524" calcext:value-type="float" table:number-columns-spanned="1" table:number-rows-spanned="5">
            <text:p>6.524</text:p>
          </table:table-cell>
          <table:table-cell table:style-name="ce126" table:formula="of:=AVERAGE([.K36:.K40])" office:value-type="float" office:value="0.32816" calcext:value-type="float" table:number-columns-spanned="1" table:number-rows-spanned="5">
            <text:p>0.32816</text:p>
          </table:table-cell>
          <table:table-cell table:style-name="ce141" table:formula="of:=ROUND(( ABS(([.G36] - AVERAGE([.G22:.G26];[.G31:.G40]))) / AVERAGE([.G22:.G26];[.G31:.G40])) *100 ;3)" office:value-type="float" office:value="1.089" calcext:value-type="float">
            <text:p>1.089</text:p>
          </table:table-cell>
          <table:table-cell table:style-name="ce141"/>
          <table:table-cell table:style-name="ce149"/>
          <table:table-cell table:number-columns-repeated="1006"/>
        </table:table-row>
        <table:table-row table:style-name="ro1">
          <table:table-cell table:style-name="ce12" office:value-type="string" calcext:value-type="string">
            <text:p>yoloV5s_20s_synced_lynsyn_testvideo#2</text:p>
          </table:table-cell>
          <table:covered-table-cell table:style-name="ce36"/>
          <table:covered-table-cell table:number-columns-repeated="2" table:style-name="ce12"/>
          <table:covered-table-cell table:style-name="ce80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7.61821" calcext:value-type="float">
            <text:p>7.61821</text:p>
          </table:table-cell>
          <table:table-cell table:style-name="ce89" table:formula="of:=ROUND(([.F37]*[.G37])/3600;5)" office:value-type="float" office:value="0.04232" calcext:value-type="float">
            <text:p>0.04232</text:p>
          </table:table-cell>
          <table:table-cell table:style-name="ce98" office:value-type="float" office:value="6.37" calcext:value-type="float">
            <text:p>6.37</text:p>
          </table:table-cell>
          <table:table-cell table:style-name="ce98" office:value-type="float" office:value="128" calcext:value-type="float">
            <text:p>128</text:p>
          </table:table-cell>
          <table:table-cell table:style-name="ce104" table:formula="of:=ROUND(([.H37]/[.J37])*1000;4)" office:value-type="float" office:value="0.3306" calcext:value-type="float">
            <text:p>0.3306</text:p>
          </table:table-cell>
          <table:table-cell table:style-name="ce89" table:formula="of:=([.G37]/[.I37])" office:value-type="float" office:value="1.19595133437991" calcext:value-type="float">
            <text:p>1.19595133437991</text:p>
          </table:table-cell>
          <table:covered-table-cell table:style-name="ce89"/>
          <table:covered-table-cell table:number-columns-repeated="2" table:style-name="ce70"/>
          <table:table-cell table:style-name="ce142" table:formula="of:=ROUND(( ABS(([.G37] - AVERAGE([.G22:.G26];[.G31:.G40]))) / AVERAGE([.G22:.G26];[.G31:.G40])) *100 ;3)" office:value-type="float" office:value="0.084" calcext:value-type="float">
            <text:p>0.084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12" office:value-type="string" calcext:value-type="string">
            <text:p>yoloV5s_40s_synced_lynsyn_testvideo#1</text:p>
          </table:table-cell>
          <table:covered-table-cell table:style-name="ce36"/>
          <table:covered-table-cell table:number-columns-repeated="2" table:style-name="ce12"/>
          <table:covered-table-cell table:style-name="ce80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7.75811" calcext:value-type="float">
            <text:p>7.75811</text:p>
          </table:table-cell>
          <table:table-cell table:style-name="ce89" table:formula="of:=ROUND(([.F38]*[.G38])/3600;5)" office:value-type="float" office:value="0.0862" calcext:value-type="float">
            <text:p>0.0862</text:p>
          </table:table-cell>
          <table:table-cell table:style-name="ce98" office:value-type="float" office:value="6.58" calcext:value-type="float">
            <text:p>6.58</text:p>
          </table:table-cell>
          <table:table-cell table:style-name="ce98" office:value-type="float" office:value="263" calcext:value-type="float">
            <text:p>263</text:p>
          </table:table-cell>
          <table:table-cell table:style-name="ce104" table:formula="of:=ROUND(([.H38]/[.J38])*1000;4)" office:value-type="float" office:value="0.3278" calcext:value-type="float">
            <text:p>0.3278</text:p>
          </table:table-cell>
          <table:table-cell table:style-name="ce89" table:formula="of:=([.G38]/[.I38])" office:value-type="float" office:value="1.17904407294833" calcext:value-type="float">
            <text:p>1.17904407294833</text:p>
          </table:table-cell>
          <table:covered-table-cell table:style-name="ce89"/>
          <table:covered-table-cell table:number-columns-repeated="2" table:style-name="ce70"/>
          <table:table-cell table:style-name="ce142" table:formula="of:=ROUND(( ABS(([.G38] - AVERAGE([.G22:.G26];[.G31:.G40]))) / AVERAGE([.G22:.G26];[.G31:.G40])) *100 ;3)" office:value-type="float" office:value="1.75" calcext:value-type="float">
            <text:p>1.75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12" office:value-type="string" calcext:value-type="string">
            <text:p>yoloV5s_40s_synced_lynsyn_testvideo#2</text:p>
          </table:table-cell>
          <table:covered-table-cell table:style-name="ce36"/>
          <table:covered-table-cell table:number-columns-repeated="2" table:style-name="ce12"/>
          <table:covered-table-cell table:style-name="ce80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7.72859" calcext:value-type="float">
            <text:p>7.72859</text:p>
          </table:table-cell>
          <table:table-cell table:style-name="ce89" table:formula="of:=ROUND(([.F39]*[.G39])/3600;5)" office:value-type="float" office:value="0.08587" calcext:value-type="float">
            <text:p>0.08587</text:p>
          </table:table-cell>
          <table:table-cell table:style-name="ce98" office:value-type="float" office:value="6.54" calcext:value-type="float">
            <text:p>6.54</text:p>
          </table:table-cell>
          <table:table-cell table:style-name="ce98" office:value-type="float" office:value="262" calcext:value-type="float">
            <text:p>262</text:p>
          </table:table-cell>
          <table:table-cell table:style-name="ce104" table:formula="of:=ROUND(([.H39]/[.J39])*1000;4)" office:value-type="float" office:value="0.3277" calcext:value-type="float">
            <text:p>0.3277</text:p>
          </table:table-cell>
          <table:table-cell table:style-name="ce89" table:formula="of:=([.G39]/[.I39])" office:value-type="float" office:value="1.18174159021407" calcext:value-type="float">
            <text:p>1.18174159021407</text:p>
          </table:table-cell>
          <table:covered-table-cell table:style-name="ce89"/>
          <table:covered-table-cell table:number-columns-repeated="2" table:style-name="ce70"/>
          <table:table-cell table:style-name="ce142" table:formula="of:=ROUND(( ABS(([.G39] - AVERAGE([.G22:.G26];[.G31:.G40]))) / AVERAGE([.G22:.G26];[.G31:.G40])) *100 ;3)" office:value-type="float" office:value="1.363" calcext:value-type="float">
            <text:p>1.363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12" office:value-type="string" calcext:value-type="string">
            <text:p>yoloV5s_60s_synced_lynsyn_testvideo#1</text:p>
          </table:table-cell>
          <table:covered-table-cell table:style-name="ce36"/>
          <table:covered-table-cell table:number-columns-repeated="2" table:style-name="ce12"/>
          <table:covered-table-cell table:style-name="ce80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7.80864" calcext:value-type="float">
            <text:p>7.80864</text:p>
          </table:table-cell>
          <table:table-cell table:style-name="ce89" table:formula="of:=ROUND(([.F40]*[.G40])/3600;5)" office:value-type="float" office:value="0.13014" calcext:value-type="float">
            <text:p>0.13014</text:p>
          </table:table-cell>
          <table:table-cell table:style-name="ce98" office:value-type="float" office:value="6.62" calcext:value-type="float">
            <text:p>6.62</text:p>
          </table:table-cell>
          <table:table-cell table:style-name="ce98" office:value-type="float" office:value="397" calcext:value-type="float">
            <text:p>397</text:p>
          </table:table-cell>
          <table:table-cell table:style-name="ce104" table:formula="of:=ROUND(([.H40]/[.J40])*1000;4)" office:value-type="float" office:value="0.3278" calcext:value-type="float">
            <text:p>0.3278</text:p>
          </table:table-cell>
          <table:table-cell table:style-name="ce89" table:formula="of:=([.G40]/[.I40])" office:value-type="float" office:value="1.17955287009063" calcext:value-type="float">
            <text:p>1.17955287009063</text:p>
          </table:table-cell>
          <table:covered-table-cell table:style-name="ce89"/>
          <table:covered-table-cell table:number-columns-repeated="2" table:style-name="ce70"/>
          <table:table-cell table:style-name="ce142" table:formula="of:=ROUND(( ABS(([.G40] - AVERAGE([.G22:.G26];[.G31:.G40]))) / AVERAGE([.G22:.G26];[.G31:.G40])) *100 ;3)" office:value-type="float" office:value="2.413" calcext:value-type="float">
            <text:p>2.413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15" office:value-type="string" calcext:value-type="string">
            <text:p>yoloV5m_20s_sensor_reported#1</text:p>
          </table:table-cell>
          <table:table-cell table:style-name="ce40" office:value-type="string" calcext:value-type="string" table:number-columns-spanned="1" table:number-rows-spanned="15">
            <text:p>YoloV5m(640 x 640)</text:p>
          </table:table-cell>
          <table:table-cell table:style-name="ce53" office:value-type="string" calcext:value-type="string" table:number-columns-spanned="1" table:number-rows-spanned="10">
            <text:p>COCO2017VAL</text:p>
          </table:table-cell>
          <table:table-cell table:style-name="ce71" office:value-type="string" calcext:value-type="string" table:number-columns-spanned="1" table:number-rows-spanned="5">
            <text:p>Sensor monitoring</text:p>
            <text:p>Using thread</text:p>
            <text:p/>
            <text:p>(LynSyn GPIO </text:p>
            <text:p>Commanded)</text:p>
          </table:table-cell>
          <table:table-cell table:style-name="ce82" office:value-type="string" calcext:value-type="string" table:number-columns-spanned="1" table:number-rows-spanned="15">
            <text:p>Nvidia Jetson Nano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7.851" calcext:value-type="float">
            <text:p>7.851</text:p>
          </table:table-cell>
          <table:table-cell table:style-name="ce90" table:formula="of:=ROUND(([.F41]*[.G41])/3600;5)" office:value-type="float" office:value="0.04362" calcext:value-type="float">
            <text:p>0.04362</text:p>
          </table:table-cell>
          <table:table-cell table:style-name="ce99" office:value-type="float" office:value="2.75" calcext:value-type="float">
            <text:p>2.75</text:p>
          </table:table-cell>
          <table:table-cell table:style-name="ce99" office:value-type="float" office:value="56" calcext:value-type="float">
            <text:p>56</text:p>
          </table:table-cell>
          <table:table-cell table:style-name="ce105" table:formula="of:=ROUND(([.H41]/[.J41])*1000;4)" office:value-type="float" office:value="0.7789" calcext:value-type="float">
            <text:p>0.7789</text:p>
          </table:table-cell>
          <table:table-cell table:style-name="ce90" table:formula="of:=([.G41]/[.I41])" office:value-type="float" office:value="2.85490909090909" calcext:value-type="float">
            <text:p>2.85490909090909</text:p>
          </table:table-cell>
          <table:covered-table-cell table:style-name="ce90"/>
          <table:table-cell table:style-name="ce130" table:formula="of:=AVERAGE([.I41:.I45])" office:value-type="float" office:value="2.728" calcext:value-type="float" table:number-columns-spanned="1" table:number-rows-spanned="5">
            <text:p>2.728</text:p>
          </table:table-cell>
          <table:table-cell table:style-name="ce130" table:formula="of:=AVERAGE([.K41:.K45])" office:value-type="float" office:value="0.8042" calcext:value-type="float" table:number-columns-spanned="1" table:number-rows-spanned="5">
            <text:p>0.8042</text:p>
          </table:table-cell>
          <table:table-cell table:style-name="ce141" table:formula="of:=ROUND(( ABS(([.G41] - AVERAGE([.G41:.G55]))) / AVERAGE([.G41:.G55])) *100 ;3)" office:value-type="float" office:value="1.388" calcext:value-type="float">
            <text:p>1.388</text:p>
          </table:table-cell>
          <table:table-cell table:style-name="ce141"/>
          <table:table-cell table:style-name="ce149"/>
          <table:table-cell table:number-columns-repeated="1006"/>
        </table:table-row>
        <table:table-row table:style-name="ro1">
          <table:table-cell table:style-name="ce15" office:value-type="string" calcext:value-type="string">
            <text:p>yoloV5m_20s_sensor_reported#2</text:p>
          </table:table-cell>
          <table:covered-table-cell table:style-name="ce39"/>
          <table:covered-table-cell table:number-columns-repeated="2" table:style-name="ce17"/>
          <table:covered-table-cell table:style-name="ce82"/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7.948" calcext:value-type="float">
            <text:p>7.948</text:p>
          </table:table-cell>
          <table:table-cell table:style-name="ce90" table:formula="of:=ROUND(([.F42]*[.G42])/3600;5)" office:value-type="float" office:value="0.04416" calcext:value-type="float">
            <text:p>0.04416</text:p>
          </table:table-cell>
          <table:table-cell table:style-name="ce99" office:value-type="float" office:value="2.8" calcext:value-type="float">
            <text:p>2.8</text:p>
          </table:table-cell>
          <table:table-cell table:style-name="ce99" office:value-type="float" office:value="56" calcext:value-type="float">
            <text:p>56</text:p>
          </table:table-cell>
          <table:table-cell table:style-name="ce105" table:formula="of:=ROUND(([.H42]/[.J42])*1000;4)" office:value-type="float" office:value="0.7886" calcext:value-type="float">
            <text:p>0.7886</text:p>
          </table:table-cell>
          <table:table-cell table:style-name="ce90" table:formula="of:=([.G42]/[.I42])" office:value-type="float" office:value="2.83857142857143" calcext:value-type="float">
            <text:p>2.83857142857143</text:p>
          </table:table-cell>
          <table:covered-table-cell table:style-name="ce90"/>
          <table:covered-table-cell table:number-columns-repeated="2" table:style-name="ce79"/>
          <table:table-cell table:style-name="ce142" table:formula="of:=ROUND(( ABS(([.G42] - AVERAGE([.G41:.G55]))) / AVERAGE([.G41:.G55])) *100 ;3)" office:value-type="float" office:value="0.17" calcext:value-type="float">
            <text:p>0.17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15" office:value-type="string" calcext:value-type="string">
            <text:p>yoloV5m_40s_sensor_reported#1</text:p>
          </table:table-cell>
          <table:covered-table-cell table:style-name="ce39"/>
          <table:covered-table-cell table:number-columns-repeated="2" table:style-name="ce17"/>
          <table:covered-table-cell table:style-name="ce82"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7.941" calcext:value-type="float">
            <text:p>7.941</text:p>
          </table:table-cell>
          <table:table-cell table:style-name="ce90" table:formula="of:=ROUND(([.F43]*[.G43])/3600;5)" office:value-type="float" office:value="0.08823" calcext:value-type="float">
            <text:p>0.08823</text:p>
          </table:table-cell>
          <table:table-cell table:style-name="ce99" office:value-type="float" office:value="2.7" calcext:value-type="float">
            <text:p>2.7</text:p>
          </table:table-cell>
          <table:table-cell table:style-name="ce99" office:value-type="float" office:value="108" calcext:value-type="float">
            <text:p>108</text:p>
          </table:table-cell>
          <table:table-cell table:style-name="ce105" table:formula="of:=ROUND(([.H43]/[.J43])*1000;4)" office:value-type="float" office:value="0.8169" calcext:value-type="float">
            <text:p>0.8169</text:p>
          </table:table-cell>
          <table:table-cell table:style-name="ce90" table:formula="of:=([.G43]/[.I43])" office:value-type="float" office:value="2.94111111111111" calcext:value-type="float">
            <text:p>2.94111111111111</text:p>
          </table:table-cell>
          <table:covered-table-cell table:style-name="ce90"/>
          <table:covered-table-cell table:number-columns-repeated="2" table:style-name="ce79"/>
          <table:table-cell table:style-name="ce142" table:formula="of:=ROUND(( ABS(([.G43] - AVERAGE([.G41:.G55]))) / AVERAGE([.G41:.G55])) *100 ;3)" office:value-type="float" office:value="0.258" calcext:value-type="float">
            <text:p>0.258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15" office:value-type="string" calcext:value-type="string">
            <text:p>yoloV5m_40s_sensor_reported#2</text:p>
          </table:table-cell>
          <table:covered-table-cell table:style-name="ce39"/>
          <table:covered-table-cell table:number-columns-repeated="2" table:style-name="ce17"/>
          <table:covered-table-cell table:style-name="ce82"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7.98" calcext:value-type="float">
            <text:p>7.98</text:p>
          </table:table-cell>
          <table:table-cell table:style-name="ce90" table:formula="of:=ROUND(([.F44]*[.G44])/3600;5)" office:value-type="float" office:value="0.08867" calcext:value-type="float">
            <text:p>0.08867</text:p>
          </table:table-cell>
          <table:table-cell table:style-name="ce99" office:value-type="float" office:value="2.7" calcext:value-type="float">
            <text:p>2.7</text:p>
          </table:table-cell>
          <table:table-cell table:style-name="ce99" office:value-type="float" office:value="108" calcext:value-type="float">
            <text:p>108</text:p>
          </table:table-cell>
          <table:table-cell table:style-name="ce105" table:formula="of:=ROUND(([.H44]/[.J44])*1000;4)" office:value-type="float" office:value="0.821" calcext:value-type="float">
            <text:p>0.821</text:p>
          </table:table-cell>
          <table:table-cell table:style-name="ce90" table:formula="of:=([.G44]/[.I44])" office:value-type="float" office:value="2.95555555555556" calcext:value-type="float">
            <text:p>2.95555555555556</text:p>
          </table:table-cell>
          <table:covered-table-cell table:style-name="ce90"/>
          <table:covered-table-cell table:number-columns-repeated="2" table:style-name="ce79"/>
          <table:table-cell table:style-name="ce142" table:formula="of:=ROUND(( ABS(([.G44] - AVERAGE([.G41:.G55]))) / AVERAGE([.G41:.G55])) *100 ;3)" office:value-type="float" office:value="0.232" calcext:value-type="float">
            <text:p>0.232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15" office:value-type="string" calcext:value-type="string">
            <text:p>yoloV5m_60s_sensor_reported#1</text:p>
          </table:table-cell>
          <table:covered-table-cell table:style-name="ce39"/>
          <table:covered-table-cell table:number-columns-repeated="2" table:style-name="ce17"/>
          <table:covered-table-cell table:style-name="ce82"/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7.927" calcext:value-type="float">
            <text:p>7.927</text:p>
          </table:table-cell>
          <table:table-cell table:style-name="ce90" table:formula="of:=ROUND(([.F45]*[.G45])/3600;5)" office:value-type="float" office:value="0.13212" calcext:value-type="float">
            <text:p>0.13212</text:p>
          </table:table-cell>
          <table:table-cell table:style-name="ce99" office:value-type="float" office:value="2.69" calcext:value-type="float">
            <text:p>2.69</text:p>
          </table:table-cell>
          <table:table-cell table:style-name="ce99" office:value-type="float" office:value="162" calcext:value-type="float">
            <text:p>162</text:p>
          </table:table-cell>
          <table:table-cell table:style-name="ce105" table:formula="of:=ROUND(([.H45]/[.J45])*1000;4)" office:value-type="float" office:value="0.8156" calcext:value-type="float">
            <text:p>0.8156</text:p>
          </table:table-cell>
          <table:table-cell table:style-name="ce90" table:formula="of:=([.G45]/[.I45])" office:value-type="float" office:value="2.94684014869888" calcext:value-type="float">
            <text:p>2.94684014869888</text:p>
          </table:table-cell>
          <table:covered-table-cell table:style-name="ce90"/>
          <table:covered-table-cell table:number-columns-repeated="2" table:style-name="ce79"/>
          <table:table-cell table:style-name="ce142" table:formula="of:=ROUND(( ABS(([.G45] - AVERAGE([.G41:.G55]))) / AVERAGE([.G41:.G55])) *100 ;3)" office:value-type="float" office:value="0.434" calcext:value-type="float">
            <text:p>0.434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17" office:value-type="string" calcext:value-type="string">
            <text:p>yoloV5m_20s_synced_lynsyn_testimg#1</text:p>
          </table:table-cell>
          <table:covered-table-cell table:style-name="ce40"/>
          <table:covered-table-cell table:style-name="ce53"/>
          <table:table-cell table:style-name="ce53" office:value-type="string" calcext:value-type="string" table:number-columns-spanned="1" table:number-rows-spanned="10">
            <text:p>On LynSyn Status</text:p>
          </table:table-cell>
          <table:covered-table-cell table:style-name="ce82"/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7.89" calcext:value-type="float">
            <text:p>7.89</text:p>
          </table:table-cell>
          <table:table-cell table:style-name="ce90" table:formula="of:=ROUND(([.F46]*[.G46])/3600;5)" office:value-type="float" office:value="0.04383" calcext:value-type="float">
            <text:p>0.04383</text:p>
          </table:table-cell>
          <table:table-cell table:style-name="ce99" office:value-type="float" office:value="2.71" calcext:value-type="float">
            <text:p>2.71</text:p>
          </table:table-cell>
          <table:table-cell table:style-name="ce99" office:value-type="float" office:value="55" calcext:value-type="float">
            <text:p>55</text:p>
          </table:table-cell>
          <table:table-cell table:style-name="ce105" table:formula="of:=ROUND(([.H46]/[.J46])*1000;4)" office:value-type="float" office:value="0.7969" calcext:value-type="float">
            <text:p>0.7969</text:p>
          </table:table-cell>
          <table:table-cell table:style-name="ce90" table:formula="of:=([.G46]/[.I46])" office:value-type="float" office:value="2.91143911439114" calcext:value-type="float">
            <text:p>2.91143911439114</text:p>
          </table:table-cell>
          <table:covered-table-cell table:style-name="ce90"/>
          <table:table-cell table:style-name="ce130" table:formula="of:=AVERAGE([.I46:.I50])" office:value-type="float" office:value="2.67" calcext:value-type="float" table:number-columns-spanned="1" table:number-rows-spanned="5">
            <text:p>2.67</text:p>
          </table:table-cell>
          <table:table-cell table:style-name="ce130" table:formula="of:=AVERAGE([.K46:.K50])" office:value-type="float" office:value="0.82222" calcext:value-type="float" table:number-columns-spanned="1" table:number-rows-spanned="5">
            <text:p>0.82222</text:p>
          </table:table-cell>
          <table:table-cell table:style-name="ce141" table:formula="of:=ROUND(( ABS(([.G46] - AVERAGE([.G41:.G55]))) / AVERAGE([.G41:.G55])) *100 ;3)" office:value-type="float" office:value="0.898" calcext:value-type="float">
            <text:p>0.898</text:p>
          </table:table-cell>
          <table:table-cell table:style-name="ce141"/>
          <table:table-cell table:style-name="ce149"/>
          <table:table-cell table:number-columns-repeated="1006"/>
        </table:table-row>
        <table:table-row table:style-name="ro1">
          <table:table-cell table:style-name="ce17" office:value-type="string" calcext:value-type="string">
            <text:p>yoloV5m_20s_synced_lynsyn_testimg#2</text:p>
          </table:table-cell>
          <table:covered-table-cell table:style-name="ce39"/>
          <table:covered-table-cell table:number-columns-repeated="2" table:style-name="ce17"/>
          <table:covered-table-cell table:style-name="ce82"/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7.947" calcext:value-type="float">
            <text:p>7.947</text:p>
          </table:table-cell>
          <table:table-cell table:style-name="ce90" table:formula="of:=ROUND(([.F47]*[.G47])/3600;5)" office:value-type="float" office:value="0.04415" calcext:value-type="float">
            <text:p>0.04415</text:p>
          </table:table-cell>
          <table:table-cell table:style-name="ce99" office:value-type="float" office:value="2.73" calcext:value-type="float">
            <text:p>2.73</text:p>
          </table:table-cell>
          <table:table-cell table:style-name="ce99" office:value-type="float" office:value="55" calcext:value-type="float">
            <text:p>55</text:p>
          </table:table-cell>
          <table:table-cell table:style-name="ce105" table:formula="of:=ROUND(([.H47]/[.J47])*1000;4)" office:value-type="float" office:value="0.8027" calcext:value-type="float">
            <text:p>0.8027</text:p>
          </table:table-cell>
          <table:table-cell table:style-name="ce90" table:formula="of:=([.G47]/[.I47])" office:value-type="float" office:value="2.91098901098901" calcext:value-type="float">
            <text:p>2.91098901098901</text:p>
          </table:table-cell>
          <table:covered-table-cell table:style-name="ce90"/>
          <table:covered-table-cell table:number-columns-repeated="2" table:style-name="ce79"/>
          <table:table-cell table:style-name="ce142" table:formula="of:=ROUND(( ABS(([.G47] - AVERAGE([.G41:.G55]))) / AVERAGE([.G41:.G55])) *100 ;3)" office:value-type="float" office:value="0.182" calcext:value-type="float">
            <text:p>0.182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17" office:value-type="string" calcext:value-type="string">
            <text:p>yoloV5m_40s_synced_lynsyn_testimg#1</text:p>
          </table:table-cell>
          <table:covered-table-cell table:style-name="ce39"/>
          <table:covered-table-cell table:number-columns-repeated="2" table:style-name="ce17"/>
          <table:covered-table-cell table:style-name="ce82"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8.036" calcext:value-type="float">
            <text:p>8.036</text:p>
          </table:table-cell>
          <table:table-cell table:style-name="ce90" table:formula="of:=ROUND(([.F48]*[.G48])/3600;5)" office:value-type="float" office:value="0.08929" calcext:value-type="float">
            <text:p>0.08929</text:p>
          </table:table-cell>
          <table:table-cell table:style-name="ce99" office:value-type="float" office:value="2.64" calcext:value-type="float">
            <text:p>2.64</text:p>
          </table:table-cell>
          <table:table-cell table:style-name="ce99" office:value-type="float" office:value="107" calcext:value-type="float">
            <text:p>107</text:p>
          </table:table-cell>
          <table:table-cell table:style-name="ce105" table:formula="of:=ROUND(([.H48]/[.J48])*1000;4)" office:value-type="float" office:value="0.8345" calcext:value-type="float">
            <text:p>0.8345</text:p>
          </table:table-cell>
          <table:table-cell table:style-name="ce90" table:formula="of:=([.G48]/[.I48])" office:value-type="float" office:value="3.04393939393939" calcext:value-type="float">
            <text:p>3.04393939393939</text:p>
          </table:table-cell>
          <table:covered-table-cell table:style-name="ce90"/>
          <table:covered-table-cell table:number-columns-repeated="2" table:style-name="ce79"/>
          <table:table-cell table:style-name="ce142" table:formula="of:=ROUND(( ABS(([.G48] - AVERAGE([.G41:.G55]))) / AVERAGE([.G41:.G55])) *100 ;3)" office:value-type="float" office:value="0.935" calcext:value-type="float">
            <text:p>0.935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17" office:value-type="string" calcext:value-type="string">
            <text:p>yoloV5m_40s_synced_lynsyn_testimg#2</text:p>
          </table:table-cell>
          <table:covered-table-cell table:style-name="ce39"/>
          <table:covered-table-cell table:number-columns-repeated="2" table:style-name="ce17"/>
          <table:covered-table-cell table:style-name="ce82"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8.10504" calcext:value-type="float">
            <text:p>8.10504</text:p>
          </table:table-cell>
          <table:table-cell table:style-name="ce90" table:formula="of:=ROUND(([.F49]*[.G49])/3600;5)" office:value-type="float" office:value="0.09006" calcext:value-type="float">
            <text:p>0.09006</text:p>
          </table:table-cell>
          <table:table-cell table:style-name="ce99" office:value-type="float" office:value="2.64" calcext:value-type="float">
            <text:p>2.64</text:p>
          </table:table-cell>
          <table:table-cell table:style-name="ce99" office:value-type="float" office:value="107" calcext:value-type="float">
            <text:p>107</text:p>
          </table:table-cell>
          <table:table-cell table:style-name="ce105" table:formula="of:=ROUND(([.H49]/[.J49])*1000;4)" office:value-type="float" office:value="0.8417" calcext:value-type="float">
            <text:p>0.8417</text:p>
          </table:table-cell>
          <table:table-cell table:style-name="ce90" table:formula="of:=([.G49]/[.I49])" office:value-type="float" office:value="3.07009090909091" calcext:value-type="float">
            <text:p>3.07009090909091</text:p>
          </table:table-cell>
          <table:covered-table-cell table:style-name="ce90"/>
          <table:covered-table-cell table:number-columns-repeated="2" table:style-name="ce79"/>
          <table:table-cell table:style-name="ce142" table:formula="of:=ROUND(( ABS(([.G49] - AVERAGE([.G41:.G55]))) / AVERAGE([.G41:.G55])) *100 ;3)" office:value-type="float" office:value="1.803" calcext:value-type="float">
            <text:p>1.803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17" office:value-type="string" calcext:value-type="string">
            <text:p>yoloV5m_60s_synced_lynsyn_testimg#1</text:p>
          </table:table-cell>
          <table:covered-table-cell table:style-name="ce39"/>
          <table:covered-table-cell table:number-columns-repeated="2" table:style-name="ce17"/>
          <table:covered-table-cell table:style-name="ce82"/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7.96875" calcext:value-type="float">
            <text:p>7.96875</text:p>
          </table:table-cell>
          <table:table-cell table:style-name="ce90" table:formula="of:=ROUND(([.F50]*[.G50])/3600;5)" office:value-type="float" office:value="0.13281" calcext:value-type="float">
            <text:p>0.13281</text:p>
          </table:table-cell>
          <table:table-cell table:style-name="ce99" office:value-type="float" office:value="2.63" calcext:value-type="float">
            <text:p>2.63</text:p>
          </table:table-cell>
          <table:table-cell table:style-name="ce99" office:value-type="float" office:value="159" calcext:value-type="float">
            <text:p>159</text:p>
          </table:table-cell>
          <table:table-cell table:style-name="ce105" table:formula="of:=ROUND(([.H50]/[.J50])*1000;4)" office:value-type="float" office:value="0.8353" calcext:value-type="float">
            <text:p>0.8353</text:p>
          </table:table-cell>
          <table:table-cell table:style-name="ce90" table:formula="of:=([.G50]/[.I50])" office:value-type="float" office:value="3.02994296577947" calcext:value-type="float">
            <text:p>3.02994296577947</text:p>
          </table:table-cell>
          <table:covered-table-cell table:style-name="ce90"/>
          <table:covered-table-cell table:number-columns-repeated="2" table:style-name="ce79"/>
          <table:table-cell table:style-name="ce142" table:formula="of:=ROUND(( ABS(([.G50] - AVERAGE([.G41:.G55]))) / AVERAGE([.G41:.G55])) *100 ;3)" office:value-type="float" office:value="0.091" calcext:value-type="float">
            <text:p>0.091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17" office:value-type="string" calcext:value-type="string">
            <text:p>yoloV5m_20s_synced_lynsyn_testvideo#1</text:p>
          </table:table-cell>
          <table:covered-table-cell table:style-name="ce39"/>
          <table:table-cell table:style-name="ce53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7"/>
          <table:covered-table-cell table:style-name="ce82"/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7.89049" calcext:value-type="float">
            <text:p>7.89049</text:p>
          </table:table-cell>
          <table:table-cell table:style-name="ce90" table:formula="of:=ROUND(([.F51]*[.G51])/3600;5)" office:value-type="float" office:value="0.04384" calcext:value-type="float">
            <text:p>0.04384</text:p>
          </table:table-cell>
          <table:table-cell table:style-name="ce99" office:value-type="float" office:value="2.92" calcext:value-type="float">
            <text:p>2.92</text:p>
          </table:table-cell>
          <table:table-cell table:style-name="ce99" office:value-type="float" office:value="58" calcext:value-type="float">
            <text:p>58</text:p>
          </table:table-cell>
          <table:table-cell table:style-name="ce105" table:formula="of:=ROUND(([.H51]/[.J51])*1000;4)" office:value-type="float" office:value="0.7559" calcext:value-type="float">
            <text:p>0.7559</text:p>
          </table:table-cell>
          <table:table-cell table:style-name="ce90" table:formula="of:=([.G51]/[.I51])" office:value-type="float" office:value="2.70222260273973" calcext:value-type="float">
            <text:p>2.70222260273973</text:p>
          </table:table-cell>
          <table:covered-table-cell table:style-name="ce90"/>
          <table:table-cell table:style-name="ce130" table:formula="of:=AVERAGE([.I51:.I55])" office:value-type="float" office:value="2.942" calcext:value-type="float" table:number-columns-spanned="1" table:number-rows-spanned="5">
            <text:p>2.942</text:p>
          </table:table-cell>
          <table:table-cell table:style-name="ce130" table:formula="of:=AVERAGE([.K51:.K55])" office:value-type="float" office:value="0.75392" calcext:value-type="float" table:number-columns-spanned="1" table:number-rows-spanned="5">
            <text:p>0.75392</text:p>
          </table:table-cell>
          <table:table-cell table:style-name="ce141" table:formula="of:=ROUND(( ABS(([.G51] - AVERAGE([.G41:.G55]))) / AVERAGE([.G41:.G55])) *100 ;3)" office:value-type="float" office:value="0.892" calcext:value-type="float">
            <text:p>0.892</text:p>
          </table:table-cell>
          <table:table-cell table:style-name="ce141"/>
          <table:table-cell table:style-name="ce149"/>
          <table:table-cell table:number-columns-repeated="1006"/>
        </table:table-row>
        <table:table-row table:style-name="ro1">
          <table:table-cell table:style-name="ce17" office:value-type="string" calcext:value-type="string">
            <text:p>yoloV5m_20s_synced_lynsyn_testvideo#2</text:p>
          </table:table-cell>
          <table:covered-table-cell table:style-name="ce39"/>
          <table:covered-table-cell table:number-columns-repeated="2" table:style-name="ce17"/>
          <table:covered-table-cell table:style-name="ce82"/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7.958" calcext:value-type="float">
            <text:p>7.958</text:p>
          </table:table-cell>
          <table:table-cell table:style-name="ce90" table:formula="of:=ROUND(([.F52]*[.G52])/3600;5)" office:value-type="float" office:value="0.04421" calcext:value-type="float">
            <text:p>0.04421</text:p>
          </table:table-cell>
          <table:table-cell table:style-name="ce99" office:value-type="float" office:value="2.93" calcext:value-type="float">
            <text:p>2.93</text:p>
          </table:table-cell>
          <table:table-cell table:style-name="ce99" office:value-type="float" office:value="59" calcext:value-type="float">
            <text:p>59</text:p>
          </table:table-cell>
          <table:table-cell table:style-name="ce105" table:formula="of:=ROUND(([.H52]/[.J52])*1000;4)" office:value-type="float" office:value="0.7493" calcext:value-type="float">
            <text:p>0.7493</text:p>
          </table:table-cell>
          <table:table-cell table:style-name="ce90" table:formula="of:=([.G52]/[.I52])" office:value-type="float" office:value="2.7160409556314" calcext:value-type="float">
            <text:p>2.7160409556314</text:p>
          </table:table-cell>
          <table:covered-table-cell table:style-name="ce90"/>
          <table:covered-table-cell table:number-columns-repeated="2" table:style-name="ce79"/>
          <table:table-cell table:style-name="ce142" table:formula="of:=ROUND(( ABS(([.G52] - AVERAGE([.G41:.G55]))) / AVERAGE([.G41:.G55])) *100 ;3)" office:value-type="float" office:value="0.044" calcext:value-type="float">
            <text:p>0.044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17" office:value-type="string" calcext:value-type="string">
            <text:p>yoloV5m_40s_synced_lynsyn_testvideo#1</text:p>
          </table:table-cell>
          <table:covered-table-cell table:style-name="ce39"/>
          <table:covered-table-cell table:number-columns-repeated="2" table:style-name="ce17"/>
          <table:covered-table-cell table:style-name="ce82"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7.971" calcext:value-type="float">
            <text:p>7.971</text:p>
          </table:table-cell>
          <table:table-cell table:style-name="ce90" table:formula="of:=ROUND(([.F53]*[.G53])/3600;5)" office:value-type="float" office:value="0.08857" calcext:value-type="float">
            <text:p>0.08857</text:p>
          </table:table-cell>
          <table:table-cell table:style-name="ce99" office:value-type="float" office:value="2.95" calcext:value-type="float">
            <text:p>2.95</text:p>
          </table:table-cell>
          <table:table-cell table:style-name="ce99" office:value-type="float" office:value="118" calcext:value-type="float">
            <text:p>118</text:p>
          </table:table-cell>
          <table:table-cell table:style-name="ce105" table:formula="of:=ROUND(([.H53]/[.J53])*1000;4)" office:value-type="float" office:value="0.7506" calcext:value-type="float">
            <text:p>0.7506</text:p>
          </table:table-cell>
          <table:table-cell table:style-name="ce90" table:formula="of:=([.G53]/[.I53])" office:value-type="float" office:value="2.70203389830508" calcext:value-type="float">
            <text:p>2.70203389830508</text:p>
          </table:table-cell>
          <table:covered-table-cell table:style-name="ce90"/>
          <table:covered-table-cell table:number-columns-repeated="2" table:style-name="ce79"/>
          <table:table-cell table:style-name="ce142" table:formula="of:=ROUND(( ABS(([.G53] - AVERAGE([.G41:.G55]))) / AVERAGE([.G41:.G55])) *100 ;3)" office:value-type="float" office:value="0.119" calcext:value-type="float">
            <text:p>0.119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17" office:value-type="string" calcext:value-type="string">
            <text:p>yoloV5m_40s_synced_lynsyn_testvideo#2</text:p>
          </table:table-cell>
          <table:covered-table-cell table:style-name="ce39"/>
          <table:covered-table-cell table:number-columns-repeated="2" table:style-name="ce17"/>
          <table:covered-table-cell table:style-name="ce82"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7.976" calcext:value-type="float">
            <text:p>7.976</text:p>
          </table:table-cell>
          <table:table-cell table:style-name="ce90" table:formula="of:=ROUND(([.F54]*[.G54])/3600;5)" office:value-type="float" office:value="0.08862" calcext:value-type="float">
            <text:p>0.08862</text:p>
          </table:table-cell>
          <table:table-cell table:style-name="ce99" office:value-type="float" office:value="2.95" calcext:value-type="float">
            <text:p>2.95</text:p>
          </table:table-cell>
          <table:table-cell table:style-name="ce99" office:value-type="float" office:value="117" calcext:value-type="float">
            <text:p>117</text:p>
          </table:table-cell>
          <table:table-cell table:style-name="ce105" table:formula="of:=ROUND(([.H54]/[.J54])*1000;4)" office:value-type="float" office:value="0.7574" calcext:value-type="float">
            <text:p>0.7574</text:p>
          </table:table-cell>
          <table:table-cell table:style-name="ce90" table:formula="of:=([.G54]/[.I54])" office:value-type="float" office:value="2.70372881355932" calcext:value-type="float">
            <text:p>2.70372881355932</text:p>
          </table:table-cell>
          <table:covered-table-cell table:style-name="ce90"/>
          <table:covered-table-cell table:number-columns-repeated="2" table:style-name="ce79"/>
          <table:table-cell table:style-name="ce142" table:formula="of:=ROUND(( ABS(([.G54] - AVERAGE([.G41:.G55]))) / AVERAGE([.G41:.G55])) *100 ;3)" office:value-type="float" office:value="0.182" calcext:value-type="float">
            <text:p>0.182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17" office:value-type="string" calcext:value-type="string">
            <text:p>yoloV5m_60s_synced_lynsyn_testvideo#1</text:p>
          </table:table-cell>
          <table:covered-table-cell table:style-name="ce39"/>
          <table:covered-table-cell table:number-columns-repeated="2" table:style-name="ce17"/>
          <table:covered-table-cell table:style-name="ce82"/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8.03365" calcext:value-type="float">
            <text:p>8.03365</text:p>
          </table:table-cell>
          <table:table-cell table:style-name="ce90" table:formula="of:=ROUND(([.F55]*[.G55])/3600;5)" office:value-type="float" office:value="0.13389" calcext:value-type="float">
            <text:p>0.13389</text:p>
          </table:table-cell>
          <table:table-cell table:style-name="ce99" office:value-type="float" office:value="2.96" calcext:value-type="float">
            <text:p>2.96</text:p>
          </table:table-cell>
          <table:table-cell table:style-name="ce99" office:value-type="float" office:value="177" calcext:value-type="float">
            <text:p>177</text:p>
          </table:table-cell>
          <table:table-cell table:style-name="ce105" table:formula="of:=ROUND(([.H55]/[.J55])*1000;4)" office:value-type="float" office:value="0.7564" calcext:value-type="float">
            <text:p>0.7564</text:p>
          </table:table-cell>
          <table:table-cell table:style-name="ce90" table:formula="of:=([.G55]/[.I55])" office:value-type="float" office:value="2.71407094594595" calcext:value-type="float">
            <text:p>2.71407094594595</text:p>
          </table:table-cell>
          <table:covered-table-cell table:style-name="ce90"/>
          <table:covered-table-cell table:number-columns-repeated="2" table:style-name="ce79"/>
          <table:table-cell table:style-name="ce142" table:formula="of:=ROUND(( ABS(([.G55] - AVERAGE([.G41:.G55]))) / AVERAGE([.G41:.G55])) *100 ;3)" office:value-type="float" office:value="0.906" calcext:value-type="float">
            <text:p>0.906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19" office:value-type="string" calcext:value-type="string">
            <text:p>yoloV5l_20s_sensor_reported#1</text:p>
          </table:table-cell>
          <table:table-cell table:style-name="ce45" office:value-type="string" calcext:value-type="string" table:number-columns-spanned="1" table:number-rows-spanned="15">
            <text:p>YoloV5l(640 x 640)</text:p>
          </table:table-cell>
          <table:table-cell table:style-name="ce57" office:value-type="string" calcext:value-type="string" table:number-columns-spanned="1" table:number-rows-spanned="10">
            <text:p>COCO2017VAL</text:p>
          </table:table-cell>
          <table:table-cell table:style-name="ce73" office:value-type="string" calcext:value-type="string" table:number-columns-spanned="1" table:number-rows-spanned="5">
            <text:p>Sensor monitoring</text:p>
            <text:p>Using thread</text:p>
            <text:p/>
            <text:p>(LynSyn GPIO </text:p>
            <text:p>Commanded)</text:p>
          </table:table-cell>
          <table:table-cell table:style-name="ce83" office:value-type="string" calcext:value-type="string" table:number-columns-spanned="1" table:number-rows-spanned="15">
            <text:p>Nvidia Jetson Nano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8.246" calcext:value-type="float">
            <text:p>8.246</text:p>
          </table:table-cell>
          <table:table-cell table:style-name="ce91" table:formula="of:=ROUND(([.F56]*[.G56])/3600;5)" office:value-type="float" office:value="0.04581" calcext:value-type="float">
            <text:p>0.04581</text:p>
          </table:table-cell>
          <table:table-cell table:style-name="ce100" office:value-type="float" office:value="1.55" calcext:value-type="float">
            <text:p>1.55</text:p>
          </table:table-cell>
          <table:table-cell table:style-name="ce100" office:value-type="float" office:value="31" calcext:value-type="float">
            <text:p>31</text:p>
          </table:table-cell>
          <table:table-cell table:style-name="ce106" table:formula="of:=ROUND(([.H56]/[.J56])*1000;4)" office:value-type="float" office:value="1.4777" calcext:value-type="float">
            <text:p>1.4777</text:p>
          </table:table-cell>
          <table:table-cell table:style-name="ce91" table:formula="of:=([.G56]/[.I56])" office:value-type="float" office:value="5.32" calcext:value-type="float">
            <text:p>5.32</text:p>
          </table:table-cell>
          <table:covered-table-cell table:style-name="ce91"/>
          <table:table-cell table:style-name="ce132" table:formula="of:=AVERAGE([.I56:.I60])" office:value-type="float" office:value="1.556" calcext:value-type="float" table:number-columns-spanned="1" table:number-rows-spanned="5">
            <text:p>1.556</text:p>
          </table:table-cell>
          <table:table-cell table:style-name="ce132" table:formula="of:=AVERAGE([.K56:.K60])" office:value-type="float" office:value="1.47398" calcext:value-type="float" table:number-columns-spanned="1" table:number-rows-spanned="5">
            <text:p>1.47398</text:p>
          </table:table-cell>
          <table:table-cell table:style-name="ce141" table:formula="of:=ROUND(( ABS(([.G56] - AVERAGE([.G56:.G70]))) / AVERAGE([.G56:.G70])) *100 ;3)" office:value-type="float" office:value="1.016" calcext:value-type="float">
            <text:p>1.016</text:p>
          </table:table-cell>
          <table:table-cell table:style-name="ce141"/>
          <table:table-cell table:style-name="ce149"/>
          <table:table-cell table:number-columns-repeated="1006"/>
        </table:table-row>
        <table:table-row table:style-name="ro1">
          <table:table-cell table:style-name="ce19" office:value-type="string" calcext:value-type="string">
            <text:p>yoloV5l_20s_sensor_reported#2</text:p>
          </table:table-cell>
          <table:covered-table-cell table:style-name="ce41"/>
          <table:covered-table-cell table:number-columns-repeated="2" table:style-name="ce21"/>
          <table:covered-table-cell table:style-name="ce83"/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8.239" calcext:value-type="float">
            <text:p>8.239</text:p>
          </table:table-cell>
          <table:table-cell table:style-name="ce91" table:formula="of:=ROUND(([.F57]*[.G57])/3600;5)" office:value-type="float" office:value="0.04577" calcext:value-type="float">
            <text:p>0.04577</text:p>
          </table:table-cell>
          <table:table-cell table:style-name="ce100" office:value-type="float" office:value="1.59" calcext:value-type="float">
            <text:p>1.59</text:p>
          </table:table-cell>
          <table:table-cell table:style-name="ce100" office:value-type="float" office:value="32" calcext:value-type="float">
            <text:p>32</text:p>
          </table:table-cell>
          <table:table-cell table:style-name="ce106" table:formula="of:=ROUND(([.H57]/[.J57])*1000;4)" office:value-type="float" office:value="1.4303" calcext:value-type="float">
            <text:p>1.4303</text:p>
          </table:table-cell>
          <table:table-cell table:style-name="ce91" table:formula="of:=([.G57]/[.I57])" office:value-type="float" office:value="5.18176100628931" calcext:value-type="float">
            <text:p>5.18176100628931</text:p>
          </table:table-cell>
          <table:covered-table-cell table:style-name="ce91"/>
          <table:covered-table-cell table:number-columns-repeated="2" table:style-name="ce81"/>
          <table:table-cell table:style-name="ce142" table:formula="of:=ROUND(( ABS(([.G57] - AVERAGE([.G56:.G70]))) / AVERAGE([.G56:.G70])) *100 ;3)" office:value-type="float" office:value="1.1" calcext:value-type="float">
            <text:p>1.1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19" office:value-type="string" calcext:value-type="string">
            <text:p>yoloV5l_40s_sensor_reported#1</text:p>
          </table:table-cell>
          <table:covered-table-cell table:style-name="ce41"/>
          <table:covered-table-cell table:number-columns-repeated="2" table:style-name="ce21"/>
          <table:covered-table-cell table:style-name="ce83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.294" calcext:value-type="float">
            <text:p>8.294</text:p>
          </table:table-cell>
          <table:table-cell table:style-name="ce91" table:formula="of:=ROUND(([.F58]*[.G58])/3600;5)" office:value-type="float" office:value="0.09216" calcext:value-type="float">
            <text:p>0.09216</text:p>
          </table:table-cell>
          <table:table-cell table:style-name="ce100" office:value-type="float" office:value="1.56" calcext:value-type="float">
            <text:p>1.56</text:p>
          </table:table-cell>
          <table:table-cell table:style-name="ce100" office:value-type="float" office:value="63" calcext:value-type="float">
            <text:p>63</text:p>
          </table:table-cell>
          <table:table-cell table:style-name="ce106" table:formula="of:=ROUND(([.H58]/[.J58])*1000;4)" office:value-type="float" office:value="1.4629" calcext:value-type="float">
            <text:p>1.4629</text:p>
          </table:table-cell>
          <table:table-cell table:style-name="ce91" table:formula="of:=([.G58]/[.I58])" office:value-type="float" office:value="5.31666666666667" calcext:value-type="float">
            <text:p>5.31666666666667</text:p>
          </table:table-cell>
          <table:covered-table-cell table:style-name="ce91"/>
          <table:covered-table-cell table:number-columns-repeated="2" table:style-name="ce81"/>
          <table:table-cell table:style-name="ce142" table:formula="of:=ROUND(( ABS(([.G58] - AVERAGE([.G56:.G70]))) / AVERAGE([.G56:.G70])) *100 ;3)" office:value-type="float" office:value="0.44" calcext:value-type="float">
            <text:p>0.44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19" office:value-type="string" calcext:value-type="string">
            <text:p>yoloV5l_40s_sensor_reported#2</text:p>
          </table:table-cell>
          <table:covered-table-cell table:style-name="ce41"/>
          <table:covered-table-cell table:number-columns-repeated="2" table:style-name="ce21"/>
          <table:covered-table-cell table:style-name="ce83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.359" calcext:value-type="float">
            <text:p>8.359</text:p>
          </table:table-cell>
          <table:table-cell table:style-name="ce91" table:formula="of:=ROUND(([.F59]*[.G59])/3600;5)" office:value-type="float" office:value="0.09288" calcext:value-type="float">
            <text:p>0.09288</text:p>
          </table:table-cell>
          <table:table-cell table:style-name="ce100" office:value-type="float" office:value="1.56" calcext:value-type="float">
            <text:p>1.56</text:p>
          </table:table-cell>
          <table:table-cell table:style-name="ce100" office:value-type="float" office:value="63" calcext:value-type="float">
            <text:p>63</text:p>
          </table:table-cell>
          <table:table-cell table:style-name="ce106" table:formula="of:=ROUND(([.H59]/[.J59])*1000;4)" office:value-type="float" office:value="1.4743" calcext:value-type="float">
            <text:p>1.4743</text:p>
          </table:table-cell>
          <table:table-cell table:style-name="ce91" table:formula="of:=([.G59]/[.I59])" office:value-type="float" office:value="5.35833333333333" calcext:value-type="float">
            <text:p>5.35833333333333</text:p>
          </table:table-cell>
          <table:covered-table-cell table:style-name="ce91"/>
          <table:covered-table-cell table:number-columns-repeated="2" table:style-name="ce81"/>
          <table:table-cell table:style-name="ce142" table:formula="of:=ROUND(( ABS(([.G59] - AVERAGE([.G56:.G70]))) / AVERAGE([.G56:.G70])) *100 ;3)" office:value-type="float" office:value="0.34" calcext:value-type="float">
            <text:p>0.34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19" office:value-type="string" calcext:value-type="string">
            <text:p>yoloV5l_60s_sensor_reported#1</text:p>
          </table:table-cell>
          <table:covered-table-cell table:style-name="ce41"/>
          <table:covered-table-cell table:number-columns-repeated="2" table:style-name="ce21"/>
          <table:covered-table-cell table:style-name="ce83"/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8.416" calcext:value-type="float">
            <text:p>8.416</text:p>
          </table:table-cell>
          <table:table-cell table:style-name="ce91" table:formula="of:=ROUND(([.F60]*[.G60])/3600;5)" office:value-type="float" office:value="0.14027" calcext:value-type="float">
            <text:p>0.14027</text:p>
          </table:table-cell>
          <table:table-cell table:style-name="ce100" office:value-type="float" office:value="1.52" calcext:value-type="float">
            <text:p>1.52</text:p>
          </table:table-cell>
          <table:table-cell table:style-name="ce100" office:value-type="float" office:value="92" calcext:value-type="float">
            <text:p>92</text:p>
          </table:table-cell>
          <table:table-cell table:style-name="ce106" table:formula="of:=ROUND(([.H60]/[.J60])*1000;4)" office:value-type="float" office:value="1.5247" calcext:value-type="float">
            <text:p>1.5247</text:p>
          </table:table-cell>
          <table:table-cell table:style-name="ce91" table:formula="of:=([.G60]/[.I60])" office:value-type="float" office:value="5.53684210526316" calcext:value-type="float">
            <text:p>5.53684210526316</text:p>
          </table:table-cell>
          <table:covered-table-cell table:style-name="ce91"/>
          <table:covered-table-cell table:number-columns-repeated="2" table:style-name="ce81"/>
          <table:table-cell table:style-name="ce142" table:formula="of:=ROUND(( ABS(([.G60] - AVERAGE([.G56:.G70]))) / AVERAGE([.G56:.G70])) *100 ;3)" office:value-type="float" office:value="1.024" calcext:value-type="float">
            <text:p>1.024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21" office:value-type="string" calcext:value-type="string">
            <text:p>yoloV5l_20s_synced_lynsyn_testimg#1</text:p>
          </table:table-cell>
          <table:covered-table-cell table:style-name="ce45"/>
          <table:covered-table-cell table:style-name="ce57"/>
          <table:table-cell table:style-name="ce57" office:value-type="string" calcext:value-type="string" table:number-columns-spanned="1" table:number-rows-spanned="10">
            <text:p>On LynSyn Status</text:p>
          </table:table-cell>
          <table:covered-table-cell table:style-name="ce83"/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8.385" calcext:value-type="float">
            <text:p>8.385</text:p>
          </table:table-cell>
          <table:table-cell table:style-name="ce91" table:formula="of:=ROUND(([.F61]*[.G61])/3600;5)" office:value-type="float" office:value="0.04658" calcext:value-type="float">
            <text:p>0.04658</text:p>
          </table:table-cell>
          <table:table-cell table:style-name="ce100" office:value-type="float" office:value="1.56" calcext:value-type="float">
            <text:p>1.56</text:p>
          </table:table-cell>
          <table:table-cell table:style-name="ce100" office:value-type="float" office:value="32" calcext:value-type="float">
            <text:p>32</text:p>
          </table:table-cell>
          <table:table-cell table:style-name="ce106" table:formula="of:=ROUND(([.H61]/[.J61])*1000;4)" office:value-type="float" office:value="1.4556" calcext:value-type="float">
            <text:p>1.4556</text:p>
          </table:table-cell>
          <table:table-cell table:style-name="ce91" table:formula="of:=([.G61]/[.I61])" office:value-type="float" office:value="5.375" calcext:value-type="float">
            <text:p>5.375</text:p>
          </table:table-cell>
          <table:covered-table-cell table:style-name="ce91"/>
          <table:table-cell table:style-name="ce132" table:formula="of:=AVERAGE([.I61:.I65])" office:value-type="float" office:value="1.524" calcext:value-type="float" table:number-columns-spanned="1" table:number-rows-spanned="5">
            <text:p>1.524</text:p>
          </table:table-cell>
          <table:table-cell table:style-name="ce132" table:formula="of:=AVERAGE([.K61:.K65])" office:value-type="float" office:value="1.5014" calcext:value-type="float" table:number-columns-spanned="1" table:number-rows-spanned="5">
            <text:p>1.5014</text:p>
          </table:table-cell>
          <table:table-cell table:style-name="ce141" table:formula="of:=ROUND(( ABS(([.G61] - AVERAGE([.G56:.G70]))) / AVERAGE([.G56:.G70])) *100 ;3)" office:value-type="float" office:value="0.652" calcext:value-type="float">
            <text:p>0.652</text:p>
          </table:table-cell>
          <table:table-cell table:style-name="ce141"/>
          <table:table-cell table:style-name="ce149"/>
          <table:table-cell table:number-columns-repeated="1006"/>
        </table:table-row>
        <table:table-row table:style-name="ro1">
          <table:table-cell table:style-name="ce21" office:value-type="string" calcext:value-type="string">
            <text:p>yoloV5l_20s_synced_lynsyn_testimg#2</text:p>
          </table:table-cell>
          <table:covered-table-cell table:style-name="ce41"/>
          <table:covered-table-cell table:number-columns-repeated="2" table:style-name="ce21"/>
          <table:covered-table-cell table:style-name="ce83"/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8.26112" calcext:value-type="float">
            <text:p>8.26112</text:p>
          </table:table-cell>
          <table:table-cell table:style-name="ce91" table:formula="of:=ROUND(([.F62]*[.G62])/3600;5)" office:value-type="float" office:value="0.0459" calcext:value-type="float">
            <text:p>0.0459</text:p>
          </table:table-cell>
          <table:table-cell table:style-name="ce100" office:value-type="float" office:value="1.53" calcext:value-type="float">
            <text:p>1.53</text:p>
          </table:table-cell>
          <table:table-cell table:style-name="ce100" office:value-type="float" office:value="31" calcext:value-type="float">
            <text:p>31</text:p>
          </table:table-cell>
          <table:table-cell table:style-name="ce106" table:formula="of:=ROUND(([.H62]/[.J62])*1000;4)" office:value-type="float" office:value="1.4806" calcext:value-type="float">
            <text:p>1.4806</text:p>
          </table:table-cell>
          <table:table-cell table:style-name="ce91" table:formula="of:=([.G62]/[.I62])" office:value-type="float" office:value="5.39942483660131" calcext:value-type="float">
            <text:p>5.39942483660131</text:p>
          </table:table-cell>
          <table:covered-table-cell table:style-name="ce91"/>
          <table:covered-table-cell table:number-columns-repeated="2" table:style-name="ce81"/>
          <table:table-cell table:style-name="ce142" table:formula="of:=ROUND(( ABS(([.G62] - AVERAGE([.G56:.G70]))) / AVERAGE([.G56:.G70])) *100 ;3)" office:value-type="float" office:value="0.835" calcext:value-type="float">
            <text:p>0.835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21" office:value-type="string" calcext:value-type="string">
            <text:p>yoloV5l_40s_synced_lynsyn_testimg#1</text:p>
          </table:table-cell>
          <table:covered-table-cell table:style-name="ce41"/>
          <table:covered-table-cell table:number-columns-repeated="2" table:style-name="ce21"/>
          <table:covered-table-cell table:style-name="ce83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.315" calcext:value-type="float">
            <text:p>8.315</text:p>
          </table:table-cell>
          <table:table-cell table:style-name="ce91" table:formula="of:=ROUND(([.F63]*[.G63])/3600;5)" office:value-type="float" office:value="0.09239" calcext:value-type="float">
            <text:p>0.09239</text:p>
          </table:table-cell>
          <table:table-cell table:style-name="ce100" office:value-type="float" office:value="1.51" calcext:value-type="float">
            <text:p>1.51</text:p>
          </table:table-cell>
          <table:table-cell table:style-name="ce100" office:value-type="float" office:value="61" calcext:value-type="float">
            <text:p>61</text:p>
          </table:table-cell>
          <table:table-cell table:style-name="ce106" table:formula="of:=ROUND(([.H63]/[.J63])*1000;4)" office:value-type="float" office:value="1.5146" calcext:value-type="float">
            <text:p>1.5146</text:p>
          </table:table-cell>
          <table:table-cell table:style-name="ce91" table:formula="of:=([.G63]/[.I63])" office:value-type="float" office:value="5.50662251655629" calcext:value-type="float">
            <text:p>5.50662251655629</text:p>
          </table:table-cell>
          <table:covered-table-cell table:style-name="ce91"/>
          <table:covered-table-cell table:number-columns-repeated="2" table:style-name="ce81"/>
          <table:table-cell table:style-name="ce142" table:formula="of:=ROUND(( ABS(([.G63] - AVERAGE([.G56:.G70]))) / AVERAGE([.G56:.G70])) *100 ;3)" office:value-type="float" office:value="0.188" calcext:value-type="float">
            <text:p>0.188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21" office:value-type="string" calcext:value-type="string">
            <text:p>yoloV5l_40s_synced_lynsyn_testimg#2</text:p>
          </table:table-cell>
          <table:covered-table-cell table:style-name="ce41"/>
          <table:covered-table-cell table:number-columns-repeated="2" table:style-name="ce21"/>
          <table:covered-table-cell table:style-name="ce83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.387" calcext:value-type="float">
            <text:p>8.387</text:p>
          </table:table-cell>
          <table:table-cell table:style-name="ce91" table:formula="of:=ROUND(([.F64]*[.G64])/3600;5)" office:value-type="float" office:value="0.09319" calcext:value-type="float">
            <text:p>0.09319</text:p>
          </table:table-cell>
          <table:table-cell table:style-name="ce100" office:value-type="float" office:value="1.53" calcext:value-type="float">
            <text:p>1.53</text:p>
          </table:table-cell>
          <table:table-cell table:style-name="ce100" office:value-type="float" office:value="62" calcext:value-type="float">
            <text:p>62</text:p>
          </table:table-cell>
          <table:table-cell table:style-name="ce106" table:formula="of:=ROUND(([.H64]/[.J64])*1000;4)" office:value-type="float" office:value="1.5031" calcext:value-type="float">
            <text:p>1.5031</text:p>
          </table:table-cell>
          <table:table-cell table:style-name="ce91" table:formula="of:=([.G64]/[.I64])" office:value-type="float" office:value="5.48169934640523" calcext:value-type="float">
            <text:p>5.48169934640523</text:p>
          </table:table-cell>
          <table:covered-table-cell table:style-name="ce91"/>
          <table:covered-table-cell table:number-columns-repeated="2" table:style-name="ce81"/>
          <table:table-cell table:style-name="ce142" table:formula="of:=ROUND(( ABS(([.G64] - AVERAGE([.G56:.G70]))) / AVERAGE([.G56:.G70])) *100 ;3)" office:value-type="float" office:value="0.676" calcext:value-type="float">
            <text:p>0.676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21" office:value-type="string" calcext:value-type="string">
            <text:p>yoloV5l_60s_synced_lynsyn_testimg#1</text:p>
          </table:table-cell>
          <table:covered-table-cell table:style-name="ce41"/>
          <table:covered-table-cell table:number-columns-repeated="2" table:style-name="ce21"/>
          <table:covered-table-cell table:style-name="ce83"/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8.387" calcext:value-type="float">
            <text:p>8.387</text:p>
          </table:table-cell>
          <table:table-cell table:style-name="ce91" table:formula="of:=ROUND(([.F65]*[.G65])/3600;5)" office:value-type="float" office:value="0.13978" calcext:value-type="float">
            <text:p>0.13978</text:p>
          </table:table-cell>
          <table:table-cell table:style-name="ce100" office:value-type="float" office:value="1.49" calcext:value-type="float">
            <text:p>1.49</text:p>
          </table:table-cell>
          <table:table-cell table:style-name="ce100" office:value-type="float" office:value="90" calcext:value-type="float">
            <text:p>90</text:p>
          </table:table-cell>
          <table:table-cell table:style-name="ce106" table:formula="of:=ROUND(([.H65]/[.J65])*1000;4)" office:value-type="float" office:value="1.5531" calcext:value-type="float">
            <text:p>1.5531</text:p>
          </table:table-cell>
          <table:table-cell table:style-name="ce91" table:formula="of:=([.G65]/[.I65])" office:value-type="float" office:value="5.62885906040269" calcext:value-type="float">
            <text:p>5.62885906040269</text:p>
          </table:table-cell>
          <table:covered-table-cell table:style-name="ce91"/>
          <table:covered-table-cell table:number-columns-repeated="2" table:style-name="ce81"/>
          <table:table-cell table:style-name="ce142" table:formula="of:=ROUND(( ABS(([.G65] - AVERAGE([.G56:.G70]))) / AVERAGE([.G56:.G70])) *100 ;3)" office:value-type="float" office:value="0.676" calcext:value-type="float">
            <text:p>0.676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21" office:value-type="string" calcext:value-type="string">
            <text:p>yoloV5l_20s_synced_lynsyn_testvideo#1</text:p>
          </table:table-cell>
          <table:covered-table-cell table:style-name="ce41"/>
          <table:table-cell table:style-name="ce57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21"/>
          <table:covered-table-cell table:style-name="ce83"/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8.403" calcext:value-type="float">
            <text:p>8.403</text:p>
          </table:table-cell>
          <table:table-cell table:style-name="ce91" table:formula="of:=ROUND(([.F66]*[.G66])/3600;5)" office:value-type="float" office:value="0.04668" calcext:value-type="float">
            <text:p>0.04668</text:p>
          </table:table-cell>
          <table:table-cell table:style-name="ce100" office:value-type="float" office:value="1.68" calcext:value-type="float">
            <text:p>1.68</text:p>
          </table:table-cell>
          <table:table-cell table:style-name="ce100" office:value-type="float" office:value="34" calcext:value-type="float">
            <text:p>34</text:p>
          </table:table-cell>
          <table:table-cell table:style-name="ce106" table:formula="of:=ROUND(([.H66]/[.J66])*1000;4)" office:value-type="float" office:value="1.3729" calcext:value-type="float">
            <text:p>1.3729</text:p>
          </table:table-cell>
          <table:table-cell table:style-name="ce91" table:formula="of:=([.G66]/[.I66])" office:value-type="float" office:value="5.00178571428571" calcext:value-type="float">
            <text:p>5.00178571428571</text:p>
          </table:table-cell>
          <table:covered-table-cell table:style-name="ce91"/>
          <table:table-cell table:style-name="ce132" table:formula="of:=AVERAGE([.I66:.I70])" office:value-type="float" office:value="1.684" calcext:value-type="float" table:number-columns-spanned="1" table:number-rows-spanned="5">
            <text:p>1.684</text:p>
          </table:table-cell>
          <table:table-cell table:style-name="ce132" table:formula="of:=AVERAGE([.K66:.K70])" office:value-type="float" office:value="1.36448" calcext:value-type="float" table:number-columns-spanned="1" table:number-rows-spanned="5">
            <text:p>1.36448</text:p>
          </table:table-cell>
          <table:table-cell table:style-name="ce141" table:formula="of:=ROUND(( ABS(([.G66]- AVERAGE([.G56:.G70]))) / AVERAGE([.G56:.G70])) *100 ;3)" office:value-type="float" office:value="0.868" calcext:value-type="float">
            <text:p>0.868</text:p>
          </table:table-cell>
          <table:table-cell table:style-name="ce141"/>
          <table:table-cell table:style-name="ce149"/>
          <table:table-cell table:number-columns-repeated="1006"/>
        </table:table-row>
        <table:table-row table:style-name="ro1">
          <table:table-cell table:style-name="ce21" office:value-type="string" calcext:value-type="string">
            <text:p>yoloV5l_20s_synced_lynsyn_testvideo#2</text:p>
          </table:table-cell>
          <table:covered-table-cell table:style-name="ce41"/>
          <table:covered-table-cell table:number-columns-repeated="2" table:style-name="ce21"/>
          <table:covered-table-cell table:style-name="ce83"/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8.319" calcext:value-type="float">
            <text:p>8.319</text:p>
          </table:table-cell>
          <table:table-cell table:style-name="ce91" table:formula="of:=ROUND(([.F67]*[.G67])/3600;5)" office:value-type="float" office:value="0.04622" calcext:value-type="float">
            <text:p>0.04622</text:p>
          </table:table-cell>
          <table:table-cell table:style-name="ce100" office:value-type="float" office:value="1.68" calcext:value-type="float">
            <text:p>1.68</text:p>
          </table:table-cell>
          <table:table-cell table:style-name="ce100" office:value-type="float" office:value="34" calcext:value-type="float">
            <text:p>34</text:p>
          </table:table-cell>
          <table:table-cell table:style-name="ce106" table:formula="of:=ROUND(([.H67]/[.J67])*1000;4)" office:value-type="float" office:value="1.3594" calcext:value-type="float">
            <text:p>1.3594</text:p>
          </table:table-cell>
          <table:table-cell table:style-name="ce91" table:formula="of:=([.G67]/[.I67])" office:value-type="float" office:value="4.95178571428571" calcext:value-type="float">
            <text:p>4.95178571428571</text:p>
          </table:table-cell>
          <table:covered-table-cell table:style-name="ce91"/>
          <table:covered-table-cell table:number-columns-repeated="2" table:style-name="ce81"/>
          <table:table-cell table:style-name="ce142" table:formula="of:=ROUND(( ABS(([.G67] - AVERAGE([.G56:.G70]))) / AVERAGE([.G56:.G70])) *100 ;3)" office:value-type="float" office:value="0.14" calcext:value-type="float">
            <text:p>0.14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21" office:value-type="string" calcext:value-type="string">
            <text:p>yoloV5l_40s_synced_lynsyn_testvideo#1</text:p>
          </table:table-cell>
          <table:covered-table-cell table:style-name="ce41"/>
          <table:covered-table-cell table:number-columns-repeated="2" table:style-name="ce21"/>
          <table:covered-table-cell table:style-name="ce83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.317" calcext:value-type="float">
            <text:p>8.317</text:p>
          </table:table-cell>
          <table:table-cell table:style-name="ce91" table:formula="of:=ROUND(([.F68]*[.G68])/3600;5)" office:value-type="float" office:value="0.09241" calcext:value-type="float">
            <text:p>0.09241</text:p>
          </table:table-cell>
          <table:table-cell table:style-name="ce100" office:value-type="float" office:value="1.68" calcext:value-type="float">
            <text:p>1.68</text:p>
          </table:table-cell>
          <table:table-cell table:style-name="ce100" office:value-type="float" office:value="68" calcext:value-type="float">
            <text:p>68</text:p>
          </table:table-cell>
          <table:table-cell table:style-name="ce106" table:formula="of:=ROUND(([.H68]/[.J68])*1000;4)" office:value-type="float" office:value="1.359" calcext:value-type="float">
            <text:p>1.359</text:p>
          </table:table-cell>
          <table:table-cell table:style-name="ce91" table:formula="of:=([.G68]/[.I68])" office:value-type="float" office:value="4.95059523809524" calcext:value-type="float">
            <text:p>4.95059523809524</text:p>
          </table:table-cell>
          <table:covered-table-cell table:style-name="ce91"/>
          <table:covered-table-cell table:number-columns-repeated="2" table:style-name="ce81"/>
          <table:table-cell table:style-name="ce142" table:formula="of:=ROUND(( ABS(([.G68] - AVERAGE([.G56:.G70]))) / AVERAGE([.G56:.G70])) *100 ;3)" office:value-type="float" office:value="0.164" calcext:value-type="float">
            <text:p>0.164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21" office:value-type="string" calcext:value-type="string">
            <text:p>yoloV5l_40s_synced_lynsyn_testvideo#2</text:p>
          </table:table-cell>
          <table:covered-table-cell table:style-name="ce41"/>
          <table:covered-table-cell table:number-columns-repeated="2" table:style-name="ce21"/>
          <table:covered-table-cell table:style-name="ce83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.295" calcext:value-type="float">
            <text:p>8.295</text:p>
          </table:table-cell>
          <table:table-cell table:style-name="ce91" table:formula="of:=ROUND(([.F69]*[.G69])/3600;5)" office:value-type="float" office:value="0.09217" calcext:value-type="float">
            <text:p>0.09217</text:p>
          </table:table-cell>
          <table:table-cell table:style-name="ce100" office:value-type="float" office:value="1.69" calcext:value-type="float">
            <text:p>1.69</text:p>
          </table:table-cell>
          <table:table-cell table:style-name="ce100" office:value-type="float" office:value="68" calcext:value-type="float">
            <text:p>68</text:p>
          </table:table-cell>
          <table:table-cell table:style-name="ce106" table:formula="of:=ROUND(([.H69]/[.J69])*1000;4)" office:value-type="float" office:value="1.3554" calcext:value-type="float">
            <text:p>1.3554</text:p>
          </table:table-cell>
          <table:table-cell table:style-name="ce91" table:formula="of:=([.G69]/[.I69])" office:value-type="float" office:value="4.90828402366864" calcext:value-type="float">
            <text:p>4.90828402366864</text:p>
          </table:table-cell>
          <table:covered-table-cell table:style-name="ce91"/>
          <table:covered-table-cell table:number-columns-repeated="2" table:style-name="ce81"/>
          <table:table-cell table:style-name="ce142" table:formula="of:=ROUND(( ABS(([.G69] - AVERAGE([.G56:.G70]))) / AVERAGE([.G56:.G70])) *100 ;3)" office:value-type="float" office:value="0.428" calcext:value-type="float">
            <text:p>0.428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21" office:value-type="string" calcext:value-type="string">
            <text:p>yoloV5l_60s_synced_lynsyn_testvideo#1</text:p>
          </table:table-cell>
          <table:covered-table-cell table:style-name="ce41"/>
          <table:covered-table-cell table:number-columns-repeated="2" table:style-name="ce21"/>
          <table:covered-table-cell table:style-name="ce83"/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8.337" calcext:value-type="float">
            <text:p>8.337</text:p>
          </table:table-cell>
          <table:table-cell table:style-name="ce91" table:formula="of:=ROUND(([.F70]*[.G70])/3600;5)" office:value-type="float" office:value="0.13895" calcext:value-type="float">
            <text:p>0.13895</text:p>
          </table:table-cell>
          <table:table-cell table:style-name="ce100" office:value-type="float" office:value="1.69" calcext:value-type="float">
            <text:p>1.69</text:p>
          </table:table-cell>
          <table:table-cell table:style-name="ce100" office:value-type="float" office:value="101" calcext:value-type="float">
            <text:p>101</text:p>
          </table:table-cell>
          <table:table-cell table:style-name="ce106" table:formula="of:=ROUND(([.H70]/[.J70])*1000;4)" office:value-type="float" office:value="1.3757" calcext:value-type="float">
            <text:p>1.3757</text:p>
          </table:table-cell>
          <table:table-cell table:style-name="ce91" table:formula="of:=([.G70]/[.I70])" office:value-type="float" office:value="4.93313609467456" calcext:value-type="float">
            <text:p>4.93313609467456</text:p>
          </table:table-cell>
          <table:covered-table-cell table:style-name="ce91"/>
          <table:covered-table-cell table:number-columns-repeated="2" table:style-name="ce81"/>
          <table:table-cell table:style-name="ce142" table:formula="of:=ROUND(( ABS(([.G70] - AVERAGE([.G56:.G70]))) / AVERAGE([.G56:.G70])) *100 ;3)" office:value-type="float" office:value="0.076" calcext:value-type="float">
            <text:p>0.076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22" office:value-type="string" calcext:value-type="string">
            <text:p>yoloV5x_20s_sensor_reported#1</text:p>
          </table:table-cell>
          <table:table-cell table:style-name="ce47" office:value-type="string" calcext:value-type="string" table:number-columns-spanned="1" table:number-rows-spanned="15">
            <text:p>YoloV5x(640 x 640)</text:p>
          </table:table-cell>
          <table:table-cell table:style-name="ce58" office:value-type="string" calcext:value-type="string" table:number-columns-spanned="1" table:number-rows-spanned="10">
            <text:p>COCO2017VAL</text:p>
          </table:table-cell>
          <table:table-cell table:style-name="ce77" office:value-type="string" calcext:value-type="string" table:number-columns-spanned="1" table:number-rows-spanned="5">
            <text:p>Sensor monitoring</text:p>
            <text:p>Using thread</text:p>
            <text:p/>
            <text:p>(LynSyn GPIO </text:p>
            <text:p>Commanded)</text:p>
          </table:table-cell>
          <table:table-cell table:style-name="ce84" office:value-type="string" calcext:value-type="string" table:number-columns-spanned="1" table:number-rows-spanned="15">
            <text:p>Nvidia Jetson Nano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.388" calcext:value-type="float">
            <text:p>8.388</text:p>
          </table:table-cell>
          <table:table-cell table:style-name="ce92" table:formula="of:=ROUND(([.F71]*[.G71])/3600;5)" office:value-type="float" office:value="0.0466" calcext:value-type="float">
            <text:p>0.0466</text:p>
          </table:table-cell>
          <table:table-cell table:style-name="ce101" office:value-type="float" office:value="0.92" calcext:value-type="float">
            <text:p>0.92</text:p>
          </table:table-cell>
          <table:table-cell table:style-name="ce101" office:value-type="float" office:value="19" calcext:value-type="float">
            <text:p>19</text:p>
          </table:table-cell>
          <table:table-cell table:style-name="ce107" table:formula="of:=ROUND(([.H71]/[.J71])*1000;4)" office:value-type="float" office:value="2.4526" calcext:value-type="float">
            <text:p>2.4526</text:p>
          </table:table-cell>
          <table:table-cell table:style-name="ce92" table:formula="of:=([.G71]/[.I71])" office:value-type="float" office:value="9.11739130434783" calcext:value-type="float">
            <text:p>9.11739130434783</text:p>
          </table:table-cell>
          <table:covered-table-cell table:style-name="ce92"/>
          <table:table-cell table:style-name="ce134" table:formula="of:=AVERAGE([.I71:.I75])" office:value-type="float" office:value="0.894" calcext:value-type="float" table:number-columns-spanned="1" table:number-rows-spanned="5">
            <text:p>0.894</text:p>
          </table:table-cell>
          <table:table-cell table:style-name="ce134" table:formula="of:=AVERAGE([.K71:.K75])" office:value-type="float" office:value="2.56212" calcext:value-type="float" table:number-columns-spanned="1" table:number-rows-spanned="5">
            <text:p>2.56212</text:p>
          </table:table-cell>
          <table:table-cell table:style-name="ce141" table:formula="of:=ROUND(( ABS(([.G71] - AVERAGE([.G71:.G85]))) / AVERAGE([.G71:.G85])) *100 ;3)" office:value-type="float" office:value="0.866" calcext:value-type="float">
            <text:p>0.866</text:p>
          </table:table-cell>
          <table:table-cell table:style-name="ce141"/>
          <table:table-cell table:style-name="ce149"/>
          <table:table-cell table:number-columns-repeated="1006"/>
        </table:table-row>
        <table:table-row table:style-name="ro1">
          <table:table-cell table:style-name="ce22" office:value-type="string" calcext:value-type="string">
            <text:p>yoloV5x_20s_sensor_reported#2</text:p>
          </table:table-cell>
          <table:covered-table-cell table:style-name="ce43"/>
          <table:covered-table-cell table:number-columns-repeated="2" table:style-name="ce23"/>
          <table:covered-table-cell table:style-name="ce84"/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.425" calcext:value-type="float">
            <text:p>8.425</text:p>
          </table:table-cell>
          <table:table-cell table:style-name="ce92" table:formula="of:=ROUND(([.F72]*[.G72])/3600;5)" office:value-type="float" office:value="0.04681" calcext:value-type="float">
            <text:p>0.04681</text:p>
          </table:table-cell>
          <table:table-cell table:style-name="ce101" office:value-type="float" office:value="0.93" calcext:value-type="float">
            <text:p>0.93</text:p>
          </table:table-cell>
          <table:table-cell table:style-name="ce101" office:value-type="float" office:value="19" calcext:value-type="float">
            <text:p>19</text:p>
          </table:table-cell>
          <table:table-cell table:style-name="ce107" table:formula="of:=ROUND(([.H72]/[.J72])*1000;4)" office:value-type="float" office:value="2.4637" calcext:value-type="float">
            <text:p>2.4637</text:p>
          </table:table-cell>
          <table:table-cell table:style-name="ce92" table:formula="of:=([.G72]/[.I72])" office:value-type="float" office:value="9.05913978494624" calcext:value-type="float">
            <text:p>9.05913978494624</text:p>
          </table:table-cell>
          <table:covered-table-cell table:style-name="ce92"/>
          <table:covered-table-cell table:number-columns-repeated="2" table:style-name="ce86"/>
          <table:table-cell table:style-name="ce142" table:formula="of:=ROUND(( ABS(([.G72] - AVERAGE([.G71:.G85]))) / AVERAGE([.G71:.G85])) *100 ;3)" office:value-type="float" office:value="0.429" calcext:value-type="float">
            <text:p>0.429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22" office:value-type="string" calcext:value-type="string">
            <text:p>yoloV5x_40s_sensor_reported#1</text:p>
          </table:table-cell>
          <table:covered-table-cell table:style-name="ce43"/>
          <table:covered-table-cell table:number-columns-repeated="2" table:style-name="ce23"/>
          <table:covered-table-cell table:style-name="ce84"/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8.426" calcext:value-type="float">
            <text:p>8.426</text:p>
          </table:table-cell>
          <table:table-cell table:style-name="ce92" table:formula="of:=ROUND(([.F73]*[.G73])/3600;5)" office:value-type="float" office:value="0.09362" calcext:value-type="float">
            <text:p>0.09362</text:p>
          </table:table-cell>
          <table:table-cell table:style-name="ce101" office:value-type="float" office:value="0.87" calcext:value-type="float">
            <text:p>0.87</text:p>
          </table:table-cell>
          <table:table-cell table:style-name="ce101" office:value-type="float" office:value="35" calcext:value-type="float">
            <text:p>35</text:p>
          </table:table-cell>
          <table:table-cell table:style-name="ce107" table:formula="of:=ROUND(([.H73]/[.J73])*1000;4)" office:value-type="float" office:value="2.6749" calcext:value-type="float">
            <text:p>2.6749</text:p>
          </table:table-cell>
          <table:table-cell table:style-name="ce92" table:formula="of:=([.G73]/[.I73])" office:value-type="float" office:value="9.68505747126437" calcext:value-type="float">
            <text:p>9.68505747126437</text:p>
          </table:table-cell>
          <table:covered-table-cell table:style-name="ce92"/>
          <table:covered-table-cell table:number-columns-repeated="2" table:style-name="ce86"/>
          <table:table-cell table:style-name="ce142" table:formula="of:=ROUND(( ABS(([.G73] - AVERAGE([.G71:.G85]))) / AVERAGE([.G71:.G85])) *100 ;3)" office:value-type="float" office:value="0.417" calcext:value-type="float">
            <text:p>0.417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22" office:value-type="string" calcext:value-type="string">
            <text:p>yoloV5x_40s_sensor_reported#2</text:p>
          </table:table-cell>
          <table:covered-table-cell table:style-name="ce43"/>
          <table:covered-table-cell table:number-columns-repeated="2" table:style-name="ce23"/>
          <table:covered-table-cell table:style-name="ce84"/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8.322" calcext:value-type="float">
            <text:p>8.322</text:p>
          </table:table-cell>
          <table:table-cell table:style-name="ce92" table:formula="of:=ROUND(([.F74]*[.G74])/3600;5)" office:value-type="float" office:value="0.09247" calcext:value-type="float">
            <text:p>0.09247</text:p>
          </table:table-cell>
          <table:table-cell table:style-name="ce101" office:value-type="float" office:value="0.86" calcext:value-type="float">
            <text:p>0.86</text:p>
          </table:table-cell>
          <table:table-cell table:style-name="ce101" office:value-type="float" office:value="35" calcext:value-type="float">
            <text:p>35</text:p>
          </table:table-cell>
          <table:table-cell table:style-name="ce107" table:formula="of:=ROUND(([.H74]/[.J74])*1000;4)" office:value-type="float" office:value="2.642" calcext:value-type="float">
            <text:p>2.642</text:p>
          </table:table-cell>
          <table:table-cell table:style-name="ce92" table:formula="of:=([.G74]/[.I74])" office:value-type="float" office:value="9.67674418604651" calcext:value-type="float">
            <text:p>9.67674418604651</text:p>
          </table:table-cell>
          <table:covered-table-cell table:style-name="ce92"/>
          <table:covered-table-cell table:number-columns-repeated="2" table:style-name="ce86"/>
          <table:table-cell table:style-name="ce142" table:formula="of:=ROUND(( ABS(([.G74] - AVERAGE([.G71:.G85]))) / AVERAGE([.G71:.G85])) *100 ;3)" office:value-type="float" office:value="1.646" calcext:value-type="float">
            <text:p>1.646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22" office:value-type="string" calcext:value-type="string">
            <text:p>yoloV5x_60s_sensor_reported#1</text:p>
          </table:table-cell>
          <table:covered-table-cell table:style-name="ce43"/>
          <table:covered-table-cell table:number-columns-repeated="2" table:style-name="ce23"/>
          <table:covered-table-cell table:style-name="ce84"/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8.351" calcext:value-type="float">
            <text:p>8.351</text:p>
          </table:table-cell>
          <table:table-cell table:style-name="ce92" table:formula="of:=ROUND(([.F75]*[.G75])/3600;5)" office:value-type="float" office:value="0.13918" calcext:value-type="float">
            <text:p>0.13918</text:p>
          </table:table-cell>
          <table:table-cell table:style-name="ce101" office:value-type="float" office:value="0.89" calcext:value-type="float">
            <text:p>0.89</text:p>
          </table:table-cell>
          <table:table-cell table:style-name="ce101" office:value-type="float" office:value="54" calcext:value-type="float">
            <text:p>54</text:p>
          </table:table-cell>
          <table:table-cell table:style-name="ce107" table:formula="of:=ROUND(([.H75]/[.J75])*1000;4)" office:value-type="float" office:value="2.5774" calcext:value-type="float">
            <text:p>2.5774</text:p>
          </table:table-cell>
          <table:table-cell table:style-name="ce92" table:formula="of:=([.G75]/[.I75])" office:value-type="float" office:value="9.38314606741573" calcext:value-type="float">
            <text:p>9.38314606741573</text:p>
          </table:table-cell>
          <table:covered-table-cell table:style-name="ce92"/>
          <table:covered-table-cell table:number-columns-repeated="2" table:style-name="ce86"/>
          <table:table-cell table:style-name="ce142" table:formula="of:=ROUND(( ABS(([.G75] - AVERAGE([.G71:.G85]))) / AVERAGE([.G71:.G85])) *100 ;3)" office:value-type="float" office:value="1.303" calcext:value-type="float">
            <text:p>1.303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23" office:value-type="string" calcext:value-type="string">
            <text:p>yoloV5x_20s_synced_lynsyn_testimg#1</text:p>
          </table:table-cell>
          <table:covered-table-cell table:style-name="ce47"/>
          <table:covered-table-cell table:style-name="ce58"/>
          <table:table-cell table:style-name="ce58" office:value-type="string" calcext:value-type="string" table:number-columns-spanned="1" table:number-rows-spanned="10">
            <text:p>On LynSyn Status</text:p>
          </table:table-cell>
          <table:covered-table-cell table:style-name="ce84"/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.39193" calcext:value-type="float">
            <text:p>8.39193</text:p>
          </table:table-cell>
          <table:table-cell table:style-name="ce92" table:formula="of:=ROUND(([.F76]*[.G76])/3600;5)" office:value-type="float" office:value="0.04662" calcext:value-type="float">
            <text:p>0.04662</text:p>
          </table:table-cell>
          <table:table-cell table:style-name="ce101" office:value-type="float" office:value="0.9" calcext:value-type="float">
            <text:p>0.9</text:p>
          </table:table-cell>
          <table:table-cell table:style-name="ce101" office:value-type="float" office:value="19" calcext:value-type="float">
            <text:p>19</text:p>
          </table:table-cell>
          <table:table-cell table:style-name="ce107" table:formula="of:=ROUND(([.H76]/[.J76])*1000;4)" office:value-type="float" office:value="2.4537" calcext:value-type="float">
            <text:p>2.4537</text:p>
          </table:table-cell>
          <table:table-cell table:style-name="ce92" table:formula="of:=([.G76]/[.I76])" office:value-type="float" office:value="9.32436666666667" calcext:value-type="float">
            <text:p>9.32436666666667</text:p>
          </table:table-cell>
          <table:covered-table-cell table:style-name="ce92"/>
          <table:table-cell table:style-name="ce134" table:formula="of:=AVERAGE([.I76:.I80])" office:value-type="float" office:value="0.892" calcext:value-type="float" table:number-columns-spanned="1" table:number-rows-spanned="5">
            <text:p>0.892</text:p>
          </table:table-cell>
          <table:table-cell table:style-name="ce134" table:formula="of:=AVERAGE([.K76:.K81])" office:value-type="float" office:value="2.57988333333333" calcext:value-type="float" table:number-columns-spanned="1" table:number-rows-spanned="5">
            <text:p>2.57988333333333</text:p>
          </table:table-cell>
          <table:table-cell table:style-name="ce141" table:formula="of:=ROUND(( ABS(([.G76] - AVERAGE([.G71:.G85]))) / AVERAGE([.G71:.G85])) *100 ;3)" office:value-type="float" office:value="0.82" calcext:value-type="float">
            <text:p>0.82</text:p>
          </table:table-cell>
          <table:table-cell table:style-name="ce141"/>
          <table:table-cell table:style-name="ce149"/>
          <table:table-cell table:number-columns-repeated="1006"/>
        </table:table-row>
        <table:table-row table:style-name="ro1">
          <table:table-cell table:style-name="ce23" office:value-type="string" calcext:value-type="string">
            <text:p>yoloV5x_20s_synced_lynsyn_testvideo#-3</text:p>
          </table:table-cell>
          <table:covered-table-cell table:style-name="ce43"/>
          <table:covered-table-cell table:number-columns-repeated="2" table:style-name="ce23"/>
          <table:covered-table-cell table:style-name="ce84"/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.524" calcext:value-type="float">
            <text:p>8.524</text:p>
          </table:table-cell>
          <table:table-cell table:style-name="ce92" table:formula="of:=ROUND(([.F77]*[.G77])/3600;5)" office:value-type="float" office:value="0.04736" calcext:value-type="float">
            <text:p>0.04736</text:p>
          </table:table-cell>
          <table:table-cell table:style-name="ce101" office:value-type="float" office:value="0.92" calcext:value-type="float">
            <text:p>0.92</text:p>
          </table:table-cell>
          <table:table-cell table:style-name="ce101" office:value-type="float" office:value="19" calcext:value-type="float">
            <text:p>19</text:p>
          </table:table-cell>
          <table:table-cell table:style-name="ce107" table:formula="of:=ROUND(([.H77]/[.J77])*1000;4)" office:value-type="float" office:value="2.4926" calcext:value-type="float">
            <text:p>2.4926</text:p>
          </table:table-cell>
          <table:table-cell table:style-name="ce92" table:formula="of:=([.G77]/[.I77])" office:value-type="float" office:value="9.26521739130435" calcext:value-type="float">
            <text:p>9.26521739130435</text:p>
          </table:table-cell>
          <table:covered-table-cell table:style-name="ce92"/>
          <table:covered-table-cell table:number-columns-repeated="2" table:style-name="ce86"/>
          <table:table-cell table:style-name="ce142" table:formula="of:=ROUND(( ABS(([.G77] - AVERAGE([.G71:.G85]))) / AVERAGE([.G71:.G85])) *100 ;3)" office:value-type="float" office:value="0.741" calcext:value-type="float">
            <text:p>0.741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23" office:value-type="string" calcext:value-type="string">
            <text:p>yoloV5x_20s_synced_lynsyn_testvideo#-2</text:p>
          </table:table-cell>
          <table:covered-table-cell table:style-name="ce43"/>
          <table:covered-table-cell table:number-columns-repeated="2" table:style-name="ce23"/>
          <table:covered-table-cell table:style-name="ce84"/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8.528" calcext:value-type="float">
            <text:p>8.528</text:p>
          </table:table-cell>
          <table:table-cell table:style-name="ce92" table:formula="of:=ROUND(([.F78]*[.G78])/3600;5)" office:value-type="float" office:value="0.09476" calcext:value-type="float">
            <text:p>0.09476</text:p>
          </table:table-cell>
          <table:table-cell table:style-name="ce101" office:value-type="float" office:value="0.87" calcext:value-type="float">
            <text:p>0.87</text:p>
          </table:table-cell>
          <table:table-cell table:style-name="ce101" office:value-type="float" office:value="35" calcext:value-type="float">
            <text:p>35</text:p>
          </table:table-cell>
          <table:table-cell table:style-name="ce107" table:formula="of:=ROUND(([.H78]/[.J78])*1000;4)" office:value-type="float" office:value="2.7074" calcext:value-type="float">
            <text:p>2.7074</text:p>
          </table:table-cell>
          <table:table-cell table:style-name="ce92" table:formula="of:=([.G78]/[.I78])" office:value-type="float" office:value="9.80229885057471" calcext:value-type="float">
            <text:p>9.80229885057471</text:p>
          </table:table-cell>
          <table:covered-table-cell table:style-name="ce92"/>
          <table:covered-table-cell table:number-columns-repeated="2" table:style-name="ce86"/>
          <table:table-cell table:style-name="ce142" table:formula="of:=ROUND(( ABS(([.G78] - AVERAGE([.G71:.G85]))) / AVERAGE([.G71:.G85])) *100 ;3)" office:value-type="float" office:value="0.788" calcext:value-type="float">
            <text:p>0.788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23" office:value-type="string" calcext:value-type="string">
            <text:p>yoloV5x_20s_synced_lynsyn_testvideo#-1</text:p>
          </table:table-cell>
          <table:covered-table-cell table:style-name="ce43"/>
          <table:covered-table-cell table:number-columns-repeated="2" table:style-name="ce23"/>
          <table:covered-table-cell table:style-name="ce84"/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8.54726" calcext:value-type="float">
            <text:p>8.54726</text:p>
          </table:table-cell>
          <table:table-cell table:style-name="ce92" table:formula="of:=ROUND(([.F79]*[.G79])/3600;5)" office:value-type="float" office:value="0.09497" calcext:value-type="float">
            <text:p>0.09497</text:p>
          </table:table-cell>
          <table:table-cell table:style-name="ce101" office:value-type="float" office:value="0.87" calcext:value-type="float">
            <text:p>0.87</text:p>
          </table:table-cell>
          <table:table-cell table:style-name="ce101" office:value-type="float" office:value="35" calcext:value-type="float">
            <text:p>35</text:p>
          </table:table-cell>
          <table:table-cell table:style-name="ce107" table:formula="of:=ROUND(([.H79]/[.J79])*1000;4)" office:value-type="float" office:value="2.7134" calcext:value-type="float">
            <text:p>2.7134</text:p>
          </table:table-cell>
          <table:table-cell table:style-name="ce92" table:formula="of:=([.G79]/[.I79])" office:value-type="float" office:value="9.8244367816092" calcext:value-type="float">
            <text:p>9.8244367816092</text:p>
          </table:table-cell>
          <table:covered-table-cell table:style-name="ce92"/>
          <table:covered-table-cell table:number-columns-repeated="2" table:style-name="ce86"/>
          <table:table-cell table:style-name="ce142" table:formula="of:=ROUND(( ABS(([.G79] - AVERAGE([.G71:.G85]))) / AVERAGE([.G71:.G85])) *100 ;3)" office:value-type="float" office:value="1.016" calcext:value-type="float">
            <text:p>1.016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23" office:value-type="string" calcext:value-type="string">
            <text:p>yoloV5x_20s_synced_lynsyn_testvideo#0</text:p>
          </table:table-cell>
          <table:covered-table-cell table:style-name="ce43"/>
          <table:covered-table-cell table:number-columns-repeated="2" table:style-name="ce23"/>
          <table:covered-table-cell table:style-name="ce84"/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8.506" calcext:value-type="float">
            <text:p>8.506</text:p>
          </table:table-cell>
          <table:table-cell table:style-name="ce92" table:formula="of:=ROUND(([.F80]*[.G80])/3600;5)" office:value-type="float" office:value="0.14177" calcext:value-type="float">
            <text:p>0.14177</text:p>
          </table:table-cell>
          <table:table-cell table:style-name="ce101" office:value-type="float" office:value="0.9" calcext:value-type="float">
            <text:p>0.9</text:p>
          </table:table-cell>
          <table:table-cell table:style-name="ce101" office:value-type="float" office:value="54" calcext:value-type="float">
            <text:p>54</text:p>
          </table:table-cell>
          <table:table-cell table:style-name="ce107" table:formula="of:=ROUND(([.H80]/[.J80])*1000;4)" office:value-type="float" office:value="2.6254" calcext:value-type="float">
            <text:p>2.6254</text:p>
          </table:table-cell>
          <table:table-cell table:style-name="ce92" table:formula="of:=([.G80]/[.I80])" office:value-type="float" office:value="9.45111111111111" calcext:value-type="float">
            <text:p>9.45111111111111</text:p>
          </table:table-cell>
          <table:covered-table-cell table:style-name="ce92"/>
          <table:covered-table-cell table:number-columns-repeated="2" table:style-name="ce86"/>
          <table:table-cell table:style-name="ce142" table:formula="of:=ROUND(( ABS(([.G80] - AVERAGE([.G71:.G85]))) / AVERAGE([.G71:.G85])) *100 ;3)" office:value-type="float" office:value="0.528" calcext:value-type="float">
            <text:p>0.528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23" office:value-type="string" calcext:value-type="string">
            <text:p>yoloV5x_20s_synced_lynsyn_testvideo#1</text:p>
          </table:table-cell>
          <table:covered-table-cell table:style-name="ce43"/>
          <table:table-cell table:style-name="ce58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23"/>
          <table:covered-table-cell table:style-name="ce84"/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.505" calcext:value-type="float">
            <text:p>8.505</text:p>
          </table:table-cell>
          <table:table-cell table:style-name="ce92" table:formula="of:=ROUND(([.F81]*[.G81])/3600;5)" office:value-type="float" office:value="0.04725" calcext:value-type="float">
            <text:p>0.04725</text:p>
          </table:table-cell>
          <table:table-cell table:style-name="ce101" office:value-type="float" office:value="0.95" calcext:value-type="float">
            <text:p>0.95</text:p>
          </table:table-cell>
          <table:table-cell table:style-name="ce101" office:value-type="float" office:value="19" calcext:value-type="float">
            <text:p>19</text:p>
          </table:table-cell>
          <table:table-cell table:style-name="ce107" table:formula="of:=ROUND(([.H81]/[.J81])*1000;4)" office:value-type="float" office:value="2.4868" calcext:value-type="float">
            <text:p>2.4868</text:p>
          </table:table-cell>
          <table:table-cell table:style-name="ce92" table:formula="of:=([.G81]/[.I81])" office:value-type="float" office:value="8.95263157894737" calcext:value-type="float">
            <text:p>8.95263157894737</text:p>
          </table:table-cell>
          <table:covered-table-cell table:style-name="ce92"/>
          <table:table-cell table:style-name="ce134" table:formula="of:=AVERAGE([.I81:.I85])" office:value-type="float" office:value="0.952" calcext:value-type="float" table:number-columns-spanned="1" table:number-rows-spanned="5">
            <text:p>0.952</text:p>
          </table:table-cell>
          <table:table-cell table:style-name="ce134" table:formula="of:=AVERAGE([.K81:.K85])" office:value-type="float" office:value="2.45246" calcext:value-type="float" table:number-columns-spanned="1" table:number-rows-spanned="5">
            <text:p>2.45246</text:p>
          </table:table-cell>
          <table:table-cell table:style-name="ce141" table:formula="of:=ROUND(( ABS(([.G81] - AVERAGE([.G71:.G85]))) / AVERAGE([.G71:.G85])) *100 ;3)" office:value-type="float" office:value="0.517" calcext:value-type="float">
            <text:p>0.517</text:p>
          </table:table-cell>
          <table:table-cell table:style-name="ce141"/>
          <table:table-cell table:style-name="ce149"/>
          <table:table-cell table:number-columns-repeated="1006"/>
        </table:table-row>
        <table:table-row table:style-name="ro1">
          <table:table-cell table:style-name="ce23" office:value-type="string" calcext:value-type="string">
            <text:p>yoloV5x_20s_synced_lynsyn_testvideo#2</text:p>
          </table:table-cell>
          <table:covered-table-cell table:style-name="ce43"/>
          <table:covered-table-cell table:number-columns-repeated="2" table:style-name="ce23"/>
          <table:covered-table-cell table:style-name="ce84"/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.52115" calcext:value-type="float">
            <text:p>8.52115</text:p>
          </table:table-cell>
          <table:table-cell table:style-name="ce92" table:formula="of:=ROUND(([.F82]*[.G82])/3600;5)" office:value-type="float" office:value="0.04734" calcext:value-type="float">
            <text:p>0.04734</text:p>
          </table:table-cell>
          <table:table-cell table:style-name="ce101" office:value-type="float" office:value="0.96" calcext:value-type="float">
            <text:p>0.96</text:p>
          </table:table-cell>
          <table:table-cell table:style-name="ce101" office:value-type="float" office:value="20" calcext:value-type="float">
            <text:p>20</text:p>
          </table:table-cell>
          <table:table-cell table:style-name="ce107" table:formula="of:=ROUND(([.H82]/[.J82])*1000;4)" office:value-type="float" office:value="2.367" calcext:value-type="float">
            <text:p>2.367</text:p>
          </table:table-cell>
          <table:table-cell table:style-name="ce92" table:formula="of:=([.G82]/[.I82])" office:value-type="float" office:value="8.87619791666667" calcext:value-type="float">
            <text:p>8.87619791666667</text:p>
          </table:table-cell>
          <table:covered-table-cell table:style-name="ce92"/>
          <table:covered-table-cell table:number-columns-repeated="2" table:style-name="ce86"/>
          <table:table-cell table:style-name="ce142" table:formula="of:=ROUND(( ABS(([.G82] - AVERAGE([.G71:.G85]))) / AVERAGE([.G71:.G85])) *100 ;3)" office:value-type="float" office:value="0.707" calcext:value-type="float">
            <text:p>0.707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23" office:value-type="string" calcext:value-type="string">
            <text:p>yoloV5x_40s_synced_lynsyn_testvideo#1</text:p>
          </table:table-cell>
          <table:covered-table-cell table:style-name="ce43"/>
          <table:covered-table-cell table:number-columns-repeated="2" table:style-name="ce23"/>
          <table:covered-table-cell table:style-name="ce84"/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8.48" calcext:value-type="float">
            <text:p>8.48</text:p>
          </table:table-cell>
          <table:table-cell table:style-name="ce92" table:formula="of:=ROUND(([.F83]*[.G83])/3600;5)" office:value-type="float" office:value="0.09422" calcext:value-type="float">
            <text:p>0.09422</text:p>
          </table:table-cell>
          <table:table-cell table:style-name="ce101" office:value-type="float" office:value="0.95" calcext:value-type="float">
            <text:p>0.95</text:p>
          </table:table-cell>
          <table:table-cell table:style-name="ce101" office:value-type="float" office:value="38" calcext:value-type="float">
            <text:p>38</text:p>
          </table:table-cell>
          <table:table-cell table:style-name="ce107" table:formula="of:=ROUND(([.H83]/[.J83])*1000;4)" office:value-type="float" office:value="2.4795" calcext:value-type="float">
            <text:p>2.4795</text:p>
          </table:table-cell>
          <table:table-cell table:style-name="ce92" table:formula="of:=([.G83]/[.I83])" office:value-type="float" office:value="8.92631578947368" calcext:value-type="float">
            <text:p>8.92631578947368</text:p>
          </table:table-cell>
          <table:covered-table-cell table:style-name="ce92"/>
          <table:covered-table-cell table:number-columns-repeated="2" table:style-name="ce86"/>
          <table:table-cell table:style-name="ce142" table:formula="of:=ROUND(( ABS(([.G83] - AVERAGE([.G71:.G85]))) / AVERAGE([.G71:.G85])) *100 ;3)" office:value-type="float" office:value="0.221" calcext:value-type="float">
            <text:p>0.221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23" office:value-type="string" calcext:value-type="string">
            <text:p>yoloV5x_40s_synced_lynsyn_testvideo#2</text:p>
          </table:table-cell>
          <table:covered-table-cell table:style-name="ce43"/>
          <table:covered-table-cell table:number-columns-repeated="2" table:style-name="ce23"/>
          <table:covered-table-cell table:style-name="ce84"/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8.497" calcext:value-type="float">
            <text:p>8.497</text:p>
          </table:table-cell>
          <table:table-cell table:style-name="ce92" table:formula="of:=ROUND(([.F84]*[.G84])/3600;5)" office:value-type="float" office:value="0.09441" calcext:value-type="float">
            <text:p>0.09441</text:p>
          </table:table-cell>
          <table:table-cell table:style-name="ce101" office:value-type="float" office:value="0.95" calcext:value-type="float">
            <text:p>0.95</text:p>
          </table:table-cell>
          <table:table-cell table:style-name="ce101" office:value-type="float" office:value="38" calcext:value-type="float">
            <text:p>38</text:p>
          </table:table-cell>
          <table:table-cell table:style-name="ce107" table:formula="of:=ROUND(([.H84]/[.J84])*1000;4)" office:value-type="float" office:value="2.4845" calcext:value-type="float">
            <text:p>2.4845</text:p>
          </table:table-cell>
          <table:table-cell table:style-name="ce92" table:formula="of:=([.G84]/[.I84])" office:value-type="float" office:value="8.94421052631579" calcext:value-type="float">
            <text:p>8.94421052631579</text:p>
          </table:table-cell>
          <table:covered-table-cell table:style-name="ce92"/>
          <table:covered-table-cell table:number-columns-repeated="2" table:style-name="ce86"/>
          <table:table-cell table:style-name="ce142" table:formula="of:=ROUND(( ABS(([.G84] - AVERAGE([.G71:.G85]))) / AVERAGE([.G71:.G85])) *100 ;3)" office:value-type="float" office:value="0.422" calcext:value-type="float">
            <text:p>0.422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23" office:value-type="string" calcext:value-type="string">
            <text:p>yoloV5x_60s_synced_lynsyn_testvideo#1</text:p>
          </table:table-cell>
          <table:covered-table-cell table:style-name="ce43"/>
          <table:covered-table-cell table:number-columns-repeated="2" table:style-name="ce23"/>
          <table:covered-table-cell table:style-name="ce84"/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8.507" calcext:value-type="float">
            <text:p>8.507</text:p>
          </table:table-cell>
          <table:table-cell table:style-name="ce92" table:formula="of:=ROUND(([.F85]*[.G85])/3600;5)" office:value-type="float" office:value="0.14178" calcext:value-type="float">
            <text:p>0.14178</text:p>
          </table:table-cell>
          <table:table-cell table:style-name="ce101" office:value-type="float" office:value="0.95" calcext:value-type="float">
            <text:p>0.95</text:p>
          </table:table-cell>
          <table:table-cell table:style-name="ce101" office:value-type="float" office:value="58" calcext:value-type="float">
            <text:p>58</text:p>
          </table:table-cell>
          <table:table-cell table:style-name="ce107" table:formula="of:=ROUND(([.H85]/[.J85])*1000;4)" office:value-type="float" office:value="2.4445" calcext:value-type="float">
            <text:p>2.4445</text:p>
          </table:table-cell>
          <table:table-cell table:style-name="ce92" table:formula="of:=([.G85]/[.I85])" office:value-type="float" office:value="8.95473684210526" calcext:value-type="float">
            <text:p>8.95473684210526</text:p>
          </table:table-cell>
          <table:covered-table-cell table:style-name="ce92"/>
          <table:covered-table-cell table:number-columns-repeated="2" table:style-name="ce86"/>
          <table:table-cell table:style-name="ce142" table:formula="of:=ROUND(( ABS(([.G85] - AVERAGE([.G71:.G85]))) / AVERAGE([.G71:.G85])) *100 ;3)" office:value-type="float" office:value="0.54" calcext:value-type="float">
            <text:p>0.54</text:p>
          </table:table-cell>
          <table:table-cell table:style-name="ce142"/>
          <table:table-cell table:style-name="ce150"/>
          <table:table-cell table:number-columns-repeated="1006"/>
        </table:table-row>
        <table:table-row table:style-name="ro1">
          <table:table-cell table:style-name="ce24" office:value-type="string" calcext:value-type="string">
            <text:p>azure_cv_5s_paid_tier_sensor_reported#1</text:p>
          </table:table-cell>
          <table:table-cell table:style-name="ce49" office:value-type="string" calcext:value-type="string" table:number-columns-spanned="1" table:number-rows-spanned="4">
            <text:p>N/A</text:p>
          </table:table-cell>
          <table:table-cell table:style-name="ce49" office:value-type="string" calcext:value-type="string" table:number-columns-spanned="1" table:number-rows-spanned="4">
            <text:p>COCO2017VAL</text:p>
          </table:table-cell>
          <table:table-cell table:style-name="ce49" office:value-type="string" calcext:value-type="string" table:number-columns-spanned="1" table:number-rows-spanned="4">
            <text:p>Sensor monitoring</text:p>
            <text:p> Using thread</text:p>
            <text:p> (LynSyn GPIO  </text:p>
            <text:p>Commanded)</text:p>
          </table:table-cell>
          <table:table-cell table:style-name="ce49" office:value-type="string" calcext:value-type="string" table:number-columns-spanned="1" table:number-rows-spanned="4">
            <text:p>Nvidia Jetson Nano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.164" calcext:value-type="float">
            <text:p>2.164</text:p>
          </table:table-cell>
          <table:table-cell table:style-name="ce93" table:formula="of:=ROUND(([.F86]*[.G86])/3600;5)" office:value-type="float" office:value="0.00301" calcext:value-type="float">
            <text:p>0.00301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11" calcext:value-type="float">
            <text:p>11</text:p>
          </table:table-cell>
          <table:table-cell table:style-name="ce108" table:formula="of:=ROUND(([.H86]/[.J86])*1000;4)" office:value-type="float" office:value="0.2736" calcext:value-type="float">
            <text:p>0.2736</text:p>
          </table:table-cell>
          <table:table-cell table:style-name="ce93" table:formula="of:=([.G86]/[.I86])" office:value-type="float" office:value="1.082" calcext:value-type="float">
            <text:p>1.082</text:p>
          </table:table-cell>
          <table:covered-table-cell table:style-name="ce102"/>
          <table:table-cell table:style-name="ce136" table:formula="of:=AVERAGE([.I86:.I89])" office:value-type="float" office:value="1.9525" calcext:value-type="float" table:number-columns-spanned="1" table:number-rows-spanned="4">
            <text:p>1.9525</text:p>
          </table:table-cell>
          <table:table-cell table:style-name="ce49" table:formula="of:=AVERAGE([.L86:.L89])" office:value-type="float" office:value="1.11533732594138" calcext:value-type="float" table:number-columns-spanned="1" table:number-rows-spanned="4">
            <text:p>1.11533732594138</text:p>
          </table:table-cell>
          <table:table-cell table:style-name="ce143" table:number-columns-repeated="2"/>
          <table:table-cell table:style-name="ce151"/>
          <table:table-cell table:number-columns-repeated="1006"/>
        </table:table-row>
        <table:table-row table:style-name="ro1">
          <table:table-cell table:style-name="ce24" office:value-type="string" calcext:value-type="string">
            <text:p>azure_cv_10s_paid_tier_sensor_reported#1</text:p>
          </table:table-cell>
          <table:covered-table-cell table:style-name="ce24" office:value-type="string" calcext:value-type="string">
            <text:p>N/A</text:p>
          </table:covered-table-cell>
          <table:covered-table-cell table:number-columns-repeated="3" table:style-name="ce24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.169" calcext:value-type="float">
            <text:p>2.169</text:p>
          </table:table-cell>
          <table:table-cell table:style-name="ce93" table:formula="of:=ROUND(([.F87]*[.G87])/3600;5)" office:value-type="float" office:value="0.00603" calcext:value-type="float">
            <text:p>0.00603</text:p>
          </table:table-cell>
          <table:table-cell table:style-name="ce102" office:value-type="float" office:value="1.87" calcext:value-type="float">
            <text:p>1.87</text:p>
          </table:table-cell>
          <table:table-cell table:style-name="ce102" office:value-type="float" office:value="19" calcext:value-type="float">
            <text:p>19</text:p>
          </table:table-cell>
          <table:table-cell table:style-name="ce108" table:formula="of:=ROUND(([.H87]/[.J87])*1000;4)" office:value-type="float" office:value="0.3174" calcext:value-type="float">
            <text:p>0.3174</text:p>
          </table:table-cell>
          <table:table-cell table:style-name="ce93" table:formula="of:=([.G87]/[.I87])" office:value-type="float" office:value="1.15989304812834" calcext:value-type="float">
            <text:p>1.15989304812834</text:p>
          </table:table-cell>
          <table:covered-table-cell table:style-name="ce102"/>
          <table:covered-table-cell table:style-name="ce108"/>
          <table:covered-table-cell table:style-name="ce24"/>
          <table:table-cell table:style-name="ce143" table:number-columns-repeated="2"/>
          <table:table-cell table:style-name="ce151"/>
          <table:table-cell table:style-name="ce153" office:value-type="string" calcext:value-type="string">
            <text:p>Average FPS Plotting</text:p>
          </table:table-cell>
          <table:table-cell table:style-name="ce153" table:number-columns-repeated="5"/>
          <table:table-cell table:number-columns-repeated="1000"/>
        </table:table-row>
        <table:table-row table:style-name="ro1">
          <table:table-cell table:style-name="ce24" office:value-type="string" calcext:value-type="string">
            <text:p>azure_cv_20s_paid_tier_sensor_reported#1</text:p>
          </table:table-cell>
          <table:covered-table-cell table:style-name="ce24" office:value-type="string" calcext:value-type="string">
            <text:p>N/A</text:p>
          </table:covered-table-cell>
          <table:covered-table-cell table:number-columns-repeated="3" table:style-name="ce24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.18" calcext:value-type="float">
            <text:p>2.18</text:p>
          </table:table-cell>
          <table:table-cell table:style-name="ce93" table:formula="of:=ROUND(([.F88]*[.G88])/3600;5)" office:value-type="float" office:value="0.01211" calcext:value-type="float">
            <text:p>0.01211</text:p>
          </table:table-cell>
          <table:table-cell table:style-name="ce102" office:value-type="float" office:value="1.95" calcext:value-type="float">
            <text:p>1.95</text:p>
          </table:table-cell>
          <table:table-cell table:style-name="ce102" office:value-type="float" office:value="40" calcext:value-type="float">
            <text:p>40</text:p>
          </table:table-cell>
          <table:table-cell table:style-name="ce108" table:formula="of:=ROUND(([.H88]/[.J88])*1000;4)" office:value-type="float" office:value="0.3028" calcext:value-type="float">
            <text:p>0.3028</text:p>
          </table:table-cell>
          <table:table-cell table:style-name="ce93" table:formula="of:=([.G88]/[.I88])" office:value-type="float" office:value="1.11794871794872" calcext:value-type="float">
            <text:p>1.11794871794872</text:p>
          </table:table-cell>
          <table:covered-table-cell table:style-name="ce102"/>
          <table:covered-table-cell table:style-name="ce108"/>
          <table:covered-table-cell table:style-name="ce24"/>
          <table:table-cell table:style-name="ce143" table:number-columns-repeated="2"/>
          <table:table-cell table:style-name="ce151"/>
          <table:table-cell table:style-name="ce153"/>
          <table:table-cell table:style-name="ce153" office:value-type="string" calcext:value-type="string">
            <text:p>YoloV5n</text:p>
          </table:table-cell>
          <table:table-cell table:style-name="ce153" office:value-type="string" calcext:value-type="string">
            <text:p>YoloV5s</text:p>
          </table:table-cell>
          <table:table-cell table:style-name="ce153" office:value-type="string" calcext:value-type="string">
            <text:p>YoloV5m</text:p>
          </table:table-cell>
          <table:table-cell table:style-name="ce153" office:value-type="string" calcext:value-type="string">
            <text:p>YoloV5l</text:p>
          </table:table-cell>
          <table:table-cell table:style-name="ce153" office:value-type="string" calcext:value-type="string">
            <text:p>YoloV5x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azure_cv_40s_paid_tier_sensor_reported#1</text:p>
          </table:table-cell>
          <table:covered-table-cell table:style-name="ce24" office:value-type="string" calcext:value-type="string">
            <text:p>N/A</text:p>
          </table:covered-table-cell>
          <table:covered-table-cell table:number-columns-repeated="3" table:style-name="ce24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.192" calcext:value-type="float">
            <text:p>2.192</text:p>
          </table:table-cell>
          <table:table-cell table:style-name="ce93" table:formula="of:=ROUND(([.F89]*[.G89])/3600;5)" office:value-type="float" office:value="0.02436" calcext:value-type="float">
            <text:p>0.02436</text:p>
          </table:table-cell>
          <table:table-cell table:style-name="ce102" office:value-type="float" office:value="1.99" calcext:value-type="float">
            <text:p>1.99</text:p>
          </table:table-cell>
          <table:table-cell table:style-name="ce102" office:value-type="float" office:value="80" calcext:value-type="float">
            <text:p>80</text:p>
          </table:table-cell>
          <table:table-cell table:style-name="ce108" table:formula="of:=ROUND(([.H89]/[.J89])*1000;4)" office:value-type="float" office:value="0.3045" calcext:value-type="float">
            <text:p>0.3045</text:p>
          </table:table-cell>
          <table:table-cell table:style-name="ce93" table:formula="of:=([.G89]/[.I89])" office:value-type="float" office:value="1.10150753768844" calcext:value-type="float">
            <text:p>1.10150753768844</text:p>
          </table:table-cell>
          <table:covered-table-cell table:style-name="ce102"/>
          <table:covered-table-cell table:style-name="ce108"/>
          <table:covered-table-cell table:style-name="ce24"/>
          <table:table-cell table:style-name="ce143" table:number-columns-repeated="2"/>
          <table:table-cell table:style-name="ce151"/>
          <table:table-cell table:style-name="ce153" office:value-type="string" calcext:value-type="string">
            <text:p>Jetson Nano</text:p>
          </table:table-cell>
          <table:table-cell table:style-name="ce153" table:formula="of:=AVERAGE([.N3];[.N12];[.N17])" office:value-type="float" office:value="12.3486666666667" calcext:value-type="float">
            <text:p>12.3486666666667</text:p>
          </table:table-cell>
          <table:table-cell table:style-name="ce153" table:formula="of:=AVERAGE([.N22];[.N31];[.N36])" office:value-type="float" office:value="6.082" calcext:value-type="float">
            <text:p>6.082</text:p>
          </table:table-cell>
          <table:table-cell table:style-name="ce153" table:formula="of:=AVERAGE([.N41:.N51])" office:value-type="float" office:value="2.78" calcext:value-type="float">
            <text:p>2.78</text:p>
          </table:table-cell>
          <table:table-cell table:style-name="ce153" table:formula="of:=+AVERAGE([.N56:.N66])" office:value-type="float" office:value="1.588" calcext:value-type="float">
            <text:p>1.588</text:p>
          </table:table-cell>
          <table:table-cell table:style-name="ce153" table:formula="of:=AVERAGE([.N71:.N81])" office:value-type="float" office:value="0.912666666666667" calcext:value-type="float">
            <text:p>0.912666666666667</text:p>
          </table:table-cell>
          <table:table-cell table:number-columns-repeated="1000"/>
        </table:table-row>
        <table:table-row table:style-name="ro1" table:number-rows-repeated="52">
          <table:table-cell table:number-columns-repeated="1024"/>
        </table:table-row>
        <table:table-row table:style-name="ro1">
          <table:table-cell table:number-columns-repeated="18"/>
          <table:table-cell table:style-name="ce153" office:value-type="string" calcext:value-type="string">
            <text:p>Average mWh/frame Plotting</text:p>
          </table:table-cell>
          <table:table-cell table:style-name="ce153" table:number-columns-repeated="5"/>
          <table:table-cell table:number-columns-repeated="1000"/>
        </table:table-row>
        <table:table-row table:style-name="ro1">
          <table:table-cell table:number-columns-repeated="18"/>
          <table:table-cell table:style-name="ce153"/>
          <table:table-cell table:style-name="ce153" office:value-type="string" calcext:value-type="string">
            <text:p>YoloV5n</text:p>
          </table:table-cell>
          <table:table-cell table:style-name="ce153" office:value-type="string" calcext:value-type="string">
            <text:p>YoloV5s</text:p>
          </table:table-cell>
          <table:table-cell table:style-name="ce153" office:value-type="string" calcext:value-type="string">
            <text:p>YoloV5m</text:p>
          </table:table-cell>
          <table:table-cell table:style-name="ce153" office:value-type="string" calcext:value-type="string">
            <text:p>YoloV5l</text:p>
          </table:table-cell>
          <table:table-cell table:style-name="ce153" office:value-type="string" calcext:value-type="string">
            <text:p>YoloV5x</text:p>
          </table:table-cell>
          <table:table-cell table:number-columns-repeated="1000"/>
        </table:table-row>
        <table:table-row table:style-name="ro1">
          <table:table-cell table:number-columns-repeated="18"/>
          <table:table-cell office:value-type="string" calcext:value-type="string">
            <text:p>Jetson Nano</text:p>
          </table:table-cell>
          <table:table-cell table:formula="of:=AVERAGE([.O3];[.O12];[.O17])" office:value-type="float" office:value="0.154493333333333" calcext:value-type="float">
            <text:p>0.154493333333333</text:p>
          </table:table-cell>
          <table:table-cell table:formula="of:=AVERAGE([.O22];[.O31];[.O36])" office:value-type="float" office:value="0.348473333333333" calcext:value-type="float">
            <text:p>0.348473333333333</text:p>
          </table:table-cell>
          <table:table-cell table:formula="of:=AVERAGE([.O41:.O51])" office:value-type="float" office:value="0.793446666666667" calcext:value-type="float">
            <text:p>0.793446666666667</text:p>
          </table:table-cell>
          <table:table-cell table:formula="of:=AVERAGE([.O56:.O66])" office:value-type="float" office:value="1.44662" calcext:value-type="float">
            <text:p>1.44662</text:p>
          </table:table-cell>
          <table:table-cell table:formula="of:=AVERAGE([.O76];[.O71];[.O81])" office:value-type="float" office:value="2.53148777777778" calcext:value-type="float">
            <text:p>2.53148777777778</text:p>
          </table:table-cell>
          <table:table-cell table:number-columns-repeated="1000"/>
        </table:table-row>
        <table:table-row table:style-name="ro1">
          <table:table-cell table:number-columns-repeated="18"/>
          <table:table-cell office:value-type="string" calcext:value-type="string">
            <text:p>Jetson Nano (CPU)</text:p>
          </table:table-cell>
          <table:table-cell table:formula="of:=AVERAGE([.O8])" office:value-type="float" office:value="2.18315" calcext:value-type="float">
            <text:p>2.18315</text:p>
          </table:table-cell>
          <table:table-cell table:formula="of:=AVERAGE([.O27])" office:value-type="float" office:value="6.609575" calcext:value-type="float">
            <text:p>6.609575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00"/>
        </table:table-row>
        <table:table-row table:style-name="ro1" table:number-rows-repeated="83">
          <table:table-cell table:number-columns-repeated="1024"/>
        </table:table-row>
        <table:table-row table:style-name="ro1">
          <table:table-cell table:number-columns-repeated="18"/>
          <table:table-cell table:style-name="ce153"/>
          <table:table-cell table:style-name="ce153" office:value-type="string" calcext:value-type="string">
            <text:p>YoloV5n</text:p>
          </table:table-cell>
          <table:table-cell table:style-name="ce153" office:value-type="string" calcext:value-type="string">
            <text:p>YoloV5s</text:p>
          </table:table-cell>
          <table:table-cell table:style-name="ce153" office:value-type="string" calcext:value-type="string">
            <text:p>YoloV5m</text:p>
          </table:table-cell>
          <table:table-cell table:style-name="ce153" office:value-type="string" calcext:value-type="string">
            <text:p>YoloV5l</text:p>
          </table:table-cell>
          <table:table-cell table:style-name="ce153" office:value-type="string" calcext:value-type="string">
            <text:p>YoloV5x</text:p>
          </table:table-cell>
          <table:table-cell table:number-columns-repeated="1000"/>
        </table:table-row>
        <table:table-row table:style-name="ro1">
          <table:table-cell table:number-columns-repeated="18"/>
          <table:table-cell table:style-name="ce153"/>
          <table:table-cell table:style-name="ce154" office:value-type="percentage" office:value="0.457" calcext:value-type="percentage">
            <text:p>45.70%</text:p>
          </table:table-cell>
          <table:table-cell table:style-name="ce154" office:value-type="percentage" office:value="0.568" calcext:value-type="percentage">
            <text:p>56.80%</text:p>
          </table:table-cell>
          <table:table-cell table:style-name="ce154" office:value-type="percentage" office:value="0.641" calcext:value-type="percentage">
            <text:p>64.10%</text:p>
          </table:table-cell>
          <table:table-cell table:style-name="ce154" office:value-type="percentage" office:value="0.673" calcext:value-type="percentage">
            <text:p>67.30%</text:p>
          </table:table-cell>
          <table:table-cell table:style-name="ce154" office:value-type="percentage" office:value="0.689" calcext:value-type="percentage">
            <text:p>68.90%</text:p>
          </table:table-cell>
          <table:table-cell table:number-columns-repeated="1000"/>
        </table:table-row>
        <table:table-row table:style-name="ro1">
          <table:table-cell table:number-columns-repeated="18"/>
          <table:table-cell office:value-type="string" calcext:value-type="string">
            <text:p># Parameters (in Millions)</text:p>
          </table:table-cell>
          <table:table-cell office:value-type="float" office:value="1.9" calcext:value-type="float">
            <text:p>1.9</text:p>
          </table:table-cell>
          <table:table-cell office:value-type="float" office:value="7.2" calcext:value-type="float">
            <text:p>7.2</text:p>
          </table:table-cell>
          <table:table-cell office:value-type="float" office:value="21.2" calcext:value-type="float">
            <text:p>21.2</text:p>
          </table:table-cell>
          <table:table-cell office:value-type="float" office:value="46.5" calcext:value-type="float">
            <text:p>46.5</text:p>
          </table:table-cell>
          <table:table-cell office:value-type="float" office:value="86.7" calcext:value-type="float">
            <text:p>86.7</text:p>
          </table:table-cell>
          <table:table-cell table:number-columns-repeated="1000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table:number-columns-repeated="19"/>
          <table:table-cell table:style-name="ce153" office:value-type="string" calcext:value-type="string">
            <text:p>YoloV5n</text:p>
          </table:table-cell>
          <table:table-cell table:style-name="ce153" office:value-type="string" calcext:value-type="string">
            <text:p>YoloV5s</text:p>
          </table:table-cell>
          <table:table-cell table:style-name="ce153" office:value-type="string" calcext:value-type="string">
            <text:p>YoloV5m</text:p>
          </table:table-cell>
          <table:table-cell table:style-name="ce153" office:value-type="string" calcext:value-type="string">
            <text:p>YoloV5l</text:p>
          </table:table-cell>
          <table:table-cell table:style-name="ce153" office:value-type="string" calcext:value-type="string">
            <text:p>YoloV5x</text:p>
          </table:table-cell>
          <table:table-cell table:number-columns-repeated="1000"/>
        </table:table-row>
        <table:table-row table:style-name="ro1">
          <table:table-cell table:number-columns-repeated="18"/>
          <table:table-cell office:value-type="string" calcext:value-type="string">
            <text:p># Parameters (in Millions)</text:p>
          </table:table-cell>
          <table:table-cell office:value-type="float" office:value="1.9" calcext:value-type="float">
            <text:p>1.9</text:p>
          </table:table-cell>
          <table:table-cell office:value-type="float" office:value="7.2" calcext:value-type="float">
            <text:p>7.2</text:p>
          </table:table-cell>
          <table:table-cell office:value-type="float" office:value="21.2" calcext:value-type="float">
            <text:p>21.2</text:p>
          </table:table-cell>
          <table:table-cell office:value-type="float" office:value="46.5" calcext:value-type="float">
            <text:p>46.5</text:p>
          </table:table-cell>
          <table:table-cell office:value-type="float" office:value="86.7" calcext:value-type="float">
            <text:p>86.7</text:p>
          </table:table-cell>
          <table:table-cell table:number-columns-repeated="1000"/>
        </table:table-row>
        <table:table-row table:style-name="ro1" table:number-rows-repeated="10483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11:28:19.355562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01:23:49.131596181</meta:creation-date>
    <meta:generator>LibreOffice/6.4.7.2$Linux_X86_64 LibreOffice_project/40$Build-2</meta:generator>
    <dc:date>2022-04-05T13:32:10.977724379</dc:date>
    <meta:editing-duration>P4DT31M9S</meta:editing-duration>
    <meta:editing-cycles>416</meta:editing-cycles>
    <meta:document-statistic meta:table-count="1" meta:cell-count="923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1.241cm" xlink:href=".." xlink:type="simple" chart:class="chart:bar" chart:style-name="ch1">
        <chart:title svg:x="6.332cm" svg:y="0.36cm" chart:style-name="ch2">
          <text:p>YoloV5 Inference Perfomance - FPS</text:p>
        </chart:title>
        <chart:subtitle svg:x="3.13cm" svg:y="1.363cm" chart:style-name="ch3">
          <text:p>Based on inference from COCO2017 Validation set and Input Video as sources</text:p>
        </chart:subtitle>
        <chart:legend chart:legend-position="end" svg:x="17.315cm" svg:y="5.072cm" style:legend-expansion="high" chart:style-name="ch4"/>
        <chart:plot-area chart:style-name="ch5" table:cell-range-address="Sheet1.S88:Sheet1.X90" chart:data-source-has-labels="both" svg:x="1.411cm" svg:y="2.27cm" svg:width="15.504cm" svg:height="7.766cm">
          <chartooo:coordinate-region svg:x="2.032cm" svg:y="2.47cm" svg:width="14.883cm" svg:height="6.919cm"/>
          <chart:axis chart:dimension="x" chart:name="primary-x" chart:style-name="ch6" chartooo:axis-type="auto">
            <chartooo:date-scale/>
            <chart:title svg:x="7.73cm" svg:y="10.26cm" chart:style-name="ch7">
              <text:p>YoloV5 Model Size</text:p>
            </chart:title>
            <chart:categories table:cell-range-address="Sheet1.T88:Sheet1.X88"/>
            <chart:grid chart:style-name="ch8" chart:class="major"/>
          </chart:axis>
          <chart:axis chart:dimension="y" chart:name="primary-y" chart:style-name="ch9">
            <chart:title svg:x="0.451cm" svg:y="7.639cm" chart:style-name="ch10">
              <text:p>Frames Per Second</text:p>
            </chart:title>
            <chart:grid chart:style-name="ch8" chart:class="major"/>
          </chart:axis>
          <chart:series chart:style-name="ch11" chart:values-cell-range-address="Sheet1.T89:Sheet1.X89" chart:label-cell-address="Sheet1.S89:Sheet1.S89" chart:class="chart:bar">
            <chart:data-point chart:repeated="5"/>
          </chart:series>
          <chart:series chart:style-name="ch12" chart:values-cell-range-address="Sheet1.T90:Sheet1.X90" chart:label-cell-address="Sheet1.S90:Sheet1.S9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T88:Sheet1.X88</svg:desc>
                </draw:g>
              </table:table-cell>
              <table:table-cell office:value-type="string">
                <text:p>YoloV5s</text:p>
              </table:table-cell>
              <table:table-cell office:value-type="string">
                <text:p>YoloV5m</text:p>
              </table:table-cell>
              <table:table-cell office:value-type="string">
                <text:p>YoloV5l</text:p>
              </table:table-cell>
              <table:table-cell office:value-type="string">
                <text:p>YoloV5x</text:p>
              </table:table-cell>
            </table:table-row>
          </table:table-header-rows>
          <table:table-rows>
            <table:table-row>
              <table:table-cell office:value-type="string">
                <text:p>Jetson Nano</text:p>
                <draw:g>
                  <svg:desc>Sheet1.S89:Sheet1.S89</svg:desc>
                </draw:g>
              </table:table-cell>
              <table:table-cell office:value-type="float" office:value="12.3486666666667">
                <text:p>12.3486666666667</text:p>
                <draw:g>
                  <svg:desc>Sheet1.T89:Sheet1.X89</svg:desc>
                </draw:g>
              </table:table-cell>
              <table:table-cell office:value-type="float" office:value="6.082">
                <text:p>6.082</text:p>
              </table:table-cell>
              <table:table-cell office:value-type="float" office:value="2.78">
                <text:p>2.78</text:p>
              </table:table-cell>
              <table:table-cell office:value-type="float" office:value="1.588">
                <text:p>1.588</text:p>
              </table:table-cell>
              <table:table-cell office:value-type="float" office:value="0.912666666666667">
                <text:p>0.912666666666667</text:p>
              </table:table-cell>
            </table:table-row>
            <table:table-row>
              <table:table-cell office:value-type="string">
                <text:p/>
                <draw:g>
                  <svg:desc>Sheet1.S90:Sheet1.S90</svg:desc>
                </draw:g>
              </table:table-cell>
              <table:table-cell office:value-type="float" office:value="NaN">
                <text:p>NaN</text:p>
                <draw:g>
                  <svg:desc>Sheet1.T90:Sheet1.X9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1.261cm" xlink:href=".." xlink:type="simple" chart:class="chart:bar" chart:style-name="ch1">
        <chart:title svg:x="5.075cm" svg:y="0.361cm" chart:style-name="ch2">
          <text:p>YoloV5 inference Performance - FPS [CPU Only]</text:p>
        </chart:title>
        <chart:subtitle svg:x="3.13cm" svg:y="1.365cm" chart:style-name="ch3">
          <text:p>Based on inference from COCO2017 Validation set and Input Video as sources</text:p>
        </chart:subtitle>
        <chart:legend chart:legend-position="end" svg:x="18.108cm" svg:y="5.331cm" style:legend-expansion="high" chart:style-name="ch4"/>
        <chart:plot-area chart:style-name="ch5" table:cell-range-address="Sheet1.T88:Sheet1.U88 Sheet1.S90:Sheet1.U90" chart:data-source-has-labels="both" svg:x="1.411cm" svg:y="2.273cm" svg:width="16.297cm" svg:height="7.782cm">
          <chartooo:coordinate-region svg:x="2.032cm" svg:y="2.472cm" svg:width="15.676cm" svg:height="6.936cm"/>
          <chart:axis chart:dimension="x" chart:name="primary-x" chart:style-name="ch6" chartooo:axis-type="auto">
            <chartooo:date-scale/>
            <chart:title svg:x="8.126cm" svg:y="10.28cm" chart:style-name="ch7">
              <text:p>YoloV5 Model Size</text:p>
            </chart:title>
            <chart:categories table:cell-range-address="Sheet1.T88:Sheet1.U88"/>
            <chart:grid chart:style-name="ch8" chart:class="major"/>
          </chart:axis>
          <chart:axis chart:dimension="y" chart:name="primary-y" chart:style-name="ch9">
            <chart:title svg:x="0.451cm" svg:y="7.65cm" chart:style-name="ch10">
              <text:p>Frames Per Second</text:p>
            </chart:title>
            <chart:grid chart:style-name="ch8" chart:class="major"/>
          </chart:axis>
          <chart:series chart:style-name="ch11" chart:values-cell-range-address="Sheet1.T90:Sheet1.U90" chart:label-cell-address="Sheet1.S90:Sheet1.S90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T88:Sheet1.U88</svg:desc>
                </draw:g>
              </table:table-cell>
              <table:table-cell office:value-type="string">
                <text:p>YoloV5s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S90:Sheet1.S90</svg:desc>
                </draw:g>
              </table:table-cell>
              <table:table-cell office:value-type="float" office:value="NaN">
                <text:p>NaN</text:p>
                <draw:g>
                  <svg:desc>Sheet1.T90:Sheet1.U90</svg:desc>
                </draw:g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5.525cm" svg:y="0.361cm" chart:style-name="ch2">
          <text:p>YoloV5 Inference Performance - mWh/frame</text:p>
        </chart:title>
        <chart:subtitle svg:x="3.13cm" svg:y="1.365cm" chart:style-name="ch3">
          <text:p>Based on inference from COCO2017 Validation set and Input Video as sources</text:p>
        </chart:subtitle>
        <chart:legend chart:legend-position="end" svg:x="16.283cm" svg:y="5.077cm" style:legend-expansion="high" chart:style-name="ch4"/>
        <chart:plot-area chart:style-name="ch5" table:cell-range-address="Sheet1.S143:Sheet1.X145" chart:data-source-has-labels="both" svg:x="1.411cm" svg:y="2.273cm" svg:width="14.472cm" svg:height="7.772cm">
          <chartooo:coordinate-region svg:x="1.847cm" svg:y="2.472cm" svg:width="14.036cm" svg:height="6.926cm"/>
          <chart:axis chart:dimension="x" chart:name="primary-x" chart:style-name="ch6" chartooo:axis-type="auto">
            <chartooo:date-scale/>
            <chart:title svg:x="7.214cm" svg:y="10.27cm" chart:style-name="ch7">
              <text:p>YoloV5 Model Size</text:p>
            </chart:title>
            <chart:categories table:cell-range-address="Sheet1.T143:Sheet1.X143"/>
            <chart:grid chart:style-name="ch8" chart:class="major"/>
          </chart:axis>
          <chart:axis chart:dimension="y" chart:name="primary-y" chart:style-name="ch9">
            <chart:title svg:x="0.451cm" svg:y="8.637cm" chart:style-name="ch10">
              <text:p>Energy consumption [mWh/frame]</text:p>
            </chart:title>
            <chart:grid chart:style-name="ch8" chart:class="major"/>
          </chart:axis>
          <chart:series chart:style-name="ch11" chart:values-cell-range-address="Sheet1.T144:Sheet1.X144" chart:label-cell-address="Sheet1.S144:Sheet1.S144" chart:class="chart:bar">
            <chart:data-point chart:repeated="5"/>
          </chart:series>
          <chart:series chart:style-name="ch12" chart:values-cell-range-address="Sheet1.T145:Sheet1.X145" chart:label-cell-address="Sheet1.S145:Sheet1.S145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T143:Sheet1.X143</svg:desc>
                </draw:g>
              </table:table-cell>
              <table:table-cell office:value-type="string">
                <text:p>YoloV5s</text:p>
              </table:table-cell>
              <table:table-cell office:value-type="string">
                <text:p>YoloV5m</text:p>
              </table:table-cell>
              <table:table-cell office:value-type="string">
                <text:p>YoloV5l</text:p>
              </table:table-cell>
              <table:table-cell office:value-type="string">
                <text:p>YoloV5x</text:p>
              </table:table-cell>
            </table:table-row>
          </table:table-header-rows>
          <table:table-rows>
            <table:table-row>
              <table:table-cell office:value-type="string">
                <text:p>Jetson Nano</text:p>
                <draw:g>
                  <svg:desc>Sheet1.S144:Sheet1.S144</svg:desc>
                </draw:g>
              </table:table-cell>
              <table:table-cell office:value-type="float" office:value="0.154493333333333">
                <text:p>0.154493333333333</text:p>
                <draw:g>
                  <svg:desc>Sheet1.T144:Sheet1.X144</svg:desc>
                </draw:g>
              </table:table-cell>
              <table:table-cell office:value-type="float" office:value="0.348473333333333">
                <text:p>0.348473333333333</text:p>
              </table:table-cell>
              <table:table-cell office:value-type="float" office:value="0.793446666666667">
                <text:p>0.793446666666667</text:p>
              </table:table-cell>
              <table:table-cell office:value-type="float" office:value="1.44662">
                <text:p>1.44662</text:p>
              </table:table-cell>
              <table:table-cell office:value-type="float" office:value="2.53148777777778">
                <text:p>2.53148777777778</text:p>
              </table:table-cell>
            </table:table-row>
            <table:table-row>
              <table:table-cell office:value-type="string">
                <text:p>Jetson Nano (CPU)</text:p>
                <draw:g>
                  <svg:desc>Sheet1.S145:Sheet1.S145</svg:desc>
                </draw:g>
              </table:table-cell>
              <table:table-cell office:value-type="float" office:value="2.18315">
                <text:p>2.18315</text:p>
                <draw:g>
                  <svg:desc>Sheet1.T145:Sheet1.X145</svg:desc>
                </draw:g>
              </table:table-cell>
              <table:table-cell office:value-type="float" office:value="6.609575">
                <text:p>6.60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4.334cm" svg:y="0.361cm" chart:style-name="ch2">
          <text:p>YoloV5 Inference Performance - mWh/frame [CPU Only]</text:p>
        </chart:title>
        <chart:subtitle svg:x="3.13cm" svg:y="1.365cm" chart:style-name="ch3">
          <text:p>Based on inference from COCO2017 Validation set and Input Video as sources</text:p>
        </chart:subtitle>
        <chart:legend chart:legend-position="end" svg:x="16.283cm" svg:y="5.326cm" style:legend-expansion="high" chart:style-name="ch4"/>
        <chart:plot-area chart:style-name="ch5" table:cell-range-address="Sheet1.T143:Sheet1.X143 Sheet1.S145:Sheet1.U145" chart:data-source-has-labels="both" svg:x="1.411cm" svg:y="2.273cm" svg:width="14.472cm" svg:height="7.772cm">
          <chartooo:coordinate-region svg:x="1.847cm" svg:y="2.472cm" svg:width="14.036cm" svg:height="6.926cm"/>
          <chart:axis chart:dimension="x" chart:name="primary-x" chart:style-name="ch6" chartooo:axis-type="auto">
            <chartooo:date-scale/>
            <chart:title svg:x="7.214cm" svg:y="10.27cm" chart:style-name="ch7">
              <text:p>YoloV5 Model Size</text:p>
            </chart:title>
            <chart:categories table:cell-range-address="Sheet1.T143:Sheet1.X143"/>
            <chart:grid chart:style-name="ch8" chart:class="major"/>
          </chart:axis>
          <chart:axis chart:dimension="y" chart:name="primary-y" chart:style-name="ch9">
            <chart:title svg:x="0.451cm" svg:y="8.637cm" chart:style-name="ch10">
              <text:p>Energy consumption [mWh/frame]</text:p>
            </chart:title>
            <chart:grid chart:style-name="ch8" chart:class="major"/>
          </chart:axis>
          <chart:series chart:style-name="ch11" chart:values-cell-range-address="Sheet1.T145:Sheet1.U145" chart:label-cell-address="Sheet1.S145:Sheet1.S145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T143:Sheet1.X143</svg:desc>
                </draw:g>
              </table:table-cell>
              <table:table-cell office:value-type="string">
                <text:p>YoloV5s</text:p>
              </table:table-cell>
            </table:table-row>
          </table:table-header-rows>
          <table:table-rows>
            <table:table-row>
              <table:table-cell office:value-type="string">
                <text:p>Jetson Nano (CPU)</text:p>
                <draw:g>
                  <svg:desc>Sheet1.S145:Sheet1.S145</svg:desc>
                </draw:g>
              </table:table-cell>
              <table:table-cell office:value-type="float" office:value="2.18315">
                <text:p>2.18315</text:p>
                <draw:g>
                  <svg:desc>Sheet1.T145:Sheet1.U145</svg:desc>
                </draw:g>
              </table:table-cell>
              <table:table-cell office:value-type="float" office:value="6.609575">
                <text:p>6.6095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4.321cm" svg:y="0.361cm" chart:style-name="ch2">
          <text:p>YoloV5 Inference Performance - mWh/frame [GPU Only]</text:p>
        </chart:title>
        <chart:subtitle svg:x="3.13cm" svg:y="1.365cm" chart:style-name="ch3">
          <text:p>Based on inference from COCO2017 Validation set and Input Video as sources</text:p>
        </chart:subtitle>
        <chart:legend chart:legend-position="end" svg:x="17.315cm" svg:y="5.326cm" style:legend-expansion="high" chart:style-name="ch4"/>
        <chart:plot-area chart:style-name="ch5" table:cell-range-address="Sheet1.S143:Sheet1.X144" chart:data-source-has-labels="both" svg:x="1.411cm" svg:y="2.273cm" svg:width="15.504cm" svg:height="7.772cm">
          <chartooo:coordinate-region svg:x="2.138cm" svg:y="2.472cm" svg:width="14.777cm" svg:height="6.926cm"/>
          <chart:axis chart:dimension="x" chart:name="primary-x" chart:style-name="ch6" chartooo:axis-type="auto">
            <chartooo:date-scale/>
            <chart:title svg:x="7.73cm" svg:y="10.27cm" chart:style-name="ch7">
              <text:p>YoloV5 Model Size</text:p>
            </chart:title>
            <chart:categories table:cell-range-address="Sheet1.T143:Sheet1.X143"/>
            <chart:grid chart:style-name="ch8" chart:class="major"/>
          </chart:axis>
          <chart:axis chart:dimension="y" chart:name="primary-y" chart:style-name="ch9">
            <chart:title svg:x="0.451cm" svg:y="8.637cm" chart:style-name="ch10">
              <text:p>Energy consumption [mWh/frame]</text:p>
            </chart:title>
            <chart:grid chart:style-name="ch8" chart:class="major"/>
          </chart:axis>
          <chart:series chart:style-name="ch11" chart:values-cell-range-address="Sheet1.T144:Sheet1.X144" chart:label-cell-address="Sheet1.S144:Sheet1.S144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T143:Sheet1.X143</svg:desc>
                </draw:g>
              </table:table-cell>
              <table:table-cell office:value-type="string">
                <text:p>YoloV5s</text:p>
              </table:table-cell>
              <table:table-cell office:value-type="string">
                <text:p>YoloV5m</text:p>
              </table:table-cell>
              <table:table-cell office:value-type="string">
                <text:p>YoloV5l</text:p>
              </table:table-cell>
              <table:table-cell office:value-type="string">
                <text:p>YoloV5x</text:p>
              </table:table-cell>
            </table:table-row>
          </table:table-header-rows>
          <table:table-rows>
            <table:table-row>
              <table:table-cell office:value-type="string">
                <text:p>Jetson Nano</text:p>
                <draw:g>
                  <svg:desc>Sheet1.S144:Sheet1.S144</svg:desc>
                </draw:g>
              </table:table-cell>
              <table:table-cell office:value-type="float" office:value="0.154493333333333">
                <text:p>0.154493333333333</text:p>
                <draw:g>
                  <svg:desc>Sheet1.T144:Sheet1.X144</svg:desc>
                </draw:g>
              </table:table-cell>
              <table:table-cell office:value-type="float" office:value="0.348473333333333">
                <text:p>0.348473333333333</text:p>
              </table:table-cell>
              <table:table-cell office:value-type="float" office:value="0.793446666666667">
                <text:p>0.793446666666667</text:p>
              </table:table-cell>
              <table:table-cell office:value-type="float" office:value="1.44662">
                <text:p>1.44662</text:p>
              </table:table-cell>
              <table:table-cell office:value-type="float" office:value="2.53148777777778">
                <text:p>2.531487777777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7.549cm" svg:y="0.361cm" chart:style-name="ch2">
          <text:p>YoloV5 Model Accuracy</text:p>
        </chart:title>
        <chart:subtitle svg:x="6.371cm" svg:y="1.365cm" chart:style-name="ch3">
          <text:p>As reported on YoloV5 Github Repository</text:p>
        </chart:subtitle>
        <chart:legend chart:legend-position="end" svg:x="17.923cm" svg:y="5.326cm" style:legend-expansion="high" chart:style-name="ch4"/>
        <chart:plot-area chart:style-name="ch5" table:cell-range-address="Sheet1.S230:Sheet1.X230 Sheet1.S232:Sheet1.S232" chart:data-source-has-labels="both" svg:x="1.411cm" svg:y="2.273cm" svg:width="16.112cm" svg:height="7.772cm">
          <chartooo:coordinate-region svg:x="2.826cm" svg:y="2.472cm" svg:width="13.281cm" svg:height="7.374cm"/>
          <chart:axis chart:dimension="x" chart:name="primary-x" chart:style-name="ch6" chartooo:axis-type="auto">
            <chartooo:date-scale/>
            <chart:title svg:x="8.603cm" svg:y="10.27cm" chart:style-name="ch7">
              <text:p>Model Size</text:p>
            </chart:title>
            <chart:categories table:cell-range-address="Sheet1.S230:Sheet1.S230"/>
            <chart:grid chart:style-name="ch8" chart:class="major"/>
          </chart:axis>
          <chart:axis chart:dimension="y" chart:name="primary-y" chart:style-name="ch9">
            <chart:title svg:x="0.451cm" svg:y="7.142cm" chart:style-name="ch10">
              <text:p>Accuracy [%]</text:p>
            </chart:title>
            <chart:grid chart:style-name="ch8" chart:class="major"/>
          </chart:axis>
          <chart:axis chart:dimension="y" chart:name="secondary-y" chart:style-name="ch11"/>
          <chart:series chart:attached-axis="primary-y" chart:style-name="ch12" chart:values-cell-range-address="Sheet1.T230:Sheet1.X230" chart:label-cell-address="Sheet1.S232:Sheet1.S23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S230:Sheet1.S2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S232:Sheet1.S232</svg:desc>
                </draw:g>
              </table:table-cell>
              <table:table-cell office:value-type="float" office:value="0.457">
                <text:p>0.457</text:p>
                <draw:g>
                  <svg:desc>Sheet1.T230:Sheet1.X230</svg:desc>
                </draw:g>
              </table:table-cell>
              <table:table-cell office:value-type="float" office:value="0.568">
                <text:p>0.568</text:p>
              </table:table-cell>
              <table:table-cell office:value-type="float" office:value="0.641">
                <text:p>0.641</text:p>
              </table:table-cell>
              <table:table-cell office:value-type="float" office:value="0.673">
                <text:p>0.673</text:p>
              </table:table-cell>
              <table:table-cell office:value-type="float" office:value="0.689">
                <text:p>0.6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4.109cm" svg:y="0.361cm" chart:style-name="ch2">
          <text:p>Number of trainable parameters for various YoloV5 models</text:p>
        </chart:title>
        <chart:subtitle svg:x="6.371cm" svg:y="1.365cm" chart:style-name="ch3">
          <text:p>As reported on YoloV5 Github Repository</text:p>
        </chart:subtitle>
        <chart:plot-area chart:style-name="ch4" table:cell-range-address="Sheet1.S263:Sheet1.X264" chart:data-source-has-labels="both" svg:x="1.411cm" svg:y="2.273cm" svg:width="18.19cm" svg:height="7.772cm">
          <chartooo:coordinate-region svg:x="2.218cm" svg:y="2.472cm" svg:width="17.383cm" svg:height="6.926cm"/>
          <chart:axis chart:dimension="x" chart:name="primary-x" chart:style-name="ch5" chartooo:axis-type="auto">
            <chartooo:date-scale/>
            <chart:title svg:x="9.668cm" svg:y="10.27cm" chart:style-name="ch6">
              <text:p>Model size</text:p>
            </chart:title>
            <chart:categories table:cell-range-address="Sheet1.T263:Sheet1.X263"/>
            <chart:grid chart:style-name="ch7" chart:class="major"/>
          </chart:axis>
          <chart:axis chart:dimension="y" chart:name="primary-y" chart:style-name="ch8">
            <chart:title svg:x="0.451cm" svg:y="8.28cm" chart:style-name="ch9">
              <text:p>Parameter count (in Millions)</text:p>
            </chart:title>
            <chart:grid chart:style-name="ch7" chart:class="major"/>
          </chart:axis>
          <chart:series chart:style-name="ch10" chart:values-cell-range-address="Sheet1.T264:Sheet1.X264" chart:label-cell-address="Sheet1.S264:Sheet1.S26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T263:Sheet1.X263</svg:desc>
                </draw:g>
              </table:table-cell>
              <table:table-cell office:value-type="string">
                <text:p>YoloV5s</text:p>
              </table:table-cell>
              <table:table-cell office:value-type="string">
                <text:p>YoloV5m</text:p>
              </table:table-cell>
              <table:table-cell office:value-type="string">
                <text:p>YoloV5l</text:p>
              </table:table-cell>
              <table:table-cell office:value-type="string">
                <text:p>YoloV5x</text:p>
              </table:table-cell>
            </table:table-row>
          </table:table-header-rows>
          <table:table-rows>
            <table:table-row>
              <table:table-cell office:value-type="string">
                <text:p># Parameters (in Millions)</text:p>
                <draw:g>
                  <svg:desc>Sheet1.S264:Sheet1.S264</svg:desc>
                </draw:g>
              </table:table-cell>
              <table:table-cell office:value-type="float" office:value="1.9">
                <text:p>1.9</text:p>
                <draw:g>
                  <svg:desc>Sheet1.T264:Sheet1.X264</svg:desc>
                </draw:g>
              </table:table-cell>
              <table:table-cell office:value-type="float" office:value="7.2">
                <text:p>7.2</text:p>
              </table:table-cell>
              <table:table-cell office:value-type="float" office:value="21.2">
                <text:p>21.2</text:p>
              </table:table-cell>
              <table:table-cell office:value-type="float" office:value="46.5">
                <text:p>46.5</text:p>
              </table:table-cell>
              <table:table-cell office:value-type="float" office:value="86.7">
                <text:p>86.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5.525cm" svg:y="0.361cm" chart:style-name="ch2">
          <text:p>YoloV5 Inference Performance - mWh/frame</text:p>
        </chart:title>
        <chart:subtitle svg:x="3.13cm" svg:y="1.365cm" chart:style-name="ch3">
          <text:p>Based on inference from COCO2017 Validation set and Input Video as sources</text:p>
        </chart:subtitle>
        <chart:legend chart:legend-position="end" svg:x="16.283cm" svg:y="5.077cm" style:legend-expansion="high" chart:style-name="ch4"/>
        <chart:plot-area chart:style-name="ch5" table:cell-range-address="Sheet1.S143:Sheet1.X145" chart:data-source-has-labels="both" svg:x="1.411cm" svg:y="2.273cm" svg:width="14.472cm" svg:height="7.772cm">
          <chartooo:coordinate-region svg:x="1.847cm" svg:y="2.472cm" svg:width="14.036cm" svg:height="6.926cm"/>
          <chart:axis chart:dimension="x" chart:name="primary-x" chart:style-name="ch6" chartooo:axis-type="auto">
            <chartooo:date-scale/>
            <chart:title svg:x="7.214cm" svg:y="10.27cm" chart:style-name="ch7">
              <text:p>YoloV5 Model Size</text:p>
            </chart:title>
            <chart:categories table:cell-range-address="Sheet1.T143:Sheet1.X143"/>
            <chart:grid chart:style-name="ch8" chart:class="major"/>
          </chart:axis>
          <chart:axis chart:dimension="y" chart:name="primary-y" chart:style-name="ch9">
            <chart:title svg:x="0.451cm" svg:y="8.637cm" chart:style-name="ch10">
              <text:p>Energy consumption [mWh/frame]</text:p>
            </chart:title>
            <chart:grid chart:style-name="ch8" chart:class="major"/>
          </chart:axis>
          <chart:series chart:style-name="ch11" chart:values-cell-range-address="Sheet1.T144:Sheet1.X144" chart:label-cell-address="Sheet1.S144:Sheet1.S144" chart:class="chart:bar">
            <chart:data-point chart:repeated="5"/>
          </chart:series>
          <chart:series chart:style-name="ch12" chart:values-cell-range-address="Sheet1.T145:Sheet1.X145" chart:label-cell-address="Sheet1.S145:Sheet1.S145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T143:Sheet1.X143</svg:desc>
                </draw:g>
              </table:table-cell>
              <table:table-cell office:value-type="string">
                <text:p>YoloV5s</text:p>
              </table:table-cell>
              <table:table-cell office:value-type="string">
                <text:p>YoloV5m</text:p>
              </table:table-cell>
              <table:table-cell office:value-type="string">
                <text:p>YoloV5l</text:p>
              </table:table-cell>
              <table:table-cell office:value-type="string">
                <text:p>YoloV5x</text:p>
              </table:table-cell>
            </table:table-row>
          </table:table-header-rows>
          <table:table-rows>
            <table:table-row>
              <table:table-cell office:value-type="string">
                <text:p>Jetson Nano</text:p>
                <draw:g>
                  <svg:desc>Sheet1.S144:Sheet1.S144</svg:desc>
                </draw:g>
              </table:table-cell>
              <table:table-cell office:value-type="float" office:value="0.154493333333333">
                <text:p>0.154493333333333</text:p>
                <draw:g>
                  <svg:desc>Sheet1.T144:Sheet1.X144</svg:desc>
                </draw:g>
              </table:table-cell>
              <table:table-cell office:value-type="float" office:value="0.348473333333333">
                <text:p>0.348473333333333</text:p>
              </table:table-cell>
              <table:table-cell office:value-type="float" office:value="0.793446666666667">
                <text:p>0.793446666666667</text:p>
              </table:table-cell>
              <table:table-cell office:value-type="float" office:value="1.44662">
                <text:p>1.44662</text:p>
              </table:table-cell>
              <table:table-cell office:value-type="float" office:value="2.53148777777778">
                <text:p>2.53148777777778</text:p>
              </table:table-cell>
            </table:table-row>
            <table:table-row>
              <table:table-cell office:value-type="string">
                <text:p>Jetson Nano (CPU)</text:p>
                <draw:g>
                  <svg:desc>Sheet1.S145:Sheet1.S145</svg:desc>
                </draw:g>
              </table:table-cell>
              <table:table-cell office:value-type="float" office:value="2.18315">
                <text:p>2.18315</text:p>
                <draw:g>
                  <svg:desc>Sheet1.T145:Sheet1.X145</svg:desc>
                </draw:g>
              </table:table-cell>
              <table:table-cell office:value-type="float" office:value="6.609575">
                <text:p>6.60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5.525cm" svg:y="0.361cm" chart:style-name="ch2">
          <text:p>YoloV5 Inference Performance - mWh/frame</text:p>
        </chart:title>
        <chart:subtitle svg:x="3.13cm" svg:y="1.365cm" chart:style-name="ch3">
          <text:p>Based on inference from COCO2017 Validation set and Input Video as sources</text:p>
        </chart:subtitle>
        <chart:legend chart:legend-position="end" svg:x="16.283cm" svg:y="5.077cm" style:legend-expansion="high" chart:style-name="ch4"/>
        <chart:plot-area chart:style-name="ch5" table:cell-range-address="Sheet1.S143:Sheet1.X145" chart:data-source-has-labels="both" svg:x="1.411cm" svg:y="2.273cm" svg:width="14.472cm" svg:height="7.772cm">
          <chartooo:coordinate-region svg:x="1.847cm" svg:y="2.472cm" svg:width="14.036cm" svg:height="6.926cm"/>
          <chart:axis chart:dimension="x" chart:name="primary-x" chart:style-name="ch6" chartooo:axis-type="auto">
            <chartooo:date-scale/>
            <chart:title svg:x="7.214cm" svg:y="10.27cm" chart:style-name="ch7">
              <text:p>YoloV5 Model Size</text:p>
            </chart:title>
            <chart:categories table:cell-range-address="Sheet1.T143:Sheet1.X143"/>
            <chart:grid chart:style-name="ch8" chart:class="major"/>
          </chart:axis>
          <chart:axis chart:dimension="y" chart:name="primary-y" chart:style-name="ch9">
            <chart:title svg:x="0.451cm" svg:y="8.637cm" chart:style-name="ch10">
              <text:p>Energy consumption [mWh/frame]</text:p>
            </chart:title>
            <chart:grid chart:style-name="ch8" chart:class="major"/>
          </chart:axis>
          <chart:series chart:style-name="ch11" chart:values-cell-range-address="Sheet1.T144:Sheet1.X144" chart:label-cell-address="Sheet1.S144:Sheet1.S144" chart:class="chart:bar">
            <chart:data-point chart:repeated="5"/>
          </chart:series>
          <chart:series chart:style-name="ch12" chart:values-cell-range-address="Sheet1.T145:Sheet1.X145" chart:label-cell-address="Sheet1.S145:Sheet1.S145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T143:Sheet1.X143</svg:desc>
                </draw:g>
              </table:table-cell>
              <table:table-cell office:value-type="string">
                <text:p>YoloV5s</text:p>
              </table:table-cell>
              <table:table-cell office:value-type="string">
                <text:p>YoloV5m</text:p>
              </table:table-cell>
              <table:table-cell office:value-type="string">
                <text:p>YoloV5l</text:p>
              </table:table-cell>
              <table:table-cell office:value-type="string">
                <text:p>YoloV5x</text:p>
              </table:table-cell>
            </table:table-row>
          </table:table-header-rows>
          <table:table-rows>
            <table:table-row>
              <table:table-cell office:value-type="string">
                <text:p>Jetson Nano</text:p>
                <draw:g>
                  <svg:desc>Sheet1.S144:Sheet1.S144</svg:desc>
                </draw:g>
              </table:table-cell>
              <table:table-cell office:value-type="float" office:value="0.154493333333333">
                <text:p>0.154493333333333</text:p>
                <draw:g>
                  <svg:desc>Sheet1.T144:Sheet1.X144</svg:desc>
                </draw:g>
              </table:table-cell>
              <table:table-cell office:value-type="float" office:value="0.348473333333333">
                <text:p>0.348473333333333</text:p>
              </table:table-cell>
              <table:table-cell office:value-type="float" office:value="0.793446666666667">
                <text:p>0.793446666666667</text:p>
              </table:table-cell>
              <table:table-cell office:value-type="float" office:value="1.44662">
                <text:p>1.44662</text:p>
              </table:table-cell>
              <table:table-cell office:value-type="float" office:value="2.53148777777778">
                <text:p>2.53148777777778</text:p>
              </table:table-cell>
            </table:table-row>
            <table:table-row>
              <table:table-cell office:value-type="string">
                <text:p>Jetson Nano (CPU)</text:p>
                <draw:g>
                  <svg:desc>Sheet1.S145:Sheet1.S145</svg:desc>
                </draw:g>
              </table:table-cell>
              <table:table-cell office:value-type="float" office:value="2.18315">
                <text:p>2.18315</text:p>
                <draw:g>
                  <svg:desc>Sheet1.T145:Sheet1.X145</svg:desc>
                </draw:g>
              </table:table-cell>
              <table:table-cell office:value-type="float" office:value="6.609575">
                <text:p>6.60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